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44.64mm"/>
    </style:style>
    <style:style style:name="co4" style:family="table-column">
      <style:table-column-properties fo:break-before="auto" style:column-width="53.15mm"/>
    </style:style>
    <style:style style:name="co5" style:family="table-column">
      <style:table-column-properties fo:break-before="auto" style:column-width="58.23mm"/>
    </style:style>
    <style:style style:name="co6" style:family="table-column">
      <style:table-column-properties fo:break-before="auto" style:column-width="23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11.24mm"/>
    </style:style>
    <style:style style:name="co9" style:family="table-column">
      <style:table-column-properties fo:break-before="auto" style:column-width="7.21mm"/>
    </style:style>
    <style:style style:name="co10" style:family="table-column">
      <style:table-column-properties fo:break-before="auto" style:column-width="9.33mm"/>
    </style:style>
    <style:style style:name="co11" style:family="table-column">
      <style:table-column-properties fo:break-before="auto" style:column-width="8.7mm"/>
    </style:style>
    <style:style style:name="co12" style:family="table-column">
      <style:table-column-properties fo:break-before="auto" style:column-width="9.54mm"/>
    </style:style>
    <style:style style:name="co13" style:family="table-column">
      <style:table-column-properties fo:break-before="auto" style:column-width="9.75mm"/>
    </style:style>
    <style:style style:name="co14" style:family="table-column">
      <style:table-column-properties fo:break-before="auto" style:column-width="24.18mm"/>
    </style:style>
    <style:style style:name="co15" style:family="table-column">
      <style:table-column-properties fo:break-before="auto" style:column-width="7.85mm"/>
    </style:style>
    <style:style style:name="co16" style:family="table-column">
      <style:table-column-properties fo:break-before="auto" style:column-width="7.43mm"/>
    </style:style>
    <style:style style:name="co17" style:family="table-column">
      <style:table-column-properties fo:break-before="auto" style:column-width="7.64mm"/>
    </style:style>
    <style:style style:name="co18" style:family="table-column">
      <style:table-column-properties fo:break-before="auto" style:column-width="8.91mm"/>
    </style:style>
    <style:style style:name="co19" style:family="table-column">
      <style:table-column-properties fo:break-before="auto" style:column-width="8.06mm"/>
    </style:style>
    <style:style style:name="co20" style:family="table-column">
      <style:table-column-properties fo:break-before="auto" style:column-width="8.27mm"/>
    </style:style>
    <style:style style:name="co21" style:family="table-column">
      <style:table-column-properties fo:break-before="auto" style:column-width="10.6mm"/>
    </style:style>
    <style:style style:name="co22" style:family="table-column">
      <style:table-column-properties fo:break-before="auto" style:column-width="11.02mm"/>
    </style:style>
    <style:style style:name="co23" style:family="table-column">
      <style:table-column-properties fo:break-before="auto" style:column-width="12.29mm"/>
    </style:style>
    <style:style style:name="co24" style:family="table-column">
      <style:table-column-properties fo:break-before="auto" style:column-width="24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25pt solid #000000"/>
      <style:paragraph-properties fo:text-align="center" fo:margin-left="0mm"/>
    </style:style>
    <style:style style:name="ce2" style:family="table-cell" style:parent-style-name="Default">
      <style:table-cell-properties fo:border="1.25pt solid #000000"/>
    </style:style>
    <style:style style:name="ce3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4" style:family="table-cell" style:parent-style-name="Default" style:data-style-name="N109">
      <style:table-cell-properties fo:border="1.25pt solid #000000"/>
    </style:style>
    <style:style style:name="ce11" style:family="table-cell" style:parent-style-name="Default" style:data-style-name="N0">
      <style:table-cell-properties style:text-align-source="fix" style:repeat-content="false" fo:border="1.25pt solid #000000" style:vertical-align="middle"/>
      <style:paragraph-properties fo:text-align="center"/>
    </style:style>
    <style:style style:name="ce6" style:family="table-cell" style:parent-style-name="Default" style:data-style-name="N110">
      <style:table-cell-properties fo:border="1.25pt solid #000000"/>
    </style:style>
    <style:style style:name="ce7" style:family="table-cell" style:parent-style-name="Default" style:data-style-name="N109">
      <style:table-cell-properties fo:border="1.25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euler_explicito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4" table:default-cell-style-name="ce2"/>
        <table:table-column table:style-name="co4" table:default-cell-style-name="ce4"/>
        <table:table-column table:style-name="co1" table:default-cell-style-name="Default"/>
        <table:table-column table:style-name="co1" table:number-columns-repeated="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 table:number-columns-spanned="1" table:number-rows-spanned="11">
            <text:p>1</text:p>
          </table:table-cell>
          <table:table-cell table:style-name="ce3" table:formula="of:=([.B2]-[.A2])/[.D2]" office:value-type="float" office:value="10" calcext:value-type="float" table:number-columns-spanned="1" table:number-rows-spanned="11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,000000000</text:p>
          </table:table-cell>
          <table:table-cell/>
          <table:table-cell table:style-name="ce11" office:value-type="float" office:value="0.5" calcext:value-type="float" table:number-columns-spanned="1" table:number-rows-spanned="20">
            <text:p>0,5</text:p>
          </table:table-cell>
          <table:table-cell table:style-name="ce11" table:formula="of:=([.B2]-[.A2])/[.J2]" office:value-type="float" office:value="20" calcext:value-type="float" table:number-columns-spanned="1" table:number-rows-spanned="21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,000000000</text:p>
          </table:table-cell>
          <table:table-cell/>
          <table:table-cell table:style-name="ce11" office:value-type="float" office:value="0.25" calcext:value-type="float" table:number-columns-spanned="1" table:number-rows-spanned="41">
            <text:p>0,25</text:p>
          </table:table-cell>
          <table:table-cell table:style-name="ce11" table:formula="of:=([.B2]-[.A2])/[.P2]" office:value-type="float" office:value="40" calcext:value-type="float" table:number-columns-spanned="1" table:number-rows-spanned="41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,000000000</text:p>
          </table:table-cell>
          <table:table-cell/>
          <table:table-cell table:style-name="ce11" office:value-type="float" office:value="0.125" calcext:value-type="float" table:number-columns-spanned="1" table:number-rows-spanned="81">
            <text:p>0,125</text:p>
          </table:table-cell>
          <table:table-cell table:style-name="ce11" table:formula="of:=([.B2]-[.A2])/[.V2]" office:value-type="float" office:value="80" calcext:value-type="float" table:number-columns-spanned="1" table:number-rows-spanned="81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,000000000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2]+1" office:value-type="float" office:value="1" calcext:value-type="float">
            <text:p>1</text:p>
          </table:table-cell>
          <table:table-cell table:style-name="ce2" table:formula="of:=[.G2]+[.$D$2]" office:value-type="float" office:value="1" calcext:value-type="float">
            <text:p>1</text:p>
          </table:table-cell>
          <table:table-cell table:style-name="ce4" table:formula="of:=[.H2]*(1+[.$D$2]*[.G2])-[.$D$2]*([.G2]+2)" office:value-type="float" office:value="0" calcext:value-type="float">
            <text:p>0,000000000</text:p>
          </table:table-cell>
          <table:table-cell/>
          <table:covered-table-cell table:number-columns-repeated="2" table:style-name="ce2"/>
          <table:table-cell table:style-name="ce2" table:formula="of:=[.L2]+1" office:value-type="float" office:value="1" calcext:value-type="float">
            <text:p>1</text:p>
          </table:table-cell>
          <table:table-cell table:style-name="ce2" table:formula="of:=[.M2]+[.$J$2]" office:value-type="float" office:value="0.5" calcext:value-type="float">
            <text:p>0,5</text:p>
          </table:table-cell>
          <table:table-cell table:style-name="ce4" table:formula="of:=[.N2]*(1+[.$J$2]*[.M2])-[.$J$2]*([.M2]+2)" office:value-type="float" office:value="1" calcext:value-type="float">
            <text:p>1,000000000</text:p>
          </table:table-cell>
          <table:table-cell/>
          <table:covered-table-cell table:number-columns-repeated="2"/>
          <table:table-cell table:formula="of:=[.R2]+1" office:value-type="float" office:value="1" calcext:value-type="float">
            <text:p>1</text:p>
          </table:table-cell>
          <table:table-cell table:formula="of:=[.S2]+[.$P$2]" office:value-type="float" office:value="0.25" calcext:value-type="float">
            <text:p>0,25</text:p>
          </table:table-cell>
          <table:table-cell table:formula="of:=[.T2]*(1+[.$P$2]*[.S2])-[.$P$2]*([.S2]+2)" office:value-type="float" office:value="1.5" calcext:value-type="float">
            <text:p>1,500000000</text:p>
          </table:table-cell>
          <table:table-cell/>
          <table:covered-table-cell table:number-columns-repeated="2"/>
          <table:table-cell table:formula="of:=[.X2]+1" office:value-type="float" office:value="1" calcext:value-type="float">
            <text:p>1</text:p>
          </table:table-cell>
          <table:table-cell table:formula="of:=[.Y2]+[.$V$2]" office:value-type="float" office:value="0.125" calcext:value-type="float">
            <text:p>0,125</text:p>
          </table:table-cell>
          <table:table-cell table:formula="of:=[.Z2]*(1+[.$V$2]*[.Y2])-[.$V$2]*([.Y2]+2)" office:value-type="float" office:value="1.75" calcext:value-type="float">
            <text:p>1,750000000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3]+1" office:value-type="float" office:value="2" calcext:value-type="float">
            <text:p>2</text:p>
          </table:table-cell>
          <table:table-cell table:style-name="ce2" table:formula="of:=[.G3]+[.$D$2]" office:value-type="float" office:value="2" calcext:value-type="float">
            <text:p>2</text:p>
          </table:table-cell>
          <table:table-cell table:style-name="ce4" table:formula="of:=[.H3]*(1+[.$D$2]*[.G3])-[.$D$2]*([.G3]+2)" office:value-type="float" office:value="-3" calcext:value-type="float">
            <text:p>-3,000000000</text:p>
          </table:table-cell>
          <table:table-cell/>
          <table:covered-table-cell table:number-columns-repeated="2" table:style-name="ce2"/>
          <table:table-cell table:style-name="ce2" table:formula="of:=[.L3]+1" office:value-type="float" office:value="2" calcext:value-type="float">
            <text:p>2</text:p>
          </table:table-cell>
          <table:table-cell table:style-name="ce2" table:formula="of:=[.M3]+[.$J$2]" office:value-type="float" office:value="1" calcext:value-type="float">
            <text:p>1</text:p>
          </table:table-cell>
          <table:table-cell table:style-name="ce4" table:formula="of:=[.N3]*(1+[.$J$2]*[.M3])-[.$J$2]*([.M3]+2)" office:value-type="float" office:value="0" calcext:value-type="float">
            <text:p>0,000000000</text:p>
          </table:table-cell>
          <table:table-cell/>
          <table:covered-table-cell table:number-columns-repeated="2"/>
          <table:table-cell table:formula="of:=[.R3]+1" office:value-type="float" office:value="2" calcext:value-type="float">
            <text:p>2</text:p>
          </table:table-cell>
          <table:table-cell table:formula="of:=[.S3]+[.$P$2]" office:value-type="float" office:value="0.5" calcext:value-type="float">
            <text:p>0,5</text:p>
          </table:table-cell>
          <table:table-cell table:formula="of:=[.T3]*(1+[.$P$2]*[.S3])-[.$P$2]*([.S3]+2)" office:value-type="float" office:value="1.03125" calcext:value-type="float">
            <text:p>1,031250000</text:p>
          </table:table-cell>
          <table:table-cell/>
          <table:covered-table-cell table:number-columns-repeated="2"/>
          <table:table-cell table:formula="of:=[.X3]+1" office:value-type="float" office:value="2" calcext:value-type="float">
            <text:p>2</text:p>
          </table:table-cell>
          <table:table-cell table:formula="of:=[.Y3]+[.$V$2]" office:value-type="float" office:value="0.25" calcext:value-type="float">
            <text:p>0,25</text:p>
          </table:table-cell>
          <table:table-cell table:formula="of:=[.Z3]*(1+[.$V$2]*[.Y3])-[.$V$2]*([.Y3]+2)" office:value-type="float" office:value="1.51171875" calcext:value-type="float">
            <text:p>1,511718750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4]+1" office:value-type="float" office:value="3" calcext:value-type="float">
            <text:p>3</text:p>
          </table:table-cell>
          <table:table-cell table:style-name="ce2" table:formula="of:=[.G4]+[.$D$2]" office:value-type="float" office:value="3" calcext:value-type="float">
            <text:p>3</text:p>
          </table:table-cell>
          <table:table-cell table:style-name="ce4" table:formula="of:=[.H4]*(1+[.$D$2]*[.G4])-[.$D$2]*([.G4]+2)" office:value-type="float" office:value="-13" calcext:value-type="float">
            <text:p>-13,000000000</text:p>
          </table:table-cell>
          <table:table-cell/>
          <table:covered-table-cell table:number-columns-repeated="2" table:style-name="ce2"/>
          <table:table-cell table:style-name="ce2" table:formula="of:=[.L4]+1" office:value-type="float" office:value="3" calcext:value-type="float">
            <text:p>3</text:p>
          </table:table-cell>
          <table:table-cell table:style-name="ce2" table:formula="of:=[.M4]+[.$J$2]" office:value-type="float" office:value="1.5" calcext:value-type="float">
            <text:p>1,5</text:p>
          </table:table-cell>
          <table:table-cell table:style-name="ce4" table:formula="of:=[.N4]*(1+[.$J$2]*[.M4])-[.$J$2]*([.M4]+2)" office:value-type="float" office:value="-1.5" calcext:value-type="float">
            <text:p>-1,500000000</text:p>
          </table:table-cell>
          <table:table-cell/>
          <table:covered-table-cell table:number-columns-repeated="2"/>
          <table:table-cell table:formula="of:=[.R4]+1" office:value-type="float" office:value="3" calcext:value-type="float">
            <text:p>3</text:p>
          </table:table-cell>
          <table:table-cell table:formula="of:=[.S4]+[.$P$2]" office:value-type="float" office:value="0.75" calcext:value-type="float">
            <text:p>0,75</text:p>
          </table:table-cell>
          <table:table-cell table:formula="of:=[.T4]*(1+[.$P$2]*[.S4])-[.$P$2]*([.S4]+2)" office:value-type="float" office:value="0.53515625" calcext:value-type="float">
            <text:p>0,535156250</text:p>
          </table:table-cell>
          <table:table-cell/>
          <table:covered-table-cell table:number-columns-repeated="2"/>
          <table:table-cell table:formula="of:=[.X4]+1" office:value-type="float" office:value="3" calcext:value-type="float">
            <text:p>3</text:p>
          </table:table-cell>
          <table:table-cell table:formula="of:=[.Y4]+[.$V$2]" office:value-type="float" office:value="0.375" calcext:value-type="float">
            <text:p>0,375</text:p>
          </table:table-cell>
          <table:table-cell table:formula="of:=[.Z4]*(1+[.$V$2]*[.Y4])-[.$V$2]*([.Y4]+2)" office:value-type="float" office:value="1.2777099609375" calcext:value-type="float">
            <text:p>1,277709961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5]+1" office:value-type="float" office:value="4" calcext:value-type="float">
            <text:p>4</text:p>
          </table:table-cell>
          <table:table-cell table:style-name="ce2" table:formula="of:=[.G5]+[.$D$2]" office:value-type="float" office:value="4" calcext:value-type="float">
            <text:p>4</text:p>
          </table:table-cell>
          <table:table-cell table:style-name="ce4" table:formula="of:=[.H5]*(1+[.$D$2]*[.G5])-[.$D$2]*([.G5]+2)" office:value-type="float" office:value="-57" calcext:value-type="float">
            <text:p>-57,000000000</text:p>
          </table:table-cell>
          <table:table-cell/>
          <table:covered-table-cell table:number-columns-repeated="2" table:style-name="ce2"/>
          <table:table-cell table:style-name="ce2" table:formula="of:=[.L5]+1" office:value-type="float" office:value="4" calcext:value-type="float">
            <text:p>4</text:p>
          </table:table-cell>
          <table:table-cell table:style-name="ce2" table:formula="of:=[.M5]+[.$J$2]" office:value-type="float" office:value="2" calcext:value-type="float">
            <text:p>2</text:p>
          </table:table-cell>
          <table:table-cell table:style-name="ce4" table:formula="of:=[.N5]*(1+[.$J$2]*[.M5])-[.$J$2]*([.M5]+2)" office:value-type="float" office:value="-4.375" calcext:value-type="float">
            <text:p>-4,375000000</text:p>
          </table:table-cell>
          <table:table-cell/>
          <table:covered-table-cell table:number-columns-repeated="2"/>
          <table:table-cell table:formula="of:=[.R5]+1" office:value-type="float" office:value="4" calcext:value-type="float">
            <text:p>4</text:p>
          </table:table-cell>
          <table:table-cell table:formula="of:=[.S5]+[.$P$2]" office:value-type="float" office:value="1" calcext:value-type="float">
            <text:p>1</text:p>
          </table:table-cell>
          <table:table-cell table:formula="of:=[.T5]*(1+[.$P$2]*[.S5])-[.$P$2]*([.S5]+2)" office:value-type="float" office:value="-0.052001953125" calcext:value-type="float">
            <text:p>-0,052001953</text:p>
          </table:table-cell>
          <table:table-cell/>
          <table:covered-table-cell table:number-columns-repeated="2"/>
          <table:table-cell table:formula="of:=[.X5]+1" office:value-type="float" office:value="4" calcext:value-type="float">
            <text:p>4</text:p>
          </table:table-cell>
          <table:table-cell table:formula="of:=[.Y5]+[.$V$2]" office:value-type="float" office:value="0.5" calcext:value-type="float">
            <text:p>0,5</text:p>
          </table:table-cell>
          <table:table-cell table:formula="of:=[.Z5]*(1+[.$V$2]*[.Y5])-[.$V$2]*([.Y5]+2)" office:value-type="float" office:value="1.04072761535645" calcext:value-type="float">
            <text:p>1,040727615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6]+1" office:value-type="float" office:value="5" calcext:value-type="float">
            <text:p>5</text:p>
          </table:table-cell>
          <table:table-cell table:style-name="ce2" table:formula="of:=[.G6]+[.$D$2]" office:value-type="float" office:value="5" calcext:value-type="float">
            <text:p>5</text:p>
          </table:table-cell>
          <table:table-cell table:style-name="ce4" table:formula="of:=[.H6]*(1+[.$D$2]*[.G6])-[.$D$2]*([.G6]+2)" office:value-type="float" office:value="-291" calcext:value-type="float">
            <text:p>-291,000000000</text:p>
          </table:table-cell>
          <table:table-cell/>
          <table:covered-table-cell table:number-columns-repeated="2" table:style-name="ce2"/>
          <table:table-cell table:style-name="ce2" table:formula="of:=[.L6]+1" office:value-type="float" office:value="5" calcext:value-type="float">
            <text:p>5</text:p>
          </table:table-cell>
          <table:table-cell table:style-name="ce2" table:formula="of:=[.M6]+[.$J$2]" office:value-type="float" office:value="2.5" calcext:value-type="float">
            <text:p>2,5</text:p>
          </table:table-cell>
          <table:table-cell table:style-name="ce4" table:formula="of:=[.N6]*(1+[.$J$2]*[.M6])-[.$J$2]*([.M6]+2)" office:value-type="float" office:value="-10.75" calcext:value-type="float">
            <text:p>-10,750000000</text:p>
          </table:table-cell>
          <table:table-cell/>
          <table:covered-table-cell table:number-columns-repeated="2"/>
          <table:table-cell table:formula="of:=[.R6]+1" office:value-type="float" office:value="5" calcext:value-type="float">
            <text:p>5</text:p>
          </table:table-cell>
          <table:table-cell table:formula="of:=[.S6]+[.$P$2]" office:value-type="float" office:value="1.25" calcext:value-type="float">
            <text:p>1,25</text:p>
          </table:table-cell>
          <table:table-cell table:formula="of:=[.T6]*(1+[.$P$2]*[.S6])-[.$P$2]*([.S6]+2)" office:value-type="float" office:value="-0.81500244140625" calcext:value-type="float">
            <text:p>-0,815002441</text:p>
          </table:table-cell>
          <table:table-cell/>
          <table:covered-table-cell table:number-columns-repeated="2"/>
          <table:table-cell table:formula="of:=[.X6]+1" office:value-type="float" office:value="5" calcext:value-type="float">
            <text:p>5</text:p>
          </table:table-cell>
          <table:table-cell table:formula="of:=[.Y6]+[.$V$2]" office:value-type="float" office:value="0.625" calcext:value-type="float">
            <text:p>0,625</text:p>
          </table:table-cell>
          <table:table-cell table:formula="of:=[.Z6]*(1+[.$V$2]*[.Y6])-[.$V$2]*([.Y6]+2)" office:value-type="float" office:value="0.793273091316223" calcext:value-type="float">
            <text:p>0,793273091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7]+1" office:value-type="float" office:value="6" calcext:value-type="float">
            <text:p>6</text:p>
          </table:table-cell>
          <table:table-cell table:style-name="ce2" table:formula="of:=[.G7]+[.$D$2]" office:value-type="float" office:value="6" calcext:value-type="float">
            <text:p>6</text:p>
          </table:table-cell>
          <table:table-cell table:style-name="ce4" table:formula="of:=[.H7]*(1+[.$D$2]*[.G7])-[.$D$2]*([.G7]+2)" office:value-type="float" office:value="-1753" calcext:value-type="float">
            <text:p>-1.753,000000000</text:p>
          </table:table-cell>
          <table:table-cell/>
          <table:covered-table-cell table:number-columns-repeated="2" table:style-name="ce2"/>
          <table:table-cell table:style-name="ce2" table:formula="of:=[.L7]+1" office:value-type="float" office:value="6" calcext:value-type="float">
            <text:p>6</text:p>
          </table:table-cell>
          <table:table-cell table:style-name="ce2" table:formula="of:=[.M7]+[.$J$2]" office:value-type="float" office:value="3" calcext:value-type="float">
            <text:p>3</text:p>
          </table:table-cell>
          <table:table-cell table:style-name="ce4" table:formula="of:=[.N7]*(1+[.$J$2]*[.M7])-[.$J$2]*([.M7]+2)" office:value-type="float" office:value="-26.4375" calcext:value-type="float">
            <text:p>-26,437500000</text:p>
          </table:table-cell>
          <table:table-cell/>
          <table:covered-table-cell table:number-columns-repeated="2"/>
          <table:table-cell table:formula="of:=[.R7]+1" office:value-type="float" office:value="6" calcext:value-type="float">
            <text:p>6</text:p>
          </table:table-cell>
          <table:table-cell table:formula="of:=[.S7]+[.$P$2]" office:value-type="float" office:value="1.5" calcext:value-type="float">
            <text:p>1,5</text:p>
          </table:table-cell>
          <table:table-cell table:formula="of:=[.T7]*(1+[.$P$2]*[.S7])-[.$P$2]*([.S7]+2)" office:value-type="float" office:value="-1.8821907043457" calcext:value-type="float">
            <text:p>-1,882190704</text:p>
          </table:table-cell>
          <table:table-cell/>
          <table:covered-table-cell table:number-columns-repeated="2"/>
          <table:table-cell table:formula="of:=[.X7]+1" office:value-type="float" office:value="6" calcext:value-type="float">
            <text:p>6</text:p>
          </table:table-cell>
          <table:table-cell table:formula="of:=[.Y7]+[.$V$2]" office:value-type="float" office:value="0.75" calcext:value-type="float">
            <text:p>0,75</text:p>
          </table:table-cell>
          <table:table-cell table:formula="of:=[.Z7]*(1+[.$V$2]*[.Y7])-[.$V$2]*([.Y7]+2)" office:value-type="float" office:value="0.527122551575303" calcext:value-type="float">
            <text:p>0,527122552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8]+1" office:value-type="float" office:value="7" calcext:value-type="float">
            <text:p>7</text:p>
          </table:table-cell>
          <table:table-cell table:style-name="ce2" table:formula="of:=[.G8]+[.$D$2]" office:value-type="float" office:value="7" calcext:value-type="float">
            <text:p>7</text:p>
          </table:table-cell>
          <table:table-cell table:style-name="ce4" table:formula="of:=[.H8]*(1+[.$D$2]*[.G8])-[.$D$2]*([.G8]+2)" office:value-type="float" office:value="-12279" calcext:value-type="float">
            <text:p>-12.279,000000000</text:p>
          </table:table-cell>
          <table:table-cell/>
          <table:covered-table-cell table:number-columns-repeated="2" table:style-name="ce2"/>
          <table:table-cell table:style-name="ce2" table:formula="of:=[.L8]+1" office:value-type="float" office:value="7" calcext:value-type="float">
            <text:p>7</text:p>
          </table:table-cell>
          <table:table-cell table:style-name="ce2" table:formula="of:=[.M8]+[.$J$2]" office:value-type="float" office:value="3.5" calcext:value-type="float">
            <text:p>3,5</text:p>
          </table:table-cell>
          <table:table-cell table:style-name="ce4" table:formula="of:=[.N8]*(1+[.$J$2]*[.M8])-[.$J$2]*([.M8]+2)" office:value-type="float" office:value="-68.59375" calcext:value-type="float">
            <text:p>-68,593750000</text:p>
          </table:table-cell>
          <table:table-cell/>
          <table:covered-table-cell table:number-columns-repeated="2"/>
          <table:table-cell table:formula="of:=[.R8]+1" office:value-type="float" office:value="7" calcext:value-type="float">
            <text:p>7</text:p>
          </table:table-cell>
          <table:table-cell table:formula="of:=[.S8]+[.$P$2]" office:value-type="float" office:value="1.75" calcext:value-type="float">
            <text:p>1,75</text:p>
          </table:table-cell>
          <table:table-cell table:formula="of:=[.T8]*(1+[.$P$2]*[.S8])-[.$P$2]*([.S8]+2)" office:value-type="float" office:value="-3.46301221847534" calcext:value-type="float">
            <text:p>-3,463012218</text:p>
          </table:table-cell>
          <table:table-cell/>
          <table:covered-table-cell table:number-columns-repeated="2"/>
          <table:table-cell table:formula="of:=[.X8]+1" office:value-type="float" office:value="7" calcext:value-type="float">
            <text:p>7</text:p>
          </table:table-cell>
          <table:table-cell table:formula="of:=[.Y8]+[.$V$2]" office:value-type="float" office:value="0.875" calcext:value-type="float">
            <text:p>0,875</text:p>
          </table:table-cell>
          <table:table-cell table:formula="of:=[.Z8]*(1+[.$V$2]*[.Y8])-[.$V$2]*([.Y8]+2)" office:value-type="float" office:value="0.232790290785488" calcext:value-type="float">
            <text:p>0,232790291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9]+1" office:value-type="float" office:value="8" calcext:value-type="float">
            <text:p>8</text:p>
          </table:table-cell>
          <table:table-cell table:style-name="ce2" table:formula="of:=[.G9]+[.$D$2]" office:value-type="float" office:value="8" calcext:value-type="float">
            <text:p>8</text:p>
          </table:table-cell>
          <table:table-cell table:style-name="ce4" table:formula="of:=[.H9]*(1+[.$D$2]*[.G9])-[.$D$2]*([.G9]+2)" office:value-type="float" office:value="-98241" calcext:value-type="float">
            <text:p>-98.241,000000000</text:p>
          </table:table-cell>
          <table:table-cell/>
          <table:covered-table-cell table:number-columns-repeated="2" table:style-name="ce2"/>
          <table:table-cell table:style-name="ce2" table:formula="of:=[.L9]+1" office:value-type="float" office:value="8" calcext:value-type="float">
            <text:p>8</text:p>
          </table:table-cell>
          <table:table-cell table:style-name="ce2" table:formula="of:=[.M9]+[.$J$2]" office:value-type="float" office:value="4" calcext:value-type="float">
            <text:p>4</text:p>
          </table:table-cell>
          <table:table-cell table:style-name="ce4" table:formula="of:=[.N9]*(1+[.$J$2]*[.M9])-[.$J$2]*([.M9]+2)" office:value-type="float" office:value="-191.3828125" calcext:value-type="float">
            <text:p>-191,382812500</text:p>
          </table:table-cell>
          <table:table-cell/>
          <table:covered-table-cell table:number-columns-repeated="2"/>
          <table:table-cell table:formula="of:=[.R9]+1" office:value-type="float" office:value="8" calcext:value-type="float">
            <text:p>8</text:p>
          </table:table-cell>
          <table:table-cell table:formula="of:=[.S9]+[.$P$2]" office:value-type="float" office:value="2" calcext:value-type="float">
            <text:p>2</text:p>
          </table:table-cell>
          <table:table-cell table:formula="of:=[.T9]*(1+[.$P$2]*[.S9])-[.$P$2]*([.S9]+2)" office:value-type="float" office:value="-5.9155800640583" calcext:value-type="float">
            <text:p>-5,915580064</text:p>
          </table:table-cell>
          <table:table-cell/>
          <table:covered-table-cell table:number-columns-repeated="2"/>
          <table:table-cell table:formula="of:=[.X9]+1" office:value-type="float" office:value="8" calcext:value-type="float">
            <text:p>8</text:p>
          </table:table-cell>
          <table:table-cell table:formula="of:=[.Y9]+[.$V$2]" office:value-type="float" office:value="1" calcext:value-type="float">
            <text:p>1</text:p>
          </table:table-cell>
          <table:table-cell table:formula="of:=[.Z9]*(1+[.$V$2]*[.Y9])-[.$V$2]*([.Y9]+2)" office:value-type="float" office:value="-0.10112327115985" calcext:value-type="float">
            <text:p>-0,101123271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10]+1" office:value-type="float" office:value="9" calcext:value-type="float">
            <text:p>9</text:p>
          </table:table-cell>
          <table:table-cell table:style-name="ce2" table:formula="of:=[.G10]+[.$D$2]" office:value-type="float" office:value="9" calcext:value-type="float">
            <text:p>9</text:p>
          </table:table-cell>
          <table:table-cell table:style-name="ce4" table:formula="of:=[.H10]*(1+[.$D$2]*[.G10])-[.$D$2]*([.G10]+2)" office:value-type="float" office:value="-884179" calcext:value-type="float">
            <text:p>-884.179,000000000</text:p>
          </table:table-cell>
          <table:table-cell/>
          <table:covered-table-cell table:number-columns-repeated="2" table:style-name="ce2"/>
          <table:table-cell table:style-name="ce2" table:formula="of:=[.L10]+1" office:value-type="float" office:value="9" calcext:value-type="float">
            <text:p>9</text:p>
          </table:table-cell>
          <table:table-cell table:style-name="ce2" table:formula="of:=[.M10]+[.$J$2]" office:value-type="float" office:value="4.5" calcext:value-type="float">
            <text:p>4,5</text:p>
          </table:table-cell>
          <table:table-cell table:style-name="ce4" table:formula="of:=[.N10]*(1+[.$J$2]*[.M10])-[.$J$2]*([.M10]+2)" office:value-type="float" office:value="-577.1484375" calcext:value-type="float">
            <text:p>-577,148437500</text:p>
          </table:table-cell>
          <table:table-cell/>
          <table:covered-table-cell table:number-columns-repeated="2"/>
          <table:table-cell table:formula="of:=[.R10]+1" office:value-type="float" office:value="9" calcext:value-type="float">
            <text:p>9</text:p>
          </table:table-cell>
          <table:table-cell table:formula="of:=[.S10]+[.$P$2]" office:value-type="float" office:value="2.25" calcext:value-type="float">
            <text:p>2,25</text:p>
          </table:table-cell>
          <table:table-cell table:formula="of:=[.T10]*(1+[.$P$2]*[.S10])-[.$P$2]*([.S10]+2)" office:value-type="float" office:value="-9.87337009608746" calcext:value-type="float">
            <text:p>-9,873370096</text:p>
          </table:table-cell>
          <table:table-cell/>
          <table:covered-table-cell table:number-columns-repeated="2"/>
          <table:table-cell table:formula="of:=[.X10]+1" office:value-type="float" office:value="9" calcext:value-type="float">
            <text:p>9</text:p>
          </table:table-cell>
          <table:table-cell table:formula="of:=[.Y10]+[.$V$2]" office:value-type="float" office:value="1.125" calcext:value-type="float">
            <text:p>1,125</text:p>
          </table:table-cell>
          <table:table-cell table:formula="of:=[.Z10]*(1+[.$V$2]*[.Y10])-[.$V$2]*([.Y10]+2)" office:value-type="float" office:value="-0.488763680054831" calcext:value-type="float">
            <text:p>-0,488763680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11]+1" office:value-type="float" office:value="10" calcext:value-type="float">
            <text:p>10</text:p>
          </table:table-cell>
          <table:table-cell table:style-name="ce2" table:formula="of:=[.G11]+[.$D$2]" office:value-type="float" office:value="10" calcext:value-type="float">
            <text:p>10</text:p>
          </table:table-cell>
          <table:table-cell table:style-name="ce4" table:formula="of:=[.H11]*(1+[.$D$2]*[.G11])-[.$D$2]*([.G11]+2)" office:value-type="float" office:value="-8841801" calcext:value-type="float">
            <text:p>-8.841.801,000000000</text:p>
          </table:table-cell>
          <table:table-cell/>
          <table:covered-table-cell table:number-columns-repeated="2" table:style-name="ce2"/>
          <table:table-cell table:style-name="ce2" table:formula="of:=[.L11]+1" office:value-type="float" office:value="10" calcext:value-type="float">
            <text:p>10</text:p>
          </table:table-cell>
          <table:table-cell table:style-name="ce2" table:formula="of:=[.M11]+[.$J$2]" office:value-type="float" office:value="5" calcext:value-type="float">
            <text:p>5</text:p>
          </table:table-cell>
          <table:table-cell table:style-name="ce4" table:formula="of:=[.N11]*(1+[.$J$2]*[.M11])-[.$J$2]*([.M11]+2)" office:value-type="float" office:value="-1878.982421875" calcext:value-type="float">
            <text:p>-1.878,982421875</text:p>
          </table:table-cell>
          <table:table-cell/>
          <table:covered-table-cell table:number-columns-repeated="2"/>
          <table:table-cell table:formula="of:=[.R11]+1" office:value-type="float" office:value="10" calcext:value-type="float">
            <text:p>10</text:p>
          </table:table-cell>
          <table:table-cell table:formula="of:=[.S11]+[.$P$2]" office:value-type="float" office:value="2.5" calcext:value-type="float">
            <text:p>2,5</text:p>
          </table:table-cell>
          <table:table-cell table:formula="of:=[.T11]*(1+[.$P$2]*[.S11])-[.$P$2]*([.S11]+2)" office:value-type="float" office:value="-16.4896407751367" calcext:value-type="float">
            <text:p>-16,489640775</text:p>
          </table:table-cell>
          <table:table-cell/>
          <table:covered-table-cell table:number-columns-repeated="2"/>
          <table:table-cell table:formula="of:=[.X11]+1" office:value-type="float" office:value="10" calcext:value-type="float">
            <text:p>10</text:p>
          </table:table-cell>
          <table:table-cell table:formula="of:=[.Y11]+[.$V$2]" office:value-type="float" office:value="1.25" calcext:value-type="float">
            <text:p>1,25</text:p>
          </table:table-cell>
          <table:table-cell table:formula="of:=[.Z11]*(1+[.$V$2]*[.Y11])-[.$V$2]*([.Y11]+2)" office:value-type="float" office:value="-0.948121072562541" calcext:value-type="float">
            <text:p>-0,948121073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2]+1" office:value-type="float" office:value="11" calcext:value-type="float">
            <text:p>11</text:p>
          </table:table-cell>
          <table:table-cell table:style-name="ce2" table:formula="of:=[.M12]+[.$J$2]" office:value-type="float" office:value="5.5" calcext:value-type="float">
            <text:p>5,5</text:p>
          </table:table-cell>
          <table:table-cell table:style-name="ce4" table:formula="of:=[.N12]*(1+[.$J$2]*[.M12])-[.$J$2]*([.M12]+2)" office:value-type="float" office:value="-6579.9384765625" calcext:value-type="float">
            <text:p>-6.579,938476563</text:p>
          </table:table-cell>
          <table:table-cell/>
          <table:covered-table-cell table:number-columns-repeated="2"/>
          <table:table-cell table:formula="of:=[.R12]+1" office:value-type="float" office:value="11" calcext:value-type="float">
            <text:p>11</text:p>
          </table:table-cell>
          <table:table-cell table:formula="of:=[.S12]+[.$P$2]" office:value-type="float" office:value="2.75" calcext:value-type="float">
            <text:p>2,75</text:p>
          </table:table-cell>
          <table:table-cell table:formula="of:=[.T12]*(1+[.$P$2]*[.S12])-[.$P$2]*([.S12]+2)" office:value-type="float" office:value="-27.9206662595971" calcext:value-type="float">
            <text:p>-27,920666260</text:p>
          </table:table-cell>
          <table:table-cell/>
          <table:covered-table-cell table:number-columns-repeated="2"/>
          <table:table-cell table:formula="of:=[.X12]+1" office:value-type="float" office:value="11" calcext:value-type="float">
            <text:p>11</text:p>
          </table:table-cell>
          <table:table-cell table:formula="of:=[.Y12]+[.$V$2]" office:value-type="float" office:value="1.375" calcext:value-type="float">
            <text:p>1,375</text:p>
          </table:table-cell>
          <table:table-cell table:formula="of:=[.Z12]*(1+[.$V$2]*[.Y12])-[.$V$2]*([.Y12]+2)" office:value-type="float" office:value="-1.50251499015044" calcext:value-type="float">
            <text:p>-1,502514990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3]+1" office:value-type="float" office:value="12" calcext:value-type="float">
            <text:p>12</text:p>
          </table:table-cell>
          <table:table-cell table:style-name="ce2" table:formula="of:=[.M13]+[.$J$2]" office:value-type="float" office:value="6" calcext:value-type="float">
            <text:p>6</text:p>
          </table:table-cell>
          <table:table-cell table:style-name="ce4" table:formula="of:=[.N13]*(1+[.$J$2]*[.M13])-[.$J$2]*([.M13]+2)" office:value-type="float" office:value="-24678.5192871094" calcext:value-type="float">
            <text:p>-24.678,519287109</text:p>
          </table:table-cell>
          <table:table-cell/>
          <table:covered-table-cell table:number-columns-repeated="2"/>
          <table:table-cell table:formula="of:=[.R13]+1" office:value-type="float" office:value="12" calcext:value-type="float">
            <text:p>12</text:p>
          </table:table-cell>
          <table:table-cell table:formula="of:=[.S13]+[.$P$2]" office:value-type="float" office:value="3" calcext:value-type="float">
            <text:p>3</text:p>
          </table:table-cell>
          <table:table-cell table:formula="of:=[.T13]*(1+[.$P$2]*[.S13])-[.$P$2]*([.S13]+2)" office:value-type="float" office:value="-48.30362431307" calcext:value-type="float">
            <text:p>-48,303624313</text:p>
          </table:table-cell>
          <table:table-cell/>
          <table:covered-table-cell table:number-columns-repeated="2"/>
          <table:table-cell table:formula="of:=[.X13]+1" office:value-type="float" office:value="12" calcext:value-type="float">
            <text:p>12</text:p>
          </table:table-cell>
          <table:table-cell table:formula="of:=[.Y13]+[.$V$2]" office:value-type="float" office:value="1.5" calcext:value-type="float">
            <text:p>1,5</text:p>
          </table:table-cell>
          <table:table-cell table:formula="of:=[.Z13]*(1+[.$V$2]*[.Y13])-[.$V$2]*([.Y13]+2)" office:value-type="float" office:value="-2.18263475408254" calcext:value-type="float">
            <text:p>-2,182634754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4]+1" office:value-type="float" office:value="13" calcext:value-type="float">
            <text:p>13</text:p>
          </table:table-cell>
          <table:table-cell table:style-name="ce2" table:formula="of:=[.M14]+[.$J$2]" office:value-type="float" office:value="6.5" calcext:value-type="float">
            <text:p>6,5</text:p>
          </table:table-cell>
          <table:table-cell table:style-name="ce4" table:formula="of:=[.N14]*(1+[.$J$2]*[.M14])-[.$J$2]*([.M14]+2)" office:value-type="float" office:value="-98718.0771484375" calcext:value-type="float">
            <text:p>-98.718,077148438</text:p>
          </table:table-cell>
          <table:table-cell/>
          <table:covered-table-cell table:number-columns-repeated="2"/>
          <table:table-cell table:formula="of:=[.R14]+1" office:value-type="float" office:value="13" calcext:value-type="float">
            <text:p>13</text:p>
          </table:table-cell>
          <table:table-cell table:formula="of:=[.S14]+[.$P$2]" office:value-type="float" office:value="3.25" calcext:value-type="float">
            <text:p>3,25</text:p>
          </table:table-cell>
          <table:table-cell table:formula="of:=[.T14]*(1+[.$P$2]*[.S14])-[.$P$2]*([.S14]+2)" office:value-type="float" office:value="-85.7813425478726" calcext:value-type="float">
            <text:p>-85,781342548</text:p>
          </table:table-cell>
          <table:table-cell/>
          <table:covered-table-cell table:number-columns-repeated="2"/>
          <table:table-cell table:formula="of:=[.X14]+1" office:value-type="float" office:value="13" calcext:value-type="float">
            <text:p>13</text:p>
          </table:table-cell>
          <table:table-cell table:formula="of:=[.Y14]+[.$V$2]" office:value-type="float" office:value="1.625" calcext:value-type="float">
            <text:p>1,625</text:p>
          </table:table-cell>
          <table:table-cell table:formula="of:=[.Z14]*(1+[.$V$2]*[.Y14])-[.$V$2]*([.Y14]+2)" office:value-type="float" office:value="-3.02937877047302" calcext:value-type="float">
            <text:p>-3,029378770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5]+1" office:value-type="float" office:value="14" calcext:value-type="float">
            <text:p>14</text:p>
          </table:table-cell>
          <table:table-cell table:style-name="ce2" table:formula="of:=[.M15]+[.$J$2]" office:value-type="float" office:value="7" calcext:value-type="float">
            <text:p>7</text:p>
          </table:table-cell>
          <table:table-cell table:style-name="ce4" table:formula="of:=[.N15]*(1+[.$J$2]*[.M15])-[.$J$2]*([.M15]+2)" office:value-type="float" office:value="-419556.077880859" calcext:value-type="float">
            <text:p>-419.556,077880859</text:p>
          </table:table-cell>
          <table:table-cell/>
          <table:covered-table-cell table:number-columns-repeated="2"/>
          <table:table-cell table:formula="of:=[.R15]+1" office:value-type="float" office:value="14" calcext:value-type="float">
            <text:p>14</text:p>
          </table:table-cell>
          <table:table-cell table:formula="of:=[.S15]+[.$P$2]" office:value-type="float" office:value="3.5" calcext:value-type="float">
            <text:p>3,5</text:p>
          </table:table-cell>
          <table:table-cell table:formula="of:=[.T15]*(1+[.$P$2]*[.S15])-[.$P$2]*([.S15]+2)" office:value-type="float" office:value="-156.791183368019" calcext:value-type="float">
            <text:p>-156,791183368</text:p>
          </table:table-cell>
          <table:table-cell/>
          <table:covered-table-cell table:number-columns-repeated="2"/>
          <table:table-cell table:formula="of:=[.X15]+1" office:value-type="float" office:value="14" calcext:value-type="float">
            <text:p>14</text:p>
          </table:table-cell>
          <table:table-cell table:formula="of:=[.Y15]+[.$V$2]" office:value-type="float" office:value="1.75" calcext:value-type="float">
            <text:p>1,75</text:p>
          </table:table-cell>
          <table:table-cell table:formula="of:=[.Z15]*(1+[.$V$2]*[.Y15])-[.$V$2]*([.Y15]+2)" office:value-type="float" office:value="-4.09784633322536" calcext:value-type="float">
            <text:p>-4,097846333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6]+1" office:value-type="float" office:value="15" calcext:value-type="float">
            <text:p>15</text:p>
          </table:table-cell>
          <table:table-cell table:style-name="ce2" table:formula="of:=[.M16]+[.$J$2]" office:value-type="float" office:value="7.5" calcext:value-type="float">
            <text:p>7,5</text:p>
          </table:table-cell>
          <table:table-cell table:style-name="ce4" table:formula="of:=[.N16]*(1+[.$J$2]*[.M16])-[.$J$2]*([.M16]+2)" office:value-type="float" office:value="-1888006.85046387" calcext:value-type="float">
            <text:p>-1.888.006,850463870</text:p>
          </table:table-cell>
          <table:table-cell/>
          <table:covered-table-cell table:number-columns-repeated="2"/>
          <table:table-cell table:formula="of:=[.R16]+1" office:value-type="float" office:value="15" calcext:value-type="float">
            <text:p>15</text:p>
          </table:table-cell>
          <table:table-cell table:formula="of:=[.S16]+[.$P$2]" office:value-type="float" office:value="3.75" calcext:value-type="float">
            <text:p>3,75</text:p>
          </table:table-cell>
          <table:table-cell table:formula="of:=[.T16]*(1+[.$P$2]*[.S16])-[.$P$2]*([.S16]+2)" office:value-type="float" office:value="-295.358468815036" calcext:value-type="float">
            <text:p>-295,358468815</text:p>
          </table:table-cell>
          <table:table-cell/>
          <table:covered-table-cell table:number-columns-repeated="2"/>
          <table:table-cell table:formula="of:=[.X16]+1" office:value-type="float" office:value="15" calcext:value-type="float">
            <text:p>15</text:p>
          </table:table-cell>
          <table:table-cell table:formula="of:=[.Y16]+[.$V$2]" office:value-type="float" office:value="1.875" calcext:value-type="float">
            <text:p>1,875</text:p>
          </table:table-cell>
          <table:table-cell table:formula="of:=[.Z16]*(1+[.$V$2]*[.Y16])-[.$V$2]*([.Y16]+2)" office:value-type="float" office:value="-5.4630002186184" calcext:value-type="float">
            <text:p>-5,463000219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7]+1" office:value-type="float" office:value="16" calcext:value-type="float">
            <text:p>16</text:p>
          </table:table-cell>
          <table:table-cell table:style-name="ce2" table:formula="of:=[.M17]+[.$J$2]" office:value-type="float" office:value="8" calcext:value-type="float">
            <text:p>8</text:p>
          </table:table-cell>
          <table:table-cell table:style-name="ce4" table:formula="of:=[.N17]*(1+[.$J$2]*[.M17])-[.$J$2]*([.M17]+2)" office:value-type="float" office:value="-8968037.28970337" calcext:value-type="float">
            <text:p>-8.968.037,289703370</text:p>
          </table:table-cell>
          <table:table-cell/>
          <table:covered-table-cell table:number-columns-repeated="2"/>
          <table:table-cell table:formula="of:=[.R17]+1" office:value-type="float" office:value="16" calcext:value-type="float">
            <text:p>16</text:p>
          </table:table-cell>
          <table:table-cell table:formula="of:=[.S17]+[.$P$2]" office:value-type="float" office:value="4" calcext:value-type="float">
            <text:p>4</text:p>
          </table:table-cell>
          <table:table-cell table:formula="of:=[.T17]*(1+[.$P$2]*[.S17])-[.$P$2]*([.S17]+2)" office:value-type="float" office:value="-573.694533329132" calcext:value-type="float">
            <text:p>-573,694533329</text:p>
          </table:table-cell>
          <table:table-cell/>
          <table:covered-table-cell table:number-columns-repeated="2"/>
          <table:table-cell table:formula="of:=[.X17]+1" office:value-type="float" office:value="16" calcext:value-type="float">
            <text:p>16</text:p>
          </table:table-cell>
          <table:table-cell table:formula="of:=[.Y17]+[.$V$2]" office:value-type="float" office:value="2" calcext:value-type="float">
            <text:p>2</text:p>
          </table:table-cell>
          <table:table-cell table:formula="of:=[.Z17]*(1+[.$V$2]*[.Y17])-[.$V$2]*([.Y17]+2)" office:value-type="float" office:value="-7.22776589485709" calcext:value-type="float">
            <text:p>-7,227765895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8]+1" office:value-type="float" office:value="17" calcext:value-type="float">
            <text:p>17</text:p>
          </table:table-cell>
          <table:table-cell table:style-name="ce2" table:formula="of:=[.M18]+[.$J$2]" office:value-type="float" office:value="8.5" calcext:value-type="float">
            <text:p>8,5</text:p>
          </table:table-cell>
          <table:table-cell table:style-name="ce4" table:formula="of:=[.N18]*(1+[.$J$2]*[.M18])-[.$J$2]*([.M18]+2)" office:value-type="float" office:value="-44840191.4485168" calcext:value-type="float">
            <text:p>-44.840.191,448516800</text:p>
          </table:table-cell>
          <table:table-cell/>
          <table:covered-table-cell table:number-columns-repeated="2"/>
          <table:table-cell table:formula="of:=[.R18]+1" office:value-type="float" office:value="17" calcext:value-type="float">
            <text:p>17</text:p>
          </table:table-cell>
          <table:table-cell table:formula="of:=[.S18]+[.$P$2]" office:value-type="float" office:value="4.25" calcext:value-type="float">
            <text:p>4,25</text:p>
          </table:table-cell>
          <table:table-cell table:formula="of:=[.T18]*(1+[.$P$2]*[.S18])-[.$P$2]*([.S18]+2)" office:value-type="float" office:value="-1148.88906665826" calcext:value-type="float">
            <text:p>-1.148,889066658</text:p>
          </table:table-cell>
          <table:table-cell/>
          <table:covered-table-cell table:number-columns-repeated="2"/>
          <table:table-cell table:formula="of:=[.X18]+1" office:value-type="float" office:value="17" calcext:value-type="float">
            <text:p>17</text:p>
          </table:table-cell>
          <table:table-cell table:formula="of:=[.Y18]+[.$V$2]" office:value-type="float" office:value="2.125" calcext:value-type="float">
            <text:p>2,125</text:p>
          </table:table-cell>
          <table:table-cell table:formula="of:=[.Z18]*(1+[.$V$2]*[.Y18])-[.$V$2]*([.Y18]+2)" office:value-type="float" office:value="-9.53470736857136" calcext:value-type="float">
            <text:p>-9,534707369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9]+1" office:value-type="float" office:value="18" calcext:value-type="float">
            <text:p>18</text:p>
          </table:table-cell>
          <table:table-cell table:style-name="ce2" table:formula="of:=[.M19]+[.$J$2]" office:value-type="float" office:value="9" calcext:value-type="float">
            <text:p>9</text:p>
          </table:table-cell>
          <table:table-cell table:style-name="ce4" table:formula="of:=[.N19]*(1+[.$J$2]*[.M19])-[.$J$2]*([.M19]+2)" office:value-type="float" office:value="-235411010.354713" calcext:value-type="float">
            <text:p>-235.411.010,354713000</text:p>
          </table:table-cell>
          <table:table-cell/>
          <table:covered-table-cell table:number-columns-repeated="2"/>
          <table:table-cell table:formula="of:=[.R19]+1" office:value-type="float" office:value="18" calcext:value-type="float">
            <text:p>18</text:p>
          </table:table-cell>
          <table:table-cell table:formula="of:=[.S19]+[.$P$2]" office:value-type="float" office:value="4.5" calcext:value-type="float">
            <text:p>4,5</text:p>
          </table:table-cell>
          <table:table-cell table:formula="of:=[.T19]*(1+[.$P$2]*[.S19])-[.$P$2]*([.S19]+2)" office:value-type="float" office:value="-2371.14619998267" calcext:value-type="float">
            <text:p>-2.371,146199983</text:p>
          </table:table-cell>
          <table:table-cell/>
          <table:covered-table-cell table:number-columns-repeated="2"/>
          <table:table-cell table:formula="of:=[.X19]+1" office:value-type="float" office:value="18" calcext:value-type="float">
            <text:p>18</text:p>
          </table:table-cell>
          <table:table-cell table:formula="of:=[.Y19]+[.$V$2]" office:value-type="float" office:value="2.25" calcext:value-type="float">
            <text:p>2,25</text:p>
          </table:table-cell>
          <table:table-cell table:formula="of:=[.Z19]*(1+[.$V$2]*[.Y19])-[.$V$2]*([.Y19]+2)" office:value-type="float" office:value="-12.5829890133481" calcext:value-type="float">
            <text:p>-12,582989013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20]+1" office:value-type="float" office:value="19" calcext:value-type="float">
            <text:p>19</text:p>
          </table:table-cell>
          <table:table-cell table:style-name="ce2" table:formula="of:=[.M20]+[.$J$2]" office:value-type="float" office:value="9.5" calcext:value-type="float">
            <text:p>9,5</text:p>
          </table:table-cell>
          <table:table-cell table:style-name="ce4" table:formula="of:=[.N20]*(1+[.$J$2]*[.M20])-[.$J$2]*([.M20]+2)" office:value-type="float" office:value="-1294760562.45092" calcext:value-type="float">
            <text:p>-1.294.760.562,450920000</text:p>
          </table:table-cell>
          <table:table-cell/>
          <table:covered-table-cell table:number-columns-repeated="2"/>
          <table:table-cell table:formula="of:=[.R20]+1" office:value-type="float" office:value="19" calcext:value-type="float">
            <text:p>19</text:p>
          </table:table-cell>
          <table:table-cell table:formula="of:=[.S20]+[.$P$2]" office:value-type="float" office:value="4.75" calcext:value-type="float">
            <text:p>4,75</text:p>
          </table:table-cell>
          <table:table-cell table:formula="of:=[.T20]*(1+[.$P$2]*[.S20])-[.$P$2]*([.S20]+2)" office:value-type="float" office:value="-5040.31067496317" calcext:value-type="float">
            <text:p>-5.040,310674963</text:p>
          </table:table-cell>
          <table:table-cell/>
          <table:covered-table-cell table:number-columns-repeated="2"/>
          <table:table-cell table:formula="of:=[.X20]+1" office:value-type="float" office:value="19" calcext:value-type="float">
            <text:p>19</text:p>
          </table:table-cell>
          <table:table-cell table:formula="of:=[.Y20]+[.$V$2]" office:value-type="float" office:value="2.375" calcext:value-type="float">
            <text:p>2,375</text:p>
          </table:table-cell>
          <table:table-cell table:formula="of:=[.Z20]*(1+[.$V$2]*[.Y20])-[.$V$2]*([.Y20]+2)" office:value-type="float" office:value="-16.6532046733523" calcext:value-type="float">
            <text:p>-16,653204673</text:p>
          </table:table-cell>
        </table:table-row>
        <table:table-row table:style-name="ro1">
          <table:table-cell table:number-columns-repeated="9"/>
          <table:table-cell table:style-name="ce2"/>
          <table:covered-table-cell table:style-name="ce2"/>
          <table:table-cell table:style-name="ce2" table:formula="of:=[.L21]+1" office:value-type="float" office:value="20" calcext:value-type="float">
            <text:p>20</text:p>
          </table:table-cell>
          <table:table-cell table:style-name="ce2" table:formula="of:=[.M21]+[.$J$2]" office:value-type="float" office:value="10" calcext:value-type="float">
            <text:p>10</text:p>
          </table:table-cell>
          <table:table-cell table:style-name="ce4" table:formula="of:=[.N21]*(1+[.$J$2]*[.M21])-[.$J$2]*([.M21]+2)" office:value-type="float" office:value="-7444873239.84281" calcext:value-type="float">
            <text:p>-7.444.873.239,842810000</text:p>
          </table:table-cell>
          <table:table-cell/>
          <table:covered-table-cell table:number-columns-repeated="2"/>
          <table:table-cell table:formula="of:=[.R21]+1" office:value-type="float" office:value="20" calcext:value-type="float">
            <text:p>20</text:p>
          </table:table-cell>
          <table:table-cell table:formula="of:=[.S21]+[.$P$2]" office:value-type="float" office:value="5" calcext:value-type="float">
            <text:p>5</text:p>
          </table:table-cell>
          <table:table-cell table:formula="of:=[.T21]*(1+[.$P$2]*[.S21])-[.$P$2]*([.S21]+2)" office:value-type="float" office:value="-11027.3671014819" calcext:value-type="float">
            <text:p>-11.027,367101482</text:p>
          </table:table-cell>
          <table:table-cell/>
          <table:covered-table-cell table:number-columns-repeated="2"/>
          <table:table-cell table:formula="of:=[.X21]+1" office:value-type="float" office:value="20" calcext:value-type="float">
            <text:p>20</text:p>
          </table:table-cell>
          <table:table-cell table:formula="of:=[.Y21]+[.$V$2]" office:value-type="float" office:value="2.5" calcext:value-type="float">
            <text:p>2,5</text:p>
          </table:table-cell>
          <table:table-cell table:formula="of:=[.Z21]*(1+[.$V$2]*[.Y21])-[.$V$2]*([.Y21]+2)" office:value-type="float" office:value="-22.1439998107538" calcext:value-type="float">
            <text:p>-22,143999811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2]+1" office:value-type="float" office:value="21" calcext:value-type="float">
            <text:p>21</text:p>
          </table:table-cell>
          <table:table-cell table:formula="of:=[.S22]+[.$P$2]" office:value-type="float" office:value="5.25" calcext:value-type="float">
            <text:p>5,25</text:p>
          </table:table-cell>
          <table:table-cell table:formula="of:=[.T22]*(1+[.$P$2]*[.S22])-[.$P$2]*([.S22]+2)" office:value-type="float" office:value="-24813.3259783344" calcext:value-type="float">
            <text:p>-24.813,325978334</text:p>
          </table:table-cell>
          <table:table-cell/>
          <table:covered-table-cell table:number-columns-repeated="2"/>
          <table:table-cell table:formula="of:=[.X22]+1" office:value-type="float" office:value="21" calcext:value-type="float">
            <text:p>21</text:p>
          </table:table-cell>
          <table:table-cell table:formula="of:=[.Y22]+[.$V$2]" office:value-type="float" office:value="2.625" calcext:value-type="float">
            <text:p>2,625</text:p>
          </table:table-cell>
          <table:table-cell table:formula="of:=[.Z22]*(1+[.$V$2]*[.Y22])-[.$V$2]*([.Y22]+2)" office:value-type="float" office:value="-29.6264997516143" calcext:value-type="float">
            <text:p>-29,626499752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3]+1" office:value-type="float" office:value="22" calcext:value-type="float">
            <text:p>22</text:p>
          </table:table-cell>
          <table:table-cell table:formula="of:=[.S23]+[.$P$2]" office:value-type="float" office:value="5.5" calcext:value-type="float">
            <text:p>5,5</text:p>
          </table:table-cell>
          <table:table-cell table:formula="of:=[.T23]*(1+[.$P$2]*[.S23])-[.$P$2]*([.S23]+2)" office:value-type="float" office:value="-57382.6288248982" calcext:value-type="float">
            <text:p>-57.382,628824898</text:p>
          </table:table-cell>
          <table:table-cell/>
          <table:covered-table-cell table:number-columns-repeated="2"/>
          <table:table-cell table:formula="of:=[.X23]+1" office:value-type="float" office:value="22" calcext:value-type="float">
            <text:p>22</text:p>
          </table:table-cell>
          <table:table-cell table:formula="of:=[.Y23]+[.$V$2]" office:value-type="float" office:value="2.75" calcext:value-type="float">
            <text:p>2,75</text:p>
          </table:table-cell>
          <table:table-cell table:formula="of:=[.Z23]*(1+[.$V$2]*[.Y23])-[.$V$2]*([.Y23]+2)" office:value-type="float" office:value="-39.9258199826127" calcext:value-type="float">
            <text:p>-39,925819983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4]+1" office:value-type="float" office:value="23" calcext:value-type="float">
            <text:p>23</text:p>
          </table:table-cell>
          <table:table-cell table:formula="of:=[.S24]+[.$P$2]" office:value-type="float" office:value="5.75" calcext:value-type="float">
            <text:p>5,75</text:p>
          </table:table-cell>
          <table:table-cell table:formula="of:=[.T24]*(1+[.$P$2]*[.S24])-[.$P$2]*([.S24]+2)" office:value-type="float" office:value="-136285.618459133" calcext:value-type="float">
            <text:p>-136.285,618459133</text:p>
          </table:table-cell>
          <table:table-cell/>
          <table:covered-table-cell table:number-columns-repeated="2"/>
          <table:table-cell table:formula="of:=[.X24]+1" office:value-type="float" office:value="23" calcext:value-type="float">
            <text:p>23</text:p>
          </table:table-cell>
          <table:table-cell table:formula="of:=[.Y24]+[.$V$2]" office:value-type="float" office:value="2.875" calcext:value-type="float">
            <text:p>2,875</text:p>
          </table:table-cell>
          <table:table-cell table:formula="of:=[.Z24]*(1+[.$V$2]*[.Y24])-[.$V$2]*([.Y24]+2)" office:value-type="float" office:value="-54.2440706016359" calcext:value-type="float">
            <text:p>-54,244070602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5]+1" office:value-type="float" office:value="24" calcext:value-type="float">
            <text:p>24</text:p>
          </table:table-cell>
          <table:table-cell table:formula="of:=[.S25]+[.$P$2]" office:value-type="float" office:value="6" calcext:value-type="float">
            <text:p>6</text:p>
          </table:table-cell>
          <table:table-cell table:formula="of:=[.T25]*(1+[.$P$2]*[.S25])-[.$P$2]*([.S25]+2)" office:value-type="float" office:value="-332198.132494137" calcext:value-type="float">
            <text:p>-332.198,132494137</text:p>
          </table:table-cell>
          <table:table-cell/>
          <table:covered-table-cell table:number-columns-repeated="2"/>
          <table:table-cell table:formula="of:=[.X25]+1" office:value-type="float" office:value="24" calcext:value-type="float">
            <text:p>24</text:p>
          </table:table-cell>
          <table:table-cell table:formula="of:=[.Y25]+[.$V$2]" office:value-type="float" office:value="3" calcext:value-type="float">
            <text:p>3</text:p>
          </table:table-cell>
          <table:table-cell table:formula="of:=[.Z25]*(1+[.$V$2]*[.Y25])-[.$V$2]*([.Y25]+2)" office:value-type="float" office:value="-74.3474084740988" calcext:value-type="float">
            <text:p>-74,347408474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6]+1" office:value-type="float" office:value="25" calcext:value-type="float">
            <text:p>25</text:p>
          </table:table-cell>
          <table:table-cell table:formula="of:=[.S26]+[.$P$2]" office:value-type="float" office:value="6.25" calcext:value-type="float">
            <text:p>6,25</text:p>
          </table:table-cell>
          <table:table-cell table:formula="of:=[.T26]*(1+[.$P$2]*[.S26])-[.$P$2]*([.S26]+2)" office:value-type="float" office:value="-830497.331235343" calcext:value-type="float">
            <text:p>-830.497,331235343</text:p>
          </table:table-cell>
          <table:table-cell/>
          <table:covered-table-cell table:number-columns-repeated="2"/>
          <table:table-cell table:formula="of:=[.X26]+1" office:value-type="float" office:value="25" calcext:value-type="float">
            <text:p>25</text:p>
          </table:table-cell>
          <table:table-cell table:formula="of:=[.Y26]+[.$V$2]" office:value-type="float" office:value="3.125" calcext:value-type="float">
            <text:p>3,125</text:p>
          </table:table-cell>
          <table:table-cell table:formula="of:=[.Z26]*(1+[.$V$2]*[.Y26])-[.$V$2]*([.Y26]+2)" office:value-type="float" office:value="-102.852686651886" calcext:value-type="float">
            <text:p>-102,852686652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7]+1" office:value-type="float" office:value="26" calcext:value-type="float">
            <text:p>26</text:p>
          </table:table-cell>
          <table:table-cell table:formula="of:=[.S27]+[.$P$2]" office:value-type="float" office:value="6.5" calcext:value-type="float">
            <text:p>6,5</text:p>
          </table:table-cell>
          <table:table-cell table:formula="of:=[.T27]*(1+[.$P$2]*[.S27])-[.$P$2]*([.S27]+2)" office:value-type="float" office:value="-2128151.47379057" calcext:value-type="float">
            <text:p>-2.128.151,473790570</text:p>
          </table:table-cell>
          <table:table-cell/>
          <table:covered-table-cell table:number-columns-repeated="2"/>
          <table:table-cell table:formula="of:=[.X27]+1" office:value-type="float" office:value="26" calcext:value-type="float">
            <text:p>26</text:p>
          </table:table-cell>
          <table:table-cell table:formula="of:=[.Y27]+[.$V$2]" office:value-type="float" office:value="3.25" calcext:value-type="float">
            <text:p>3,25</text:p>
          </table:table-cell>
          <table:table-cell table:formula="of:=[.Z27]*(1+[.$V$2]*[.Y27])-[.$V$2]*([.Y27]+2)" office:value-type="float" office:value="-143.670142375279" calcext:value-type="float">
            <text:p>-143,67014237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8]+1" office:value-type="float" office:value="27" calcext:value-type="float">
            <text:p>27</text:p>
          </table:table-cell>
          <table:table-cell table:formula="of:=[.S28]+[.$P$2]" office:value-type="float" office:value="6.75" calcext:value-type="float">
            <text:p>6,75</text:p>
          </table:table-cell>
          <table:table-cell table:formula="of:=[.T28]*(1+[.$P$2]*[.S28])-[.$P$2]*([.S28]+2)" office:value-type="float" office:value="-5586399.74370024" calcext:value-type="float">
            <text:p>-5.586.399,743700240</text:p>
          </table:table-cell>
          <table:table-cell/>
          <table:covered-table-cell table:number-columns-repeated="2"/>
          <table:table-cell table:formula="of:=[.X28]+1" office:value-type="float" office:value="27" calcext:value-type="float">
            <text:p>27</text:p>
          </table:table-cell>
          <table:table-cell table:formula="of:=[.Y28]+[.$V$2]" office:value-type="float" office:value="3.375" calcext:value-type="float">
            <text:p>3,375</text:p>
          </table:table-cell>
          <table:table-cell table:formula="of:=[.Z28]*(1+[.$V$2]*[.Y28])-[.$V$2]*([.Y28]+2)" office:value-type="float" office:value="-202.692387715236" calcext:value-type="float">
            <text:p>-202,69238771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9]+1" office:value-type="float" office:value="28" calcext:value-type="float">
            <text:p>28</text:p>
          </table:table-cell>
          <table:table-cell table:formula="of:=[.S29]+[.$P$2]" office:value-type="float" office:value="7" calcext:value-type="float">
            <text:p>7</text:p>
          </table:table-cell>
          <table:table-cell table:formula="of:=[.T29]*(1+[.$P$2]*[.S29])-[.$P$2]*([.S29]+2)" office:value-type="float" office:value="-15013451.4986944" calcext:value-type="float">
            <text:p>-15.013.451,498694400</text:p>
          </table:table-cell>
          <table:table-cell/>
          <table:covered-table-cell table:number-columns-repeated="2"/>
          <table:table-cell table:formula="of:=[.X29]+1" office:value-type="float" office:value="28" calcext:value-type="float">
            <text:p>28</text:p>
          </table:table-cell>
          <table:table-cell table:formula="of:=[.Y29]+[.$V$2]" office:value-type="float" office:value="3.5" calcext:value-type="float">
            <text:p>3,5</text:p>
          </table:table-cell>
          <table:table-cell table:formula="of:=[.Z29]*(1+[.$V$2]*[.Y29])-[.$V$2]*([.Y29]+2)" office:value-type="float" office:value="-288.875113782601" calcext:value-type="float">
            <text:p>-288,875113783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0]+1" office:value-type="float" office:value="29" calcext:value-type="float">
            <text:p>29</text:p>
          </table:table-cell>
          <table:table-cell table:formula="of:=[.S30]+[.$P$2]" office:value-type="float" office:value="7.25" calcext:value-type="float">
            <text:p>7,25</text:p>
          </table:table-cell>
          <table:table-cell table:formula="of:=[.T30]*(1+[.$P$2]*[.S30])-[.$P$2]*([.S30]+2)" office:value-type="float" office:value="-41286993.8714096" calcext:value-type="float">
            <text:p>-41.286.993,871409600</text:p>
          </table:table-cell>
          <table:table-cell/>
          <table:covered-table-cell table:number-columns-repeated="2"/>
          <table:table-cell table:formula="of:=[.X30]+1" office:value-type="float" office:value="29" calcext:value-type="float">
            <text:p>29</text:p>
          </table:table-cell>
          <table:table-cell table:formula="of:=[.Y30]+[.$V$2]" office:value-type="float" office:value="3.625" calcext:value-type="float">
            <text:p>3,625</text:p>
          </table:table-cell>
          <table:table-cell table:formula="of:=[.Z30]*(1+[.$V$2]*[.Y30])-[.$V$2]*([.Y30]+2)" office:value-type="float" office:value="-415.945476062489" calcext:value-type="float">
            <text:p>-415,945476062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1]+1" office:value-type="float" office:value="30" calcext:value-type="float">
            <text:p>30</text:p>
          </table:table-cell>
          <table:table-cell table:formula="of:=[.S31]+[.$P$2]" office:value-type="float" office:value="7.5" calcext:value-type="float">
            <text:p>7,5</text:p>
          </table:table-cell>
          <table:table-cell table:formula="of:=[.T31]*(1+[.$P$2]*[.S31])-[.$P$2]*([.S31]+2)" office:value-type="float" office:value="-116119672.575839" calcext:value-type="float">
            <text:p>-116.119.672,575839000</text:p>
          </table:table-cell>
          <table:table-cell/>
          <table:covered-table-cell table:number-columns-repeated="2"/>
          <table:table-cell table:formula="of:=[.X31]+1" office:value-type="float" office:value="30" calcext:value-type="float">
            <text:p>30</text:p>
          </table:table-cell>
          <table:table-cell table:formula="of:=[.Y31]+[.$V$2]" office:value-type="float" office:value="3.75" calcext:value-type="float">
            <text:p>3,75</text:p>
          </table:table-cell>
          <table:table-cell table:formula="of:=[.Z31]*(1+[.$V$2]*[.Y31])-[.$V$2]*([.Y31]+2)" office:value-type="float" office:value="-605.123894903304" calcext:value-type="float">
            <text:p>-605,123894903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2]+1" office:value-type="float" office:value="31" calcext:value-type="float">
            <text:p>31</text:p>
          </table:table-cell>
          <table:table-cell table:formula="of:=[.S32]+[.$P$2]" office:value-type="float" office:value="7.75" calcext:value-type="float">
            <text:p>7,75</text:p>
          </table:table-cell>
          <table:table-cell table:formula="of:=[.T32]*(1+[.$P$2]*[.S32])-[.$P$2]*([.S32]+2)" office:value-type="float" office:value="-333844061.030538" calcext:value-type="float">
            <text:p>-333.844.061,030538000</text:p>
          </table:table-cell>
          <table:table-cell/>
          <table:covered-table-cell table:number-columns-repeated="2"/>
          <table:table-cell table:formula="of:=[.X32]+1" office:value-type="float" office:value="31" calcext:value-type="float">
            <text:p>31</text:p>
          </table:table-cell>
          <table:table-cell table:formula="of:=[.Y32]+[.$V$2]" office:value-type="float" office:value="3.875" calcext:value-type="float">
            <text:p>3,875</text:p>
          </table:table-cell>
          <table:table-cell table:formula="of:=[.Z32]*(1+[.$V$2]*[.Y32])-[.$V$2]*([.Y32]+2)" office:value-type="float" office:value="-889.494470639228" calcext:value-type="float">
            <text:p>-889,494470639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3]+1" office:value-type="float" office:value="32" calcext:value-type="float">
            <text:p>32</text:p>
          </table:table-cell>
          <table:table-cell table:formula="of:=[.S33]+[.$P$2]" office:value-type="float" office:value="8" calcext:value-type="float">
            <text:p>8</text:p>
          </table:table-cell>
          <table:table-cell table:formula="of:=[.T33]*(1+[.$P$2]*[.S33])-[.$P$2]*([.S33]+2)" office:value-type="float" office:value="-980666931.714706" calcext:value-type="float">
            <text:p>-980.666.931,714706000</text:p>
          </table:table-cell>
          <table:table-cell/>
          <table:covered-table-cell table:number-columns-repeated="2"/>
          <table:table-cell table:formula="of:=[.X33]+1" office:value-type="float" office:value="32" calcext:value-type="float">
            <text:p>32</text:p>
          </table:table-cell>
          <table:table-cell table:formula="of:=[.Y33]+[.$V$2]" office:value-type="float" office:value="4" calcext:value-type="float">
            <text:p>4</text:p>
          </table:table-cell>
          <table:table-cell table:formula="of:=[.Z33]*(1+[.$V$2]*[.Y33])-[.$V$2]*([.Y33]+2)" office:value-type="float" office:value="-1321.0777298551" calcext:value-type="float">
            <text:p>-1.321,07772985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4]+1" office:value-type="float" office:value="33" calcext:value-type="float">
            <text:p>33</text:p>
          </table:table-cell>
          <table:table-cell table:formula="of:=[.S34]+[.$P$2]" office:value-type="float" office:value="8.25" calcext:value-type="float">
            <text:p>8,25</text:p>
          </table:table-cell>
          <table:table-cell table:formula="of:=[.T34]*(1+[.$P$2]*[.S34])-[.$P$2]*([.S34]+2)" office:value-type="float" office:value="-2942000797.64412" calcext:value-type="float">
            <text:p>-2.942.000.797,644120000</text:p>
          </table:table-cell>
          <table:table-cell/>
          <table:covered-table-cell table:number-columns-repeated="2"/>
          <table:table-cell table:formula="of:=[.X34]+1" office:value-type="float" office:value="33" calcext:value-type="float">
            <text:p>33</text:p>
          </table:table-cell>
          <table:table-cell table:formula="of:=[.Y34]+[.$V$2]" office:value-type="float" office:value="4.125" calcext:value-type="float">
            <text:p>4,125</text:p>
          </table:table-cell>
          <table:table-cell table:formula="of:=[.Z34]*(1+[.$V$2]*[.Y34])-[.$V$2]*([.Y34]+2)" office:value-type="float" office:value="-1982.36659478266" calcext:value-type="float">
            <text:p>-1.982,366594783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5]+1" office:value-type="float" office:value="34" calcext:value-type="float">
            <text:p>34</text:p>
          </table:table-cell>
          <table:table-cell table:formula="of:=[.S35]+[.$P$2]" office:value-type="float" office:value="8.5" calcext:value-type="float">
            <text:p>8,5</text:p>
          </table:table-cell>
          <table:table-cell table:formula="of:=[.T35]*(1+[.$P$2]*[.S35])-[.$P$2]*([.S35]+2)" office:value-type="float" office:value="-9009877445.34761" calcext:value-type="float">
            <text:p>-9.009.877.445,347610000</text:p>
          </table:table-cell>
          <table:table-cell/>
          <table:covered-table-cell table:number-columns-repeated="2"/>
          <table:table-cell table:formula="of:=[.X35]+1" office:value-type="float" office:value="34" calcext:value-type="float">
            <text:p>34</text:p>
          </table:table-cell>
          <table:table-cell table:formula="of:=[.Y35]+[.$V$2]" office:value-type="float" office:value="4.25" calcext:value-type="float">
            <text:p>4,25</text:p>
          </table:table-cell>
          <table:table-cell table:formula="of:=[.Z35]*(1+[.$V$2]*[.Y35])-[.$V$2]*([.Y35]+2)" office:value-type="float" office:value="-3005.28999521746" calcext:value-type="float">
            <text:p>-3.005,289995217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6]+1" office:value-type="float" office:value="35" calcext:value-type="float">
            <text:p>35</text:p>
          </table:table-cell>
          <table:table-cell table:formula="of:=[.S36]+[.$P$2]" office:value-type="float" office:value="8.75" calcext:value-type="float">
            <text:p>8,75</text:p>
          </table:table-cell>
          <table:table-cell table:formula="of:=[.T36]*(1+[.$P$2]*[.S36])-[.$P$2]*([.S36]+2)" office:value-type="float" office:value="-28155867019.3363" calcext:value-type="float">
            <text:p>-28.155.867.019,336300000</text:p>
          </table:table-cell>
          <table:table-cell/>
          <table:covered-table-cell table:number-columns-repeated="2"/>
          <table:table-cell table:formula="of:=[.X36]+1" office:value-type="float" office:value="35" calcext:value-type="float">
            <text:p>35</text:p>
          </table:table-cell>
          <table:table-cell table:formula="of:=[.Y36]+[.$V$2]" office:value-type="float" office:value="4.375" calcext:value-type="float">
            <text:p>4,375</text:p>
          </table:table-cell>
          <table:table-cell table:formula="of:=[.Z36]*(1+[.$V$2]*[.Y36])-[.$V$2]*([.Y36]+2)" office:value-type="float" office:value="-4602.63155517674" calcext:value-type="float">
            <text:p>-4.602,631555177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7]+1" office:value-type="float" office:value="36" calcext:value-type="float">
            <text:p>36</text:p>
          </table:table-cell>
          <table:table-cell table:formula="of:=[.S37]+[.$P$2]" office:value-type="float" office:value="9" calcext:value-type="float">
            <text:p>9</text:p>
          </table:table-cell>
          <table:table-cell table:formula="of:=[.T37]*(1+[.$P$2]*[.S37])-[.$P$2]*([.S37]+2)" office:value-type="float" office:value="-89746826126.8219" calcext:value-type="float">
            <text:p>-89.746.826.126,821900000</text:p>
          </table:table-cell>
          <table:table-cell/>
          <table:covered-table-cell table:number-columns-repeated="2"/>
          <table:table-cell table:formula="of:=[.X37]+1" office:value-type="float" office:value="36" calcext:value-type="float">
            <text:p>36</text:p>
          </table:table-cell>
          <table:table-cell table:formula="of:=[.Y37]+[.$V$2]" office:value-type="float" office:value="4.5" calcext:value-type="float">
            <text:p>4,5</text:p>
          </table:table-cell>
          <table:table-cell table:formula="of:=[.Z37]*(1+[.$V$2]*[.Y37])-[.$V$2]*([.Y37]+2)" office:value-type="float" office:value="-7120.49256191402" calcext:value-type="float">
            <text:p>-7.120,492561914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8]+1" office:value-type="float" office:value="37" calcext:value-type="float">
            <text:p>37</text:p>
          </table:table-cell>
          <table:table-cell table:formula="of:=[.S38]+[.$P$2]" office:value-type="float" office:value="9.25" calcext:value-type="float">
            <text:p>9,25</text:p>
          </table:table-cell>
          <table:table-cell table:formula="of:=[.T38]*(1+[.$P$2]*[.S38])-[.$P$2]*([.S38]+2)" office:value-type="float" office:value="-291677184914.921" calcext:value-type="float">
            <text:p>-291.677.184.914,921000000</text:p>
          </table:table-cell>
          <table:table-cell/>
          <table:covered-table-cell table:number-columns-repeated="2"/>
          <table:table-cell table:formula="of:=[.X38]+1" office:value-type="float" office:value="37" calcext:value-type="float">
            <text:p>37</text:p>
          </table:table-cell>
          <table:table-cell table:formula="of:=[.Y38]+[.$V$2]" office:value-type="float" office:value="4.625" calcext:value-type="float">
            <text:p>4,625</text:p>
          </table:table-cell>
          <table:table-cell table:formula="of:=[.Z38]*(1+[.$V$2]*[.Y38])-[.$V$2]*([.Y38]+2)" office:value-type="float" office:value="-11126.5821279907" calcext:value-type="float">
            <text:p>-11.126,582127991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9]+1" office:value-type="float" office:value="38" calcext:value-type="float">
            <text:p>38</text:p>
          </table:table-cell>
          <table:table-cell table:formula="of:=[.S39]+[.$P$2]" office:value-type="float" office:value="9.5" calcext:value-type="float">
            <text:p>9,5</text:p>
          </table:table-cell>
          <table:table-cell table:formula="of:=[.T39]*(1+[.$P$2]*[.S39])-[.$P$2]*([.S39]+2)" office:value-type="float" office:value="-966180675033.489" calcext:value-type="float">
            <text:p>-966.180.675.033,489000000</text:p>
          </table:table-cell>
          <table:table-cell/>
          <table:covered-table-cell table:number-columns-repeated="2"/>
          <table:table-cell table:formula="of:=[.X39]+1" office:value-type="float" office:value="38" calcext:value-type="float">
            <text:p>38</text:p>
          </table:table-cell>
          <table:table-cell table:formula="of:=[.Y39]+[.$V$2]" office:value-type="float" office:value="4.75" calcext:value-type="float">
            <text:p>4,75</text:p>
          </table:table-cell>
          <table:table-cell table:formula="of:=[.Z39]*(1+[.$V$2]*[.Y39])-[.$V$2]*([.Y39]+2)" office:value-type="float" office:value="-17559.9655457353" calcext:value-type="float">
            <text:p>-17.559,96554573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40]+1" office:value-type="float" office:value="39" calcext:value-type="float">
            <text:p>39</text:p>
          </table:table-cell>
          <table:table-cell table:formula="of:=[.S40]+[.$P$2]" office:value-type="float" office:value="9.75" calcext:value-type="float">
            <text:p>9,75</text:p>
          </table:table-cell>
          <table:table-cell table:formula="of:=[.T40]*(1+[.$P$2]*[.S40])-[.$P$2]*([.S40]+2)" office:value-type="float" office:value="-3260859778240.9" calcext:value-type="float">
            <text:p>-3.260.859.778.240,900000000</text:p>
          </table:table-cell>
          <table:table-cell/>
          <table:covered-table-cell table:number-columns-repeated="2"/>
          <table:table-cell table:formula="of:=[.X40]+1" office:value-type="float" office:value="39" calcext:value-type="float">
            <text:p>39</text:p>
          </table:table-cell>
          <table:table-cell table:formula="of:=[.Y40]+[.$V$2]" office:value-type="float" office:value="4.875" calcext:value-type="float">
            <text:p>4,875</text:p>
          </table:table-cell>
          <table:table-cell table:formula="of:=[.Z40]*(1+[.$V$2]*[.Y40])-[.$V$2]*([.Y40]+2)" office:value-type="float" office:value="-27987.0388385156" calcext:value-type="float">
            <text:p>-27.987,038838516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41]+1" office:value-type="float" office:value="40" calcext:value-type="float">
            <text:p>40</text:p>
          </table:table-cell>
          <table:table-cell table:formula="of:=[.S41]+[.$P$2]" office:value-type="float" office:value="10" calcext:value-type="float">
            <text:p>10</text:p>
          </table:table-cell>
          <table:table-cell table:formula="of:=[.T41]*(1+[.$P$2]*[.S41])-[.$P$2]*([.S41]+2)" office:value-type="float" office:value="-11209205487706" calcext:value-type="float">
            <text:p>-11.209.205.487.706,000000000</text:p>
          </table:table-cell>
          <table:table-cell/>
          <table:covered-table-cell table:number-columns-repeated="2"/>
          <table:table-cell table:formula="of:=[.X41]+1" office:value-type="float" office:value="40" calcext:value-type="float">
            <text:p>40</text:p>
          </table:table-cell>
          <table:table-cell table:formula="of:=[.Y41]+[.$V$2]" office:value-type="float" office:value="5" calcext:value-type="float">
            <text:p>5</text:p>
          </table:table-cell>
          <table:table-cell table:formula="of:=[.Z41]*(1+[.$V$2]*[.Y41])-[.$V$2]*([.Y41]+2)" office:value-type="float" office:value="-45042.500005736" calcext:value-type="float">
            <text:p>-45.042,500005736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2]+1" office:value-type="float" office:value="41" calcext:value-type="float">
            <text:p>41</text:p>
          </table:table-cell>
          <table:table-cell table:formula="of:=[.Y42]+[.$V$2]" office:value-type="float" office:value="5.125" calcext:value-type="float">
            <text:p>5,125</text:p>
          </table:table-cell>
          <table:table-cell table:formula="of:=[.Z42]*(1+[.$V$2]*[.Y42])-[.$V$2]*([.Y42]+2)" office:value-type="float" office:value="-73194.9375093209" calcext:value-type="float">
            <text:p>-73.194,937509321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3]+1" office:value-type="float" office:value="42" calcext:value-type="float">
            <text:p>42</text:p>
          </table:table-cell>
          <table:table-cell table:formula="of:=[.Y43]+[.$V$2]" office:value-type="float" office:value="5.25" calcext:value-type="float">
            <text:p>5,25</text:p>
          </table:table-cell>
          <table:table-cell table:formula="of:=[.Z43]*(1+[.$V$2]*[.Y43])-[.$V$2]*([.Y43]+2)" office:value-type="float" office:value="-120086.33497623" calcext:value-type="float">
            <text:p>-120.086,33497623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4]+1" office:value-type="float" office:value="43" calcext:value-type="float">
            <text:p>43</text:p>
          </table:table-cell>
          <table:table-cell table:formula="of:=[.Y44]+[.$V$2]" office:value-type="float" office:value="5.375" calcext:value-type="float">
            <text:p>5,375</text:p>
          </table:table-cell>
          <table:table-cell table:formula="of:=[.Z44]*(1+[.$V$2]*[.Y44])-[.$V$2]*([.Y44]+2)" office:value-type="float" office:value="-198893.89855438" calcext:value-type="float">
            <text:p>-198.893,89855438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5]+1" office:value-type="float" office:value="44" calcext:value-type="float">
            <text:p>44</text:p>
          </table:table-cell>
          <table:table-cell table:formula="of:=[.Y45]+[.$V$2]" office:value-type="float" office:value="5.5" calcext:value-type="float">
            <text:p>5,5</text:p>
          </table:table-cell>
          <table:table-cell table:formula="of:=[.Z45]*(1+[.$V$2]*[.Y45])-[.$V$2]*([.Y45]+2)" office:value-type="float" office:value="-332526.658520605" calcext:value-type="float">
            <text:p>-332.526,65852060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6]+1" office:value-type="float" office:value="45" calcext:value-type="float">
            <text:p>45</text:p>
          </table:table-cell>
          <table:table-cell table:formula="of:=[.Y46]+[.$V$2]" office:value-type="float" office:value="5.625" calcext:value-type="float">
            <text:p>5,625</text:p>
          </table:table-cell>
          <table:table-cell table:formula="of:=[.Z46]*(1+[.$V$2]*[.Y46])-[.$V$2]*([.Y46]+2)" office:value-type="float" office:value="-561139.67375352" calcext:value-type="float">
            <text:p>-561.139,67375352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7]+1" office:value-type="float" office:value="46" calcext:value-type="float">
            <text:p>46</text:p>
          </table:table-cell>
          <table:table-cell table:formula="of:=[.Y47]+[.$V$2]" office:value-type="float" office:value="5.75" calcext:value-type="float">
            <text:p>5,75</text:p>
          </table:table-cell>
          <table:table-cell table:formula="of:=[.Z47]*(1+[.$V$2]*[.Y47])-[.$V$2]*([.Y47]+2)" office:value-type="float" office:value="-955691.959986465" calcext:value-type="float">
            <text:p>-955.691,95998646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8]+1" office:value-type="float" office:value="47" calcext:value-type="float">
            <text:p>47</text:p>
          </table:table-cell>
          <table:table-cell table:formula="of:=[.Y48]+[.$V$2]" office:value-type="float" office:value="5.875" calcext:value-type="float">
            <text:p>5,875</text:p>
          </table:table-cell>
          <table:table-cell table:formula="of:=[.Z48]*(1+[.$V$2]*[.Y48])-[.$V$2]*([.Y48]+2)" office:value-type="float" office:value="-1642596.52497674" calcext:value-type="float">
            <text:p>-1.642.596,52497674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9]+1" office:value-type="float" office:value="48" calcext:value-type="float">
            <text:p>48</text:p>
          </table:table-cell>
          <table:table-cell table:formula="of:=[.Y49]+[.$V$2]" office:value-type="float" office:value="6" calcext:value-type="float">
            <text:p>6</text:p>
          </table:table-cell>
          <table:table-cell table:formula="of:=[.Z49]*(1+[.$V$2]*[.Y49])-[.$V$2]*([.Y49]+2)" office:value-type="float" office:value="-2848879.33238153" calcext:value-type="float">
            <text:p>-2.848.879,33238153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0]+1" office:value-type="float" office:value="49" calcext:value-type="float">
            <text:p>49</text:p>
          </table:table-cell>
          <table:table-cell table:formula="of:=[.Y50]+[.$V$2]" office:value-type="float" office:value="6.125" calcext:value-type="float">
            <text:p>6,125</text:p>
          </table:table-cell>
          <table:table-cell table:formula="of:=[.Z50]*(1+[.$V$2]*[.Y50])-[.$V$2]*([.Y50]+2)" office:value-type="float" office:value="-4985539.83166767" calcext:value-type="float">
            <text:p>-4.985.539,83166767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1]+1" office:value-type="float" office:value="50" calcext:value-type="float">
            <text:p>50</text:p>
          </table:table-cell>
          <table:table-cell table:formula="of:=[.Y51]+[.$V$2]" office:value-type="float" office:value="6.25" calcext:value-type="float">
            <text:p>6,25</text:p>
          </table:table-cell>
          <table:table-cell table:formula="of:=[.Z51]*(1+[.$V$2]*[.Y51])-[.$V$2]*([.Y51]+2)" office:value-type="float" office:value="-8802594.78091323" calcext:value-type="float">
            <text:p>-8.802.594,78091323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2]+1" office:value-type="float" office:value="51" calcext:value-type="float">
            <text:p>51</text:p>
          </table:table-cell>
          <table:table-cell table:formula="of:=[.Y52]+[.$V$2]" office:value-type="float" office:value="6.375" calcext:value-type="float">
            <text:p>6,375</text:p>
          </table:table-cell>
          <table:table-cell table:formula="of:=[.Z52]*(1+[.$V$2]*[.Y52])-[.$V$2]*([.Y52]+2)" office:value-type="float" office:value="-15679622.9847517" calcext:value-type="float">
            <text:p>-15.679.622,9847517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3]+1" office:value-type="float" office:value="52" calcext:value-type="float">
            <text:p>52</text:p>
          </table:table-cell>
          <table:table-cell table:formula="of:=[.Y53]+[.$V$2]" office:value-type="float" office:value="6.5" calcext:value-type="float">
            <text:p>6,5</text:p>
          </table:table-cell>
          <table:table-cell table:formula="of:=[.Z53]*(1+[.$V$2]*[.Y53])-[.$V$2]*([.Y53]+2)" office:value-type="float" office:value="-28174323.5976007" calcext:value-type="float">
            <text:p>-28.174.323,5976007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4]+1" office:value-type="float" office:value="53" calcext:value-type="float">
            <text:p>53</text:p>
          </table:table-cell>
          <table:table-cell table:formula="of:=[.Y54]+[.$V$2]" office:value-type="float" office:value="6.625" calcext:value-type="float">
            <text:p>6,625</text:p>
          </table:table-cell>
          <table:table-cell table:formula="of:=[.Z54]*(1+[.$V$2]*[.Y54])-[.$V$2]*([.Y54]+2)" office:value-type="float" office:value="-51065962.5831513" calcext:value-type="float">
            <text:p>-51.065.962,5831513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5]+1" office:value-type="float" office:value="54" calcext:value-type="float">
            <text:p>54</text:p>
          </table:table-cell>
          <table:table-cell table:formula="of:=[.Y55]+[.$V$2]" office:value-type="float" office:value="6.75" calcext:value-type="float">
            <text:p>6,75</text:p>
          </table:table-cell>
          <table:table-cell table:formula="of:=[.Z55]*(1+[.$V$2]*[.Y55])-[.$V$2]*([.Y55]+2)" office:value-type="float" office:value="-93354963.9254484" calcext:value-type="float">
            <text:p>-93.354.963,9254484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6]+1" office:value-type="float" office:value="55" calcext:value-type="float">
            <text:p>55</text:p>
          </table:table-cell>
          <table:table-cell table:formula="of:=[.Y56]+[.$V$2]" office:value-type="float" office:value="6.875" calcext:value-type="float">
            <text:p>6,875</text:p>
          </table:table-cell>
          <table:table-cell table:formula="of:=[.Z56]*(1+[.$V$2]*[.Y56])-[.$V$2]*([.Y56]+2)" office:value-type="float" office:value="-172123215.831295" calcext:value-type="float">
            <text:p>-172.123.215,831295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7]+1" office:value-type="float" office:value="56" calcext:value-type="float">
            <text:p>56</text:p>
          </table:table-cell>
          <table:table-cell table:formula="of:=[.Y57]+[.$V$2]" office:value-type="float" office:value="7" calcext:value-type="float">
            <text:p>7</text:p>
          </table:table-cell>
          <table:table-cell table:formula="of:=[.Z57]*(1+[.$V$2]*[.Y57])-[.$V$2]*([.Y57]+2)" office:value-type="float" office:value="-320041605.54569" calcext:value-type="float">
            <text:p>-320.041.605,54569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8]+1" office:value-type="float" office:value="57" calcext:value-type="float">
            <text:p>57</text:p>
          </table:table-cell>
          <table:table-cell table:formula="of:=[.Y58]+[.$V$2]" office:value-type="float" office:value="7.125" calcext:value-type="float">
            <text:p>7,125</text:p>
          </table:table-cell>
          <table:table-cell table:formula="of:=[.Z58]*(1+[.$V$2]*[.Y58])-[.$V$2]*([.Y58]+2)" office:value-type="float" office:value="-600078011.523169" calcext:value-type="float">
            <text:p>-600.078.011,523169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9]+1" office:value-type="float" office:value="58" calcext:value-type="float">
            <text:p>58</text:p>
          </table:table-cell>
          <table:table-cell table:formula="of:=[.Y59]+[.$V$2]" office:value-type="float" office:value="7.25" calcext:value-type="float">
            <text:p>7,25</text:p>
          </table:table-cell>
          <table:table-cell table:formula="of:=[.Z59]*(1+[.$V$2]*[.Y59])-[.$V$2]*([.Y59]+2)" office:value-type="float" office:value="-1134522491.67662" calcext:value-type="float">
            <text:p>-1.134.522.491,67662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0]+1" office:value-type="float" office:value="59" calcext:value-type="float">
            <text:p>59</text:p>
          </table:table-cell>
          <table:table-cell table:formula="of:=[.Y60]+[.$V$2]" office:value-type="float" office:value="7.375" calcext:value-type="float">
            <text:p>7,375</text:p>
          </table:table-cell>
          <table:table-cell table:formula="of:=[.Z60]*(1+[.$V$2]*[.Y60])-[.$V$2]*([.Y60]+2)" office:value-type="float" office:value="-2162683500.9148" calcext:value-type="float">
            <text:p>-2.162.683.500,9148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1]+1" office:value-type="float" office:value="60" calcext:value-type="float">
            <text:p>60</text:p>
          </table:table-cell>
          <table:table-cell table:formula="of:=[.Y61]+[.$V$2]" office:value-type="float" office:value="7.5" calcext:value-type="float">
            <text:p>7,5</text:p>
          </table:table-cell>
          <table:table-cell table:formula="of:=[.Z61]*(1+[.$V$2]*[.Y61])-[.$V$2]*([.Y61]+2)" office:value-type="float" office:value="-4156407354.4925" calcext:value-type="float">
            <text:p>-4.156.407.354,4925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2]+1" office:value-type="float" office:value="61" calcext:value-type="float">
            <text:p>61</text:p>
          </table:table-cell>
          <table:table-cell table:formula="of:=[.Y62]+[.$V$2]" office:value-type="float" office:value="7.625" calcext:value-type="float">
            <text:p>7,625</text:p>
          </table:table-cell>
          <table:table-cell table:formula="of:=[.Z62]*(1+[.$V$2]*[.Y62])-[.$V$2]*([.Y62]+2)" office:value-type="float" office:value="-8053039250.51673" calcext:value-type="float">
            <text:p>-8.053.039.250,51673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3]+1" office:value-type="float" office:value="62" calcext:value-type="float">
            <text:p>62</text:p>
          </table:table-cell>
          <table:table-cell table:formula="of:=[.Y63]+[.$V$2]" office:value-type="float" office:value="7.75" calcext:value-type="float">
            <text:p>7,75</text:p>
          </table:table-cell>
          <table:table-cell table:formula="of:=[.Z63]*(1+[.$V$2]*[.Y63])-[.$V$2]*([.Y63]+2)" office:value-type="float" office:value="-15728592287.3686" calcext:value-type="float">
            <text:p>-15.728.592.287,3686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4]+1" office:value-type="float" office:value="63" calcext:value-type="float">
            <text:p>63</text:p>
          </table:table-cell>
          <table:table-cell table:formula="of:=[.Y64]+[.$V$2]" office:value-type="float" office:value="7.875" calcext:value-type="float">
            <text:p>7,875</text:p>
          </table:table-cell>
          <table:table-cell table:formula="of:=[.Z64]*(1+[.$V$2]*[.Y64])-[.$V$2]*([.Y64]+2)" office:value-type="float" office:value="-30965666066.9757" calcext:value-type="float">
            <text:p>-30.965.666.066,9757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5]+1" office:value-type="float" office:value="64" calcext:value-type="float">
            <text:p>64</text:p>
          </table:table-cell>
          <table:table-cell table:formula="of:=[.Y65]+[.$V$2]" office:value-type="float" office:value="8" calcext:value-type="float">
            <text:p>8</text:p>
          </table:table-cell>
          <table:table-cell table:formula="of:=[.Z65]*(1+[.$V$2]*[.Y65])-[.$V$2]*([.Y65]+2)" office:value-type="float" office:value="-61447493602.8893" calcext:value-type="float">
            <text:p>-61.447.493.602,8893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6]+1" office:value-type="float" office:value="65" calcext:value-type="float">
            <text:p>65</text:p>
          </table:table-cell>
          <table:table-cell table:formula="of:=[.Y66]+[.$V$2]" office:value-type="float" office:value="8.125" calcext:value-type="float">
            <text:p>8,125</text:p>
          </table:table-cell>
          <table:table-cell table:formula="of:=[.Z66]*(1+[.$V$2]*[.Y66])-[.$V$2]*([.Y66]+2)" office:value-type="float" office:value="-122894987207.029" calcext:value-type="float">
            <text:p>-122.894.987.207,029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7]+1" office:value-type="float" office:value="66" calcext:value-type="float">
            <text:p>66</text:p>
          </table:table-cell>
          <table:table-cell table:formula="of:=[.Y67]+[.$V$2]" office:value-type="float" office:value="8.25" calcext:value-type="float">
            <text:p>8,25</text:p>
          </table:table-cell>
          <table:table-cell table:formula="of:=[.Z67]*(1+[.$V$2]*[.Y67])-[.$V$2]*([.Y67]+2)" office:value-type="float" office:value="-247710208590.433" calcext:value-type="float">
            <text:p>-247.710.208.590,433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8]+1" office:value-type="float" office:value="67" calcext:value-type="float">
            <text:p>67</text:p>
          </table:table-cell>
          <table:table-cell table:formula="of:=[.Y68]+[.$V$2]" office:value-type="float" office:value="8.375" calcext:value-type="float">
            <text:p>8,375</text:p>
          </table:table-cell>
          <table:table-cell table:formula="of:=[.Z68]*(1+[.$V$2]*[.Y68])-[.$V$2]*([.Y68]+2)" office:value-type="float" office:value="-503161361200.597" calcext:value-type="float">
            <text:p>-503.161.361.200,597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9]+1" office:value-type="float" office:value="68" calcext:value-type="float">
            <text:p>68</text:p>
          </table:table-cell>
          <table:table-cell table:formula="of:=[.Y69]+[.$V$2]" office:value-type="float" office:value="8.5" calcext:value-type="float">
            <text:p>8,5</text:p>
          </table:table-cell>
          <table:table-cell table:formula="of:=[.Z69]*(1+[.$V$2]*[.Y69])-[.$V$2]*([.Y69]+2)" office:value-type="float" office:value="-1029908411208.77" calcext:value-type="float">
            <text:p>-1.029.908.411.208,77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0]+1" office:value-type="float" office:value="69" calcext:value-type="float">
            <text:p>69</text:p>
          </table:table-cell>
          <table:table-cell table:formula="of:=[.Y70]+[.$V$2]" office:value-type="float" office:value="8.625" calcext:value-type="float">
            <text:p>8,625</text:p>
          </table:table-cell>
          <table:table-cell table:formula="of:=[.Z70]*(1+[.$V$2]*[.Y70])-[.$V$2]*([.Y70]+2)" office:value-type="float" office:value="-2124186098119.4" calcext:value-type="float">
            <text:p>-2.124.186.098.119,4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1]+1" office:value-type="float" office:value="70" calcext:value-type="float">
            <text:p>70</text:p>
          </table:table-cell>
          <table:table-cell table:formula="of:=[.Y71]+[.$V$2]" office:value-type="float" office:value="8.75" calcext:value-type="float">
            <text:p>8,75</text:p>
          </table:table-cell>
          <table:table-cell table:formula="of:=[.Z71]*(1+[.$V$2]*[.Y71])-[.$V$2]*([.Y71]+2)" office:value-type="float" office:value="-4414324235155.71" calcext:value-type="float">
            <text:p>-4.414.324.235.155,71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2]+1" office:value-type="float" office:value="71" calcext:value-type="float">
            <text:p>71</text:p>
          </table:table-cell>
          <table:table-cell table:formula="of:=[.Y72]+[.$V$2]" office:value-type="float" office:value="8.875" calcext:value-type="float">
            <text:p>8,875</text:p>
          </table:table-cell>
          <table:table-cell table:formula="of:=[.Z72]*(1+[.$V$2]*[.Y72])-[.$V$2]*([.Y72]+2)" office:value-type="float" office:value="-9242491367358.6" calcext:value-type="float">
            <text:p>-9.242.491.367.358,6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3]+1" office:value-type="float" office:value="72" calcext:value-type="float">
            <text:p>72</text:p>
          </table:table-cell>
          <table:table-cell table:formula="of:=[.Y73]+[.$V$2]" office:value-type="float" office:value="9" calcext:value-type="float">
            <text:p>9</text:p>
          </table:table-cell>
          <table:table-cell table:formula="of:=[.Z73]*(1+[.$V$2]*[.Y73])-[.$V$2]*([.Y73]+2)" office:value-type="float" office:value="-19495880228023.4" calcext:value-type="float">
            <text:p>-19.495.880.228.023,4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4]+1" office:value-type="float" office:value="73" calcext:value-type="float">
            <text:p>73</text:p>
          </table:table-cell>
          <table:table-cell table:formula="of:=[.Y74]+[.$V$2]" office:value-type="float" office:value="9.125" calcext:value-type="float">
            <text:p>9,125</text:p>
          </table:table-cell>
          <table:table-cell table:formula="of:=[.Z74]*(1+[.$V$2]*[.Y74])-[.$V$2]*([.Y74]+2)" office:value-type="float" office:value="-41428745484551.1" calcext:value-type="float">
            <text:p>-41.428.745.484.551,1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5]+1" office:value-type="float" office:value="74" calcext:value-type="float">
            <text:p>74</text:p>
          </table:table-cell>
          <table:table-cell table:formula="of:=[.Y75]+[.$V$2]" office:value-type="float" office:value="9.25" calcext:value-type="float">
            <text:p>9,25</text:p>
          </table:table-cell>
          <table:table-cell table:formula="of:=[.Z75]*(1+[.$V$2]*[.Y75])-[.$V$2]*([.Y75]+2)" office:value-type="float" office:value="-88683408302868.7" calcext:value-type="float">
            <text:p>-88.683.408.302.868,7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6]+1" office:value-type="float" office:value="75" calcext:value-type="float">
            <text:p>75</text:p>
          </table:table-cell>
          <table:table-cell table:formula="of:=[.Y76]+[.$V$2]" office:value-type="float" office:value="9.375" calcext:value-type="float">
            <text:p>9,375</text:p>
          </table:table-cell>
          <table:table-cell table:formula="of:=[.Z76]*(1+[.$V$2]*[.Y76])-[.$V$2]*([.Y76]+2)" office:value-type="float" office:value="-191223599153062" calcext:value-type="float">
            <text:p>-191.223.599.153.062,0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7]+1" office:value-type="float" office:value="76" calcext:value-type="float">
            <text:p>76</text:p>
          </table:table-cell>
          <table:table-cell table:formula="of:=[.Y77]+[.$V$2]" office:value-type="float" office:value="9.5" calcext:value-type="float">
            <text:p>9,5</text:p>
          </table:table-cell>
          <table:table-cell table:formula="of:=[.Z77]*(1+[.$V$2]*[.Y77])-[.$V$2]*([.Y77]+2)" office:value-type="float" office:value="-415313754410558" calcext:value-type="float">
            <text:p>-415.313.754.410.558,0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8]+1" office:value-type="float" office:value="77" calcext:value-type="float">
            <text:p>77</text:p>
          </table:table-cell>
          <table:table-cell table:formula="of:=[.Y78]+[.$V$2]" office:value-type="float" office:value="9.625" calcext:value-type="float">
            <text:p>9,625</text:p>
          </table:table-cell>
          <table:table-cell table:formula="of:=[.Z78]*(1+[.$V$2]*[.Y78])-[.$V$2]*([.Y78]+2)" office:value-type="float" office:value="-908498837773097" calcext:value-type="float">
            <text:p>-908.498.837.773.097,0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9]+1" office:value-type="float" office:value="78" calcext:value-type="float">
            <text:p>78</text:p>
          </table:table-cell>
          <table:table-cell table:formula="of:=[.Y79]+[.$V$2]" office:value-type="float" office:value="9.75" calcext:value-type="float">
            <text:p>9,75</text:p>
          </table:table-cell>
          <table:table-cell table:formula="of:=[.Z79]*(1+[.$V$2]*[.Y79])-[.$V$2]*([.Y79]+2)" office:value-type="float" office:value="-2.00153650196885E+015" calcext:value-type="float">
            <text:p>-2.001.536.501.968.850,0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80]+1" office:value-type="float" office:value="79" calcext:value-type="float">
            <text:p>79</text:p>
          </table:table-cell>
          <table:table-cell table:formula="of:=[.Y80]+[.$V$2]" office:value-type="float" office:value="9.875" calcext:value-type="float">
            <text:p>9,875</text:p>
          </table:table-cell>
          <table:table-cell table:formula="of:=[.Z80]*(1+[.$V$2]*[.Y80])-[.$V$2]*([.Y80]+2)" office:value-type="float" office:value="-4440909113743398" calcext:value-type="float">
            <text:p>-4.440.909.113.743.398,0000000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81]+1" office:value-type="float" office:value="80" calcext:value-type="float">
            <text:p>80</text:p>
          </table:table-cell>
          <table:table-cell table:formula="of:=[.Y81]+[.$V$2]" office:value-type="float" office:value="10" calcext:value-type="float">
            <text:p>10</text:p>
          </table:table-cell>
          <table:table-cell table:formula="of:=[.Z81]*(1+[.$V$2]*[.Y81])-[.$V$2]*([.Y81]+2)" office:value-type="float" office:value="-9.92265630102041E+015" calcext:value-type="float">
            <text:p>-9.922.656.301.020.410,000000000</text:p>
          </table:table-cell>
        </table:table-row>
      </table:table>
      <table:table table:name="euler_implicito" table:style-name="ta1"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number-columns-repeated="4" table:default-cell-style-name="ce2"/>
        <table:table-column table:style-name="co6" table:default-cell-style-name="ce6"/>
        <table:table-column table:style-name="co1" table:default-cell-style-name="Default"/>
        <table:table-column table:style-name="co1" table:number-columns-repeated="4" table:default-cell-style-name="ce2"/>
        <table:table-column table:style-name="co6" table:default-cell-style-name="ce7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 table:number-columns-spanned="1" table:number-rows-spanned="11">
            <text:p>1</text:p>
          </table:table-cell>
          <table:table-cell table:style-name="ce3" table:formula="of:=([.B2]-[.A2])/[.D2]" office:value-type="float" office:value="10" calcext:value-type="float" table:number-columns-spanned="1" table:number-rows-spanned="11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,000000000</text:p>
          </table:table-cell>
          <table:table-cell/>
          <table:table-cell table:style-name="ce11" office:value-type="float" office:value="0.5" calcext:value-type="float" table:number-columns-spanned="1" table:number-rows-spanned="21">
            <text:p>0,5</text:p>
          </table:table-cell>
          <table:table-cell table:style-name="ce11" table:formula="of:=([.B2]-[.A2])/[.J2]" office:value-type="float" office:value="20" calcext:value-type="float" table:number-columns-spanned="1" table:number-rows-spanned="21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,000000000</text:p>
          </table:table-cell>
          <table:table-cell/>
          <table:table-cell table:style-name="ce11" office:value-type="float" office:value="0.25" calcext:value-type="float" table:number-columns-spanned="1" table:number-rows-spanned="41">
            <text:p>0,25</text:p>
          </table:table-cell>
          <table:table-cell table:style-name="ce11" table:formula="of:=([.B2]-[.A2])/[.P2]" office:value-type="float" office:value="40" calcext:value-type="float" table:number-columns-spanned="1" table:number-rows-spanned="41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,000000000</text:p>
          </table:table-cell>
          <table:table-cell/>
          <table:table-cell table:style-name="ce11" office:value-type="float" office:value="0.125" calcext:value-type="float" table:number-columns-spanned="1" table:number-rows-spanned="81">
            <text:p>0,125</text:p>
          </table:table-cell>
          <table:table-cell table:style-name="ce11" table:formula="of:=([.B2]-[.A2])/[.V2]" office:value-type="float" office:value="80" calcext:value-type="float" table:number-columns-spanned="1" table:number-rows-spanned="81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" calcext:value-type="float">
            <text:p>2,000000000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2]+1" office:value-type="float" office:value="1" calcext:value-type="float">
            <text:p>1</text:p>
          </table:table-cell>
          <table:table-cell table:style-name="ce2" table:formula="of:=[.G2]+[.$D$2]" office:value-type="float" office:value="1" calcext:value-type="float">
            <text:p>1</text:p>
          </table:table-cell>
          <table:table-cell table:style-name="ce4" table:formula="of:= ([.H2] + [.$D$2]*([.G3] + 2))/(1 + [.$D$2]*[.G3])" office:value-type="float" office:value="2.5" calcext:value-type="float">
            <text:p>2,500000000</text:p>
          </table:table-cell>
          <table:table-cell/>
          <table:covered-table-cell table:number-columns-repeated="2" table:style-name="ce2"/>
          <table:table-cell table:style-name="ce2" table:formula="of:=[.L2]+1" office:value-type="float" office:value="1" calcext:value-type="float">
            <text:p>1</text:p>
          </table:table-cell>
          <table:table-cell table:style-name="ce2" table:formula="of:=[.M2]+[.$J$2]" office:value-type="float" office:value="0.5" calcext:value-type="float">
            <text:p>0,5</text:p>
          </table:table-cell>
          <table:table-cell table:style-name="ce4" table:formula="of:=([.N2]+[.$J$2]*([.M3]+2))/(1+[.$J$2]*[.M3])" office:value-type="float" office:value="2.6" calcext:value-type="float">
            <text:p>2,600000000</text:p>
          </table:table-cell>
          <table:table-cell/>
          <table:covered-table-cell table:number-columns-repeated="2"/>
          <table:table-cell table:formula="of:=[.R2]+1" office:value-type="float" office:value="1" calcext:value-type="float">
            <text:p>1</text:p>
          </table:table-cell>
          <table:table-cell table:formula="of:=[.S2]+[.$P$2]" office:value-type="float" office:value="0.25" calcext:value-type="float">
            <text:p>0,25</text:p>
          </table:table-cell>
          <table:table-cell table:formula="of:=([.T2]+[.$P$2]*([.S3]+2))/(1+[.$P$2]*[.S3])" office:value-type="float" office:value="2.41176470588235" calcext:value-type="float">
            <text:p>2,411764706</text:p>
          </table:table-cell>
          <table:table-cell/>
          <table:covered-table-cell table:number-columns-repeated="2"/>
          <table:table-cell table:formula="of:=[.X2]+1" office:value-type="float" office:value="1" calcext:value-type="float">
            <text:p>1</text:p>
          </table:table-cell>
          <table:table-cell table:formula="of:=[.Y2]+[.$V$2]" office:value-type="float" office:value="0.125" calcext:value-type="float">
            <text:p>0,125</text:p>
          </table:table-cell>
          <table:table-cell table:formula="of:=([.Z2]+[.$V$2]*([.Y3]+2))/(1+[.$V$2]*[.Y3])" office:value-type="float" office:value="2.23076923076923" calcext:value-type="float">
            <text:p>2,230769231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3]+1" office:value-type="float" office:value="2" calcext:value-type="float">
            <text:p>2</text:p>
          </table:table-cell>
          <table:table-cell table:style-name="ce2" table:formula="of:=[.G3]+[.$D$2]" office:value-type="float" office:value="2" calcext:value-type="float">
            <text:p>2</text:p>
          </table:table-cell>
          <table:table-cell table:style-name="ce4" table:formula="of:= ([.H3] + [.$D$2]*([.G4] + 2))/(1 + [.$D$2]*[.G4])" office:value-type="float" office:value="2.16666666666667" calcext:value-type="float">
            <text:p>2,166666667</text:p>
          </table:table-cell>
          <table:table-cell/>
          <table:covered-table-cell table:number-columns-repeated="2" table:style-name="ce2"/>
          <table:table-cell table:style-name="ce2" table:formula="of:=[.L3]+1" office:value-type="float" office:value="2" calcext:value-type="float">
            <text:p>2</text:p>
          </table:table-cell>
          <table:table-cell table:style-name="ce2" table:formula="of:=[.M3]+[.$J$2]" office:value-type="float" office:value="1" calcext:value-type="float">
            <text:p>1</text:p>
          </table:table-cell>
          <table:table-cell table:style-name="ce4" table:formula="of:=([.N3]+[.$J$2]*([.M4]+2))/(1+[.$J$2]*[.M4])" office:value-type="float" office:value="2.73333333333333" calcext:value-type="float">
            <text:p>2,733333333</text:p>
          </table:table-cell>
          <table:table-cell/>
          <table:covered-table-cell table:number-columns-repeated="2"/>
          <table:table-cell table:formula="of:=[.R3]+1" office:value-type="float" office:value="2" calcext:value-type="float">
            <text:p>2</text:p>
          </table:table-cell>
          <table:table-cell table:formula="of:=[.S3]+[.$P$2]" office:value-type="float" office:value="0.5" calcext:value-type="float">
            <text:p>0,5</text:p>
          </table:table-cell>
          <table:table-cell table:formula="of:=([.T3]+[.$P$2]*([.S4]+2))/(1+[.$P$2]*[.S4])" office:value-type="float" office:value="2.69934640522876" calcext:value-type="float">
            <text:p>2,699346405</text:p>
          </table:table-cell>
          <table:table-cell/>
          <table:covered-table-cell table:number-columns-repeated="2"/>
          <table:table-cell table:formula="of:=[.X3]+1" office:value-type="float" office:value="2" calcext:value-type="float">
            <text:p>2</text:p>
          </table:table-cell>
          <table:table-cell table:formula="of:=[.Y3]+[.$V$2]" office:value-type="float" office:value="0.25" calcext:value-type="float">
            <text:p>0,25</text:p>
          </table:table-cell>
          <table:table-cell table:formula="of:=([.Z3]+[.$V$2]*([.Y4]+2))/(1+[.$V$2]*[.Y4])" office:value-type="float" office:value="2.43589743589744" calcext:value-type="float">
            <text:p>2,435897436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4]+1" office:value-type="float" office:value="3" calcext:value-type="float">
            <text:p>3</text:p>
          </table:table-cell>
          <table:table-cell table:style-name="ce2" table:formula="of:=[.G4]+[.$D$2]" office:value-type="float" office:value="3" calcext:value-type="float">
            <text:p>3</text:p>
          </table:table-cell>
          <table:table-cell table:style-name="ce4" table:formula="of:= ([.H4] + [.$D$2]*([.G5] + 2))/(1 + [.$D$2]*[.G5])" office:value-type="float" office:value="1.79166666666667" calcext:value-type="float">
            <text:p>1,791666667</text:p>
          </table:table-cell>
          <table:table-cell/>
          <table:covered-table-cell table:number-columns-repeated="2" table:style-name="ce2"/>
          <table:table-cell table:style-name="ce2" table:formula="of:=[.L4]+1" office:value-type="float" office:value="3" calcext:value-type="float">
            <text:p>3</text:p>
          </table:table-cell>
          <table:table-cell table:style-name="ce2" table:formula="of:=[.M4]+[.$J$2]" office:value-type="float" office:value="1.5" calcext:value-type="float">
            <text:p>1,5</text:p>
          </table:table-cell>
          <table:table-cell table:style-name="ce4" table:formula="of:=([.N4]+[.$J$2]*([.M5]+2))/(1+[.$J$2]*[.M5])" office:value-type="float" office:value="2.56190476190476" calcext:value-type="float">
            <text:p>2,561904762</text:p>
          </table:table-cell>
          <table:table-cell/>
          <table:covered-table-cell table:number-columns-repeated="2"/>
          <table:table-cell table:formula="of:=[.R4]+1" office:value-type="float" office:value="3" calcext:value-type="float">
            <text:p>3</text:p>
          </table:table-cell>
          <table:table-cell table:formula="of:=[.S4]+[.$P$2]" office:value-type="float" office:value="0.75" calcext:value-type="float">
            <text:p>0,75</text:p>
          </table:table-cell>
          <table:table-cell table:formula="of:=([.T4]+[.$P$2]*([.S5]+2))/(1+[.$P$2]*[.S5])" office:value-type="float" office:value="2.85208118335053" calcext:value-type="float">
            <text:p>2,852081183</text:p>
          </table:table-cell>
          <table:table-cell/>
          <table:covered-table-cell table:number-columns-repeated="2"/>
          <table:table-cell table:formula="of:=[.X4]+1" office:value-type="float" office:value="3" calcext:value-type="float">
            <text:p>3</text:p>
          </table:table-cell>
          <table:table-cell table:formula="of:=[.Y4]+[.$V$2]" office:value-type="float" office:value="0.375" calcext:value-type="float">
            <text:p>0,375</text:p>
          </table:table-cell>
          <table:table-cell table:formula="of:=([.Z4]+[.$V$2]*([.Y5]+2))/(1+[.$V$2]*[.Y5])" office:value-type="float" office:value="2.61040949100651" calcext:value-type="float">
            <text:p>2,610409491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5]+1" office:value-type="float" office:value="4" calcext:value-type="float">
            <text:p>4</text:p>
          </table:table-cell>
          <table:table-cell table:style-name="ce2" table:formula="of:=[.G5]+[.$D$2]" office:value-type="float" office:value="4" calcext:value-type="float">
            <text:p>4</text:p>
          </table:table-cell>
          <table:table-cell table:style-name="ce4" table:formula="of:= ([.H5] + [.$D$2]*([.G6] + 2))/(1 + [.$D$2]*[.G6])" office:value-type="float" office:value="1.55833333333333" calcext:value-type="float">
            <text:p>1,558333333</text:p>
          </table:table-cell>
          <table:table-cell/>
          <table:covered-table-cell table:number-columns-repeated="2" table:style-name="ce2"/>
          <table:table-cell table:style-name="ce2" table:formula="of:=[.L5]+1" office:value-type="float" office:value="4" calcext:value-type="float">
            <text:p>4</text:p>
          </table:table-cell>
          <table:table-cell table:style-name="ce2" table:formula="of:=[.M5]+[.$J$2]" office:value-type="float" office:value="2" calcext:value-type="float">
            <text:p>2</text:p>
          </table:table-cell>
          <table:table-cell table:style-name="ce4" table:formula="of:=([.N5]+[.$J$2]*([.M6]+2))/(1+[.$J$2]*[.M6])" office:value-type="float" office:value="2.28095238095238" calcext:value-type="float">
            <text:p>2,280952381</text:p>
          </table:table-cell>
          <table:table-cell/>
          <table:covered-table-cell table:number-columns-repeated="2"/>
          <table:table-cell table:formula="of:=[.R5]+1" office:value-type="float" office:value="4" calcext:value-type="float">
            <text:p>4</text:p>
          </table:table-cell>
          <table:table-cell table:formula="of:=[.S5]+[.$P$2]" office:value-type="float" office:value="1" calcext:value-type="float">
            <text:p>1</text:p>
          </table:table-cell>
          <table:table-cell table:formula="of:=([.T5]+[.$P$2]*([.S6]+2))/(1+[.$P$2]*[.S6])" office:value-type="float" office:value="2.88166494668043" calcext:value-type="float">
            <text:p>2,881664947</text:p>
          </table:table-cell>
          <table:table-cell/>
          <table:covered-table-cell table:number-columns-repeated="2"/>
          <table:table-cell table:formula="of:=[.X5]+1" office:value-type="float" office:value="4" calcext:value-type="float">
            <text:p>4</text:p>
          </table:table-cell>
          <table:table-cell table:formula="of:=[.Y5]+[.$V$2]" office:value-type="float" office:value="0.5" calcext:value-type="float">
            <text:p>0,5</text:p>
          </table:table-cell>
          <table:table-cell table:formula="of:=([.Z5]+[.$V$2]*([.Y6]+2))/(1+[.$V$2]*[.Y6])" office:value-type="float" office:value="2.75097363859436" calcext:value-type="float">
            <text:p>2,750973639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6]+1" office:value-type="float" office:value="5" calcext:value-type="float">
            <text:p>5</text:p>
          </table:table-cell>
          <table:table-cell table:style-name="ce2" table:formula="of:=[.G6]+[.$D$2]" office:value-type="float" office:value="5" calcext:value-type="float">
            <text:p>5</text:p>
          </table:table-cell>
          <table:table-cell table:style-name="ce4" table:formula="of:= ([.H6] + [.$D$2]*([.G7] + 2))/(1 + [.$D$2]*[.G7])" office:value-type="float" office:value="1.42638888888889" calcext:value-type="float">
            <text:p>1,426388889</text:p>
          </table:table-cell>
          <table:table-cell/>
          <table:covered-table-cell table:number-columns-repeated="2" table:style-name="ce2"/>
          <table:table-cell table:style-name="ce2" table:formula="of:=[.L6]+1" office:value-type="float" office:value="5" calcext:value-type="float">
            <text:p>5</text:p>
          </table:table-cell>
          <table:table-cell table:style-name="ce2" table:formula="of:=[.M6]+[.$J$2]" office:value-type="float" office:value="2.5" calcext:value-type="float">
            <text:p>2,5</text:p>
          </table:table-cell>
          <table:table-cell table:style-name="ce4" table:formula="of:=([.N6]+[.$J$2]*([.M7]+2))/(1+[.$J$2]*[.M7])" office:value-type="float" office:value="2.01375661375661" calcext:value-type="float">
            <text:p>2,013756614</text:p>
          </table:table-cell>
          <table:table-cell/>
          <table:covered-table-cell table:number-columns-repeated="2"/>
          <table:table-cell table:formula="of:=[.R6]+1" office:value-type="float" office:value="5" calcext:value-type="float">
            <text:p>5</text:p>
          </table:table-cell>
          <table:table-cell table:formula="of:=[.S6]+[.$P$2]" office:value-type="float" office:value="1.25" calcext:value-type="float">
            <text:p>1,25</text:p>
          </table:table-cell>
          <table:table-cell table:formula="of:=([.T6]+[.$P$2]*([.S7]+2))/(1+[.$P$2]*[.S7])" office:value-type="float" office:value="2.81460186413747" calcext:value-type="float">
            <text:p>2,814601864</text:p>
          </table:table-cell>
          <table:table-cell/>
          <table:covered-table-cell table:number-columns-repeated="2"/>
          <table:table-cell table:formula="of:=[.X6]+1" office:value-type="float" office:value="5" calcext:value-type="float">
            <text:p>5</text:p>
          </table:table-cell>
          <table:table-cell table:formula="of:=[.Y6]+[.$V$2]" office:value-type="float" office:value="0.625" calcext:value-type="float">
            <text:p>0,625</text:p>
          </table:table-cell>
          <table:table-cell table:formula="of:=([.Z6]+[.$V$2]*([.Y7]+2))/(1+[.$V$2]*[.Y7])" office:value-type="float" office:value="2.85597554884114" calcext:value-type="float">
            <text:p>2,855975549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7]+1" office:value-type="float" office:value="6" calcext:value-type="float">
            <text:p>6</text:p>
          </table:table-cell>
          <table:table-cell table:style-name="ce2" table:formula="of:=[.G7]+[.$D$2]" office:value-type="float" office:value="6" calcext:value-type="float">
            <text:p>6</text:p>
          </table:table-cell>
          <table:table-cell table:style-name="ce4" table:formula="of:= ([.H7] + [.$D$2]*([.G8] + 2))/(1 + [.$D$2]*[.G8])" office:value-type="float" office:value="1.34662698412698" calcext:value-type="float">
            <text:p>1,346626984</text:p>
          </table:table-cell>
          <table:table-cell/>
          <table:covered-table-cell table:number-columns-repeated="2" table:style-name="ce2"/>
          <table:table-cell table:style-name="ce2" table:formula="of:=[.L7]+1" office:value-type="float" office:value="6" calcext:value-type="float">
            <text:p>6</text:p>
          </table:table-cell>
          <table:table-cell table:style-name="ce2" table:formula="of:=[.M7]+[.$J$2]" office:value-type="float" office:value="3" calcext:value-type="float">
            <text:p>3</text:p>
          </table:table-cell>
          <table:table-cell table:style-name="ce4" table:formula="of:=([.N7]+[.$J$2]*([.M8]+2))/(1+[.$J$2]*[.M8])" office:value-type="float" office:value="1.80550264550265" calcext:value-type="float">
            <text:p>1,805502646</text:p>
          </table:table-cell>
          <table:table-cell/>
          <table:covered-table-cell table:number-columns-repeated="2"/>
          <table:table-cell table:formula="of:=[.R7]+1" office:value-type="float" office:value="6" calcext:value-type="float">
            <text:p>6</text:p>
          </table:table-cell>
          <table:table-cell table:formula="of:=[.S7]+[.$P$2]" office:value-type="float" office:value="1.5" calcext:value-type="float">
            <text:p>1,5</text:p>
          </table:table-cell>
          <table:table-cell table:formula="of:=([.T7]+[.$P$2]*([.S8]+2))/(1+[.$P$2]*[.S8])" office:value-type="float" office:value="2.68334681028179" calcext:value-type="float">
            <text:p>2,683346810</text:p>
          </table:table-cell>
          <table:table-cell/>
          <table:covered-table-cell table:number-columns-repeated="2"/>
          <table:table-cell table:formula="of:=[.X7]+1" office:value-type="float" office:value="6" calcext:value-type="float">
            <text:p>6</text:p>
          </table:table-cell>
          <table:table-cell table:formula="of:=[.Y7]+[.$V$2]" office:value-type="float" office:value="0.75" calcext:value-type="float">
            <text:p>0,75</text:p>
          </table:table-cell>
          <table:table-cell table:formula="of:=([.Z7]+[.$V$2]*([.Y8]+2))/(1+[.$V$2]*[.Y8])" office:value-type="float" office:value="2.92546335894047" calcext:value-type="float">
            <text:p>2,925463359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8]+1" office:value-type="float" office:value="7" calcext:value-type="float">
            <text:p>7</text:p>
          </table:table-cell>
          <table:table-cell table:style-name="ce2" table:formula="of:=[.G8]+[.$D$2]" office:value-type="float" office:value="7" calcext:value-type="float">
            <text:p>7</text:p>
          </table:table-cell>
          <table:table-cell table:style-name="ce4" table:formula="of:= ([.H8] + [.$D$2]*([.G9] + 2))/(1 + [.$D$2]*[.G9])" office:value-type="float" office:value="1.29332837301587" calcext:value-type="float">
            <text:p>1,293328373</text:p>
          </table:table-cell>
          <table:table-cell/>
          <table:covered-table-cell table:number-columns-repeated="2" table:style-name="ce2"/>
          <table:table-cell table:style-name="ce2" table:formula="of:=[.L8]+1" office:value-type="float" office:value="7" calcext:value-type="float">
            <text:p>7</text:p>
          </table:table-cell>
          <table:table-cell table:style-name="ce2" table:formula="of:=[.M8]+[.$J$2]" office:value-type="float" office:value="3.5" calcext:value-type="float">
            <text:p>3,5</text:p>
          </table:table-cell>
          <table:table-cell table:style-name="ce4" table:formula="of:=([.N8]+[.$J$2]*([.M9]+2))/(1+[.$J$2]*[.M9])" office:value-type="float" office:value="1.65654641654642" calcext:value-type="float">
            <text:p>1,656546417</text:p>
          </table:table-cell>
          <table:table-cell/>
          <table:covered-table-cell table:number-columns-repeated="2"/>
          <table:table-cell table:formula="of:=[.R8]+1" office:value-type="float" office:value="7" calcext:value-type="float">
            <text:p>7</text:p>
          </table:table-cell>
          <table:table-cell table:formula="of:=[.S8]+[.$P$2]" office:value-type="float" office:value="1.75" calcext:value-type="float">
            <text:p>1,75</text:p>
          </table:table-cell>
          <table:table-cell table:formula="of:=([.T8]+[.$P$2]*([.S9]+2))/(1+[.$P$2]*[.S9])" office:value-type="float" office:value="2.51884995497864" calcext:value-type="float">
            <text:p>2,518849955</text:p>
          </table:table-cell>
          <table:table-cell/>
          <table:covered-table-cell table:number-columns-repeated="2"/>
          <table:table-cell table:formula="of:=[.X8]+1" office:value-type="float" office:value="7" calcext:value-type="float">
            <text:p>7</text:p>
          </table:table-cell>
          <table:table-cell table:formula="of:=[.Y8]+[.$V$2]" office:value-type="float" office:value="0.875" calcext:value-type="float">
            <text:p>0,875</text:p>
          </table:table-cell>
          <table:table-cell table:formula="of:=([.Z8]+[.$V$2]*([.Y9]+2))/(1+[.$V$2]*[.Y9])" office:value-type="float" office:value="2.96098105594634" calcext:value-type="float">
            <text:p>2,960981056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9]+1" office:value-type="float" office:value="8" calcext:value-type="float">
            <text:p>8</text:p>
          </table:table-cell>
          <table:table-cell table:style-name="ce2" table:formula="of:=[.G9]+[.$D$2]" office:value-type="float" office:value="8" calcext:value-type="float">
            <text:p>8</text:p>
          </table:table-cell>
          <table:table-cell table:style-name="ce4" table:formula="of:= ([.H9] + [.$D$2]*([.G10] + 2))/(1 + [.$D$2]*[.G10])" office:value-type="float" office:value="1.25481426366843" calcext:value-type="float">
            <text:p>1,254814264</text:p>
          </table:table-cell>
          <table:table-cell/>
          <table:covered-table-cell table:number-columns-repeated="2" table:style-name="ce2"/>
          <table:table-cell table:style-name="ce2" table:formula="of:=[.L9]+1" office:value-type="float" office:value="8" calcext:value-type="float">
            <text:p>8</text:p>
          </table:table-cell>
          <table:table-cell table:style-name="ce2" table:formula="of:=[.M9]+[.$J$2]" office:value-type="float" office:value="4" calcext:value-type="float">
            <text:p>4</text:p>
          </table:table-cell>
          <table:table-cell table:style-name="ce4" table:formula="of:=([.N9]+[.$J$2]*([.M10]+2))/(1+[.$J$2]*[.M10])" office:value-type="float" office:value="1.55218213884881" calcext:value-type="float">
            <text:p>1,552182139</text:p>
          </table:table-cell>
          <table:table-cell/>
          <table:covered-table-cell table:number-columns-repeated="2"/>
          <table:table-cell table:formula="of:=[.R9]+1" office:value-type="float" office:value="8" calcext:value-type="float">
            <text:p>8</text:p>
          </table:table-cell>
          <table:table-cell table:formula="of:=[.S9]+[.$P$2]" office:value-type="float" office:value="2" calcext:value-type="float">
            <text:p>2</text:p>
          </table:table-cell>
          <table:table-cell table:formula="of:=([.T9]+[.$P$2]*([.S10]+2))/(1+[.$P$2]*[.S10])" office:value-type="float" office:value="2.34589996998576" calcext:value-type="float">
            <text:p>2,345899970</text:p>
          </table:table-cell>
          <table:table-cell/>
          <table:covered-table-cell table:number-columns-repeated="2"/>
          <table:table-cell table:formula="of:=[.X9]+1" office:value-type="float" office:value="8" calcext:value-type="float">
            <text:p>8</text:p>
          </table:table-cell>
          <table:table-cell table:formula="of:=[.Y9]+[.$V$2]" office:value-type="float" office:value="1" calcext:value-type="float">
            <text:p>1</text:p>
          </table:table-cell>
          <table:table-cell table:formula="of:=([.Z9]+[.$V$2]*([.Y10]+2))/(1+[.$V$2]*[.Y10])" office:value-type="float" office:value="2.96531649417453" calcext:value-type="float">
            <text:p>2,965316494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10]+1" office:value-type="float" office:value="9" calcext:value-type="float">
            <text:p>9</text:p>
          </table:table-cell>
          <table:table-cell table:style-name="ce2" table:formula="of:=[.G10]+[.$D$2]" office:value-type="float" office:value="9" calcext:value-type="float">
            <text:p>9</text:p>
          </table:table-cell>
          <table:table-cell table:style-name="ce4" table:formula="of:= ([.H10] + [.$D$2]*([.G11] + 2))/(1 + [.$D$2]*[.G11])" office:value-type="float" office:value="1.22548142636684" calcext:value-type="float">
            <text:p>1,225481426</text:p>
          </table:table-cell>
          <table:table-cell/>
          <table:covered-table-cell table:number-columns-repeated="2" table:style-name="ce2"/>
          <table:table-cell table:style-name="ce2" table:formula="of:=[.L10]+1" office:value-type="float" office:value="9" calcext:value-type="float">
            <text:p>9</text:p>
          </table:table-cell>
          <table:table-cell table:style-name="ce2" table:formula="of:=[.M10]+[.$J$2]" office:value-type="float" office:value="4.5" calcext:value-type="float">
            <text:p>4,5</text:p>
          </table:table-cell>
          <table:table-cell table:style-name="ce4" table:formula="of:=([.N10]+[.$J$2]*([.M11]+2))/(1+[.$J$2]*[.M11])" office:value-type="float" office:value="1.47759450426117" calcext:value-type="float">
            <text:p>1,477594504</text:p>
          </table:table-cell>
          <table:table-cell/>
          <table:covered-table-cell table:number-columns-repeated="2"/>
          <table:table-cell table:formula="of:=[.R10]+1" office:value-type="float" office:value="9" calcext:value-type="float">
            <text:p>9</text:p>
          </table:table-cell>
          <table:table-cell table:formula="of:=[.S10]+[.$P$2]" office:value-type="float" office:value="2.25" calcext:value-type="float">
            <text:p>2,25</text:p>
          </table:table-cell>
          <table:table-cell table:formula="of:=([.T10]+[.$P$2]*([.S11]+2))/(1+[.$P$2]*[.S11])" office:value-type="float" office:value="2.18137598079089" calcext:value-type="float">
            <text:p>2,181375981</text:p>
          </table:table-cell>
          <table:table-cell/>
          <table:covered-table-cell table:number-columns-repeated="2"/>
          <table:table-cell table:formula="of:=[.X10]+1" office:value-type="float" office:value="9" calcext:value-type="float">
            <text:p>9</text:p>
          </table:table-cell>
          <table:table-cell table:formula="of:=[.Y10]+[.$V$2]" office:value-type="float" office:value="1.125" calcext:value-type="float">
            <text:p>1,125</text:p>
          </table:table-cell>
          <table:table-cell table:formula="of:=([.Z10]+[.$V$2]*([.Y11]+2))/(1+[.$V$2]*[.Y11])" office:value-type="float" office:value="2.94219528256397" calcext:value-type="float">
            <text:p>2,942195283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11]+1" office:value-type="float" office:value="10" calcext:value-type="float">
            <text:p>10</text:p>
          </table:table-cell>
          <table:table-cell table:style-name="ce2" table:formula="of:=[.G11]+[.$D$2]" office:value-type="float" office:value="10" calcext:value-type="float">
            <text:p>10</text:p>
          </table:table-cell>
          <table:table-cell table:style-name="ce4" table:formula="of:= ([.H11] + [.$D$2]*([.G12] + 2))/(1 + [.$D$2]*[.G12])" office:value-type="float" office:value="1.20231649330608" calcext:value-type="float">
            <text:p>1,202316493</text:p>
          </table:table-cell>
          <table:table-cell/>
          <table:covered-table-cell table:number-columns-repeated="2" table:style-name="ce2"/>
          <table:table-cell table:style-name="ce2" table:formula="of:=[.L11]+1" office:value-type="float" office:value="10" calcext:value-type="float">
            <text:p>10</text:p>
          </table:table-cell>
          <table:table-cell table:style-name="ce2" table:formula="of:=[.M11]+[.$J$2]" office:value-type="float" office:value="5" calcext:value-type="float">
            <text:p>5</text:p>
          </table:table-cell>
          <table:table-cell table:style-name="ce4" table:formula="of:=([.N11]+[.$J$2]*([.M12]+2))/(1+[.$J$2]*[.M12])" office:value-type="float" office:value="1.42216985836033" calcext:value-type="float">
            <text:p>1,422169858</text:p>
          </table:table-cell>
          <table:table-cell/>
          <table:covered-table-cell table:number-columns-repeated="2"/>
          <table:table-cell table:formula="of:=[.R11]+1" office:value-type="float" office:value="10" calcext:value-type="float">
            <text:p>10</text:p>
          </table:table-cell>
          <table:table-cell table:formula="of:=[.S11]+[.$P$2]" office:value-type="float" office:value="2.5" calcext:value-type="float">
            <text:p>2,5</text:p>
          </table:table-cell>
          <table:table-cell table:formula="of:=([.T11]+[.$P$2]*([.S12]+2))/(1+[.$P$2]*[.S12])" office:value-type="float" office:value="2.03469291125593" calcext:value-type="float">
            <text:p>2,034692911</text:p>
          </table:table-cell>
          <table:table-cell/>
          <table:covered-table-cell table:number-columns-repeated="2"/>
          <table:table-cell table:formula="of:=[.X11]+1" office:value-type="float" office:value="10" calcext:value-type="float">
            <text:p>10</text:p>
          </table:table-cell>
          <table:table-cell table:formula="of:=[.Y11]+[.$V$2]" office:value-type="float" office:value="1.25" calcext:value-type="float">
            <text:p>1,25</text:p>
          </table:table-cell>
          <table:table-cell table:formula="of:=([.Z11]+[.$V$2]*([.Y12]+2))/(1+[.$V$2]*[.Y12])" office:value-type="float" office:value="2.89595267681208" calcext:value-type="float">
            <text:p>2,895952677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2]+1" office:value-type="float" office:value="11" calcext:value-type="float">
            <text:p>11</text:p>
          </table:table-cell>
          <table:table-cell table:style-name="ce2" table:formula="of:=[.M12]+[.$J$2]" office:value-type="float" office:value="5.5" calcext:value-type="float">
            <text:p>5,5</text:p>
          </table:table-cell>
          <table:table-cell table:style-name="ce4" table:formula="of:=([.N12]+[.$J$2]*([.M13]+2))/(1+[.$J$2]*[.M13])" office:value-type="float" office:value="1.37924529556276" calcext:value-type="float">
            <text:p>1,379245296</text:p>
          </table:table-cell>
          <table:table-cell/>
          <table:covered-table-cell table:number-columns-repeated="2"/>
          <table:table-cell table:formula="of:=[.R12]+1" office:value-type="float" office:value="11" calcext:value-type="float">
            <text:p>11</text:p>
          </table:table-cell>
          <table:table-cell table:formula="of:=[.S12]+[.$P$2]" office:value-type="float" office:value="2.75" calcext:value-type="float">
            <text:p>2,75</text:p>
          </table:table-cell>
          <table:table-cell table:formula="of:=([.T12]+[.$P$2]*([.S13]+2))/(1+[.$P$2]*[.S13])" office:value-type="float" office:value="1.90944765111463" calcext:value-type="float">
            <text:p>1,909447651</text:p>
          </table:table-cell>
          <table:table-cell/>
          <table:covered-table-cell table:number-columns-repeated="2"/>
          <table:table-cell table:formula="of:=[.X12]+1" office:value-type="float" office:value="11" calcext:value-type="float">
            <text:p>11</text:p>
          </table:table-cell>
          <table:table-cell table:formula="of:=[.Y12]+[.$V$2]" office:value-type="float" office:value="1.375" calcext:value-type="float">
            <text:p>1,375</text:p>
          </table:table-cell>
          <table:table-cell table:formula="of:=([.Z12]+[.$V$2]*([.Y13]+2))/(1+[.$V$2]*[.Y13])" office:value-type="float" office:value="2.83121295087964" calcext:value-type="float">
            <text:p>2,831212951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3]+1" office:value-type="float" office:value="12" calcext:value-type="float">
            <text:p>12</text:p>
          </table:table-cell>
          <table:table-cell table:style-name="ce2" table:formula="of:=[.M13]+[.$J$2]" office:value-type="float" office:value="6" calcext:value-type="float">
            <text:p>6</text:p>
          </table:table-cell>
          <table:table-cell table:style-name="ce4" table:formula="of:=([.N13]+[.$J$2]*([.M14]+2))/(1+[.$J$2]*[.M14])" office:value-type="float" office:value="1.34481132389069" calcext:value-type="float">
            <text:p>1,344811324</text:p>
          </table:table-cell>
          <table:table-cell/>
          <table:covered-table-cell table:number-columns-repeated="2"/>
          <table:table-cell table:formula="of:=[.R13]+1" office:value-type="float" office:value="12" calcext:value-type="float">
            <text:p>12</text:p>
          </table:table-cell>
          <table:table-cell table:formula="of:=[.S13]+[.$P$2]" office:value-type="float" office:value="3" calcext:value-type="float">
            <text:p>3</text:p>
          </table:table-cell>
          <table:table-cell table:formula="of:=([.T13]+[.$P$2]*([.S14]+2))/(1+[.$P$2]*[.S14])" office:value-type="float" office:value="1.80539865777979" calcext:value-type="float">
            <text:p>1,805398658</text:p>
          </table:table-cell>
          <table:table-cell/>
          <table:covered-table-cell table:number-columns-repeated="2"/>
          <table:table-cell table:formula="of:=[.X13]+1" office:value-type="float" office:value="12" calcext:value-type="float">
            <text:p>12</text:p>
          </table:table-cell>
          <table:table-cell table:formula="of:=[.Y13]+[.$V$2]" office:value-type="float" office:value="1.5" calcext:value-type="float">
            <text:p>1,5</text:p>
          </table:table-cell>
          <table:table-cell table:formula="of:=([.Z13]+[.$V$2]*([.Y14]+2))/(1+[.$V$2]*[.Y14])" office:value-type="float" office:value="2.75260037968812" calcext:value-type="float">
            <text:p>2,752600380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4]+1" office:value-type="float" office:value="13" calcext:value-type="float">
            <text:p>13</text:p>
          </table:table-cell>
          <table:table-cell table:style-name="ce2" table:formula="of:=[.M14]+[.$J$2]" office:value-type="float" office:value="6.5" calcext:value-type="float">
            <text:p>6,5</text:p>
          </table:table-cell>
          <table:table-cell table:style-name="ce4" table:formula="of:=([.N14]+[.$J$2]*([.M15]+2))/(1+[.$J$2]*[.M15])" office:value-type="float" office:value="1.31642619385663" calcext:value-type="float">
            <text:p>1,316426194</text:p>
          </table:table-cell>
          <table:table-cell/>
          <table:covered-table-cell table:number-columns-repeated="2"/>
          <table:table-cell table:formula="of:=[.R14]+1" office:value-type="float" office:value="13" calcext:value-type="float">
            <text:p>13</text:p>
          </table:table-cell>
          <table:table-cell table:formula="of:=[.S14]+[.$P$2]" office:value-type="float" office:value="3.25" calcext:value-type="float">
            <text:p>3,25</text:p>
          </table:table-cell>
          <table:table-cell table:formula="of:=([.T14]+[.$P$2]*([.S15]+2))/(1+[.$P$2]*[.S15])" office:value-type="float" office:value="1.72021994911988" calcext:value-type="float">
            <text:p>1,720219949</text:p>
          </table:table-cell>
          <table:table-cell/>
          <table:covered-table-cell table:number-columns-repeated="2"/>
          <table:table-cell table:formula="of:=[.X14]+1" office:value-type="float" office:value="13" calcext:value-type="float">
            <text:p>13</text:p>
          </table:table-cell>
          <table:table-cell table:formula="of:=[.Y14]+[.$V$2]" office:value-type="float" office:value="1.625" calcext:value-type="float">
            <text:p>1,625</text:p>
          </table:table-cell>
          <table:table-cell table:formula="of:=([.Z14]+[.$V$2]*([.Y15]+2))/(1+[.$V$2]*[.Y15])" office:value-type="float" office:value="2.66449901688363" calcext:value-type="float">
            <text:p>2,664499017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5]+1" office:value-type="float" office:value="14" calcext:value-type="float">
            <text:p>14</text:p>
          </table:table-cell>
          <table:table-cell table:style-name="ce2" table:formula="of:=[.M15]+[.$J$2]" office:value-type="float" office:value="7" calcext:value-type="float">
            <text:p>7</text:p>
          </table:table-cell>
          <table:table-cell table:style-name="ce4" table:formula="of:=([.N15]+[.$J$2]*([.M16]+2))/(1+[.$J$2]*[.M16])" office:value-type="float" office:value="1.29253915419036" calcext:value-type="float">
            <text:p>1,292539154</text:p>
          </table:table-cell>
          <table:table-cell/>
          <table:covered-table-cell table:number-columns-repeated="2"/>
          <table:table-cell table:formula="of:=[.R15]+1" office:value-type="float" office:value="14" calcext:value-type="float">
            <text:p>14</text:p>
          </table:table-cell>
          <table:table-cell table:formula="of:=[.S15]+[.$P$2]" office:value-type="float" office:value="3.5" calcext:value-type="float">
            <text:p>3,5</text:p>
          </table:table-cell>
          <table:table-cell table:formula="of:=([.T15]+[.$P$2]*([.S16]+2))/(1+[.$P$2]*[.S16])" office:value-type="float" office:value="1.65078397286394" calcext:value-type="float">
            <text:p>1,650783973</text:p>
          </table:table-cell>
          <table:table-cell/>
          <table:covered-table-cell table:number-columns-repeated="2"/>
          <table:table-cell table:formula="of:=[.X15]+1" office:value-type="float" office:value="14" calcext:value-type="float">
            <text:p>14</text:p>
          </table:table-cell>
          <table:table-cell table:formula="of:=[.Y15]+[.$V$2]" office:value-type="float" office:value="1.75" calcext:value-type="float">
            <text:p>1,75</text:p>
          </table:table-cell>
          <table:table-cell table:formula="of:=([.Z15]+[.$V$2]*([.Y16]+2))/(1+[.$V$2]*[.Y16])" office:value-type="float" office:value="2.57087098821221" calcext:value-type="float">
            <text:p>2,570870988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6]+1" office:value-type="float" office:value="15" calcext:value-type="float">
            <text:p>15</text:p>
          </table:table-cell>
          <table:table-cell table:style-name="ce2" table:formula="of:=[.M16]+[.$J$2]" office:value-type="float" office:value="7.5" calcext:value-type="float">
            <text:p>7,5</text:p>
          </table:table-cell>
          <table:table-cell table:style-name="ce4" table:formula="of:=([.N16]+[.$J$2]*([.M17]+2))/(1+[.$J$2]*[.M17])" office:value-type="float" office:value="1.27211350614534" calcext:value-type="float">
            <text:p>1,272113506</text:p>
          </table:table-cell>
          <table:table-cell/>
          <table:covered-table-cell table:number-columns-repeated="2"/>
          <table:table-cell table:formula="of:=[.R16]+1" office:value-type="float" office:value="15" calcext:value-type="float">
            <text:p>15</text:p>
          </table:table-cell>
          <table:table-cell table:formula="of:=[.S16]+[.$P$2]" office:value-type="float" office:value="3.75" calcext:value-type="float">
            <text:p>3,75</text:p>
          </table:table-cell>
          <table:table-cell table:formula="of:=([.T16]+[.$P$2]*([.S17]+2))/(1+[.$P$2]*[.S17])" office:value-type="float" office:value="1.59395301825235" calcext:value-type="float">
            <text:p>1,593953018</text:p>
          </table:table-cell>
          <table:table-cell/>
          <table:covered-table-cell table:number-columns-repeated="2"/>
          <table:table-cell table:formula="of:=[.X16]+1" office:value-type="float" office:value="15" calcext:value-type="float">
            <text:p>15</text:p>
          </table:table-cell>
          <table:table-cell table:formula="of:=[.Y16]+[.$V$2]" office:value-type="float" office:value="1.875" calcext:value-type="float">
            <text:p>1,875</text:p>
          </table:table-cell>
          <table:table-cell table:formula="of:=([.Z16]+[.$V$2]*([.Y17]+2))/(1+[.$V$2]*[.Y17])" office:value-type="float" office:value="2.4751359904504" calcext:value-type="float">
            <text:p>2,475135990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7]+1" office:value-type="float" office:value="16" calcext:value-type="float">
            <text:p>16</text:p>
          </table:table-cell>
          <table:table-cell table:style-name="ce2" table:formula="of:=[.M17]+[.$J$2]" office:value-type="float" office:value="8" calcext:value-type="float">
            <text:p>8</text:p>
          </table:table-cell>
          <table:table-cell table:style-name="ce4" table:formula="of:=([.N17]+[.$J$2]*([.M18]+2))/(1+[.$J$2]*[.M18])" office:value-type="float" office:value="1.25442270122907" calcext:value-type="float">
            <text:p>1,254422701</text:p>
          </table:table-cell>
          <table:table-cell/>
          <table:covered-table-cell table:number-columns-repeated="2"/>
          <table:table-cell table:formula="of:=[.R17]+1" office:value-type="float" office:value="16" calcext:value-type="float">
            <text:p>16</text:p>
          </table:table-cell>
          <table:table-cell table:formula="of:=[.S17]+[.$P$2]" office:value-type="float" office:value="4" calcext:value-type="float">
            <text:p>4</text:p>
          </table:table-cell>
          <table:table-cell table:formula="of:=([.T17]+[.$P$2]*([.S18]+2))/(1+[.$P$2]*[.S18])" office:value-type="float" office:value="1.54697650912618" calcext:value-type="float">
            <text:p>1,546976509</text:p>
          </table:table-cell>
          <table:table-cell/>
          <table:covered-table-cell table:number-columns-repeated="2"/>
          <table:table-cell table:formula="of:=[.X17]+1" office:value-type="float" office:value="16" calcext:value-type="float">
            <text:p>16</text:p>
          </table:table-cell>
          <table:table-cell table:formula="of:=[.Y17]+[.$V$2]" office:value-type="float" office:value="2" calcext:value-type="float">
            <text:p>2</text:p>
          </table:table-cell>
          <table:table-cell table:formula="of:=([.Z17]+[.$V$2]*([.Y18]+2))/(1+[.$V$2]*[.Y18])" office:value-type="float" office:value="2.38010879236032" calcext:value-type="float">
            <text:p>2,380108792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8]+1" office:value-type="float" office:value="17" calcext:value-type="float">
            <text:p>17</text:p>
          </table:table-cell>
          <table:table-cell table:style-name="ce2" table:formula="of:=[.M18]+[.$J$2]" office:value-type="float" office:value="8.5" calcext:value-type="float">
            <text:p>8,5</text:p>
          </table:table-cell>
          <table:table-cell table:style-name="ce4" table:formula="of:=([.N18]+[.$J$2]*([.M19]+2))/(1+[.$J$2]*[.M19])" office:value-type="float" office:value="1.23893765737697" calcext:value-type="float">
            <text:p>1,238937657</text:p>
          </table:table-cell>
          <table:table-cell/>
          <table:covered-table-cell table:number-columns-repeated="2"/>
          <table:table-cell table:formula="of:=[.R18]+1" office:value-type="float" office:value="17" calcext:value-type="float">
            <text:p>17</text:p>
          </table:table-cell>
          <table:table-cell table:formula="of:=[.S18]+[.$P$2]" office:value-type="float" office:value="4.25" calcext:value-type="float">
            <text:p>4,25</text:p>
          </table:table-cell>
          <table:table-cell table:formula="of:=([.T18]+[.$P$2]*([.S19]+2))/(1+[.$P$2]*[.S19])" office:value-type="float" office:value="1.50762497412178" calcext:value-type="float">
            <text:p>1,507624974</text:p>
          </table:table-cell>
          <table:table-cell/>
          <table:covered-table-cell table:number-columns-repeated="2"/>
          <table:table-cell table:formula="of:=[.X18]+1" office:value-type="float" office:value="17" calcext:value-type="float">
            <text:p>17</text:p>
          </table:table-cell>
          <table:table-cell table:formula="of:=[.Y18]+[.$V$2]" office:value-type="float" office:value="2.125" calcext:value-type="float">
            <text:p>2,125</text:p>
          </table:table-cell>
          <table:table-cell table:formula="of:=([.Z18]+[.$V$2]*([.Y19]+2))/(1+[.$V$2]*[.Y19])" office:value-type="float" office:value="2.28798719396371" calcext:value-type="float">
            <text:p>2,287987194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9]+1" office:value-type="float" office:value="18" calcext:value-type="float">
            <text:p>18</text:p>
          </table:table-cell>
          <table:table-cell table:style-name="ce2" table:formula="of:=[.M19]+[.$J$2]" office:value-type="float" office:value="9" calcext:value-type="float">
            <text:p>9</text:p>
          </table:table-cell>
          <table:table-cell table:style-name="ce4" table:formula="of:=([.N19]+[.$J$2]*([.M20]+2))/(1+[.$J$2]*[.M20])" office:value-type="float" office:value="1.22526139225036" calcext:value-type="float">
            <text:p>1,225261392</text:p>
          </table:table-cell>
          <table:table-cell/>
          <table:covered-table-cell table:number-columns-repeated="2"/>
          <table:table-cell table:formula="of:=[.R19]+1" office:value-type="float" office:value="18" calcext:value-type="float">
            <text:p>18</text:p>
          </table:table-cell>
          <table:table-cell table:formula="of:=[.S19]+[.$P$2]" office:value-type="float" office:value="4.5" calcext:value-type="float">
            <text:p>4,5</text:p>
          </table:table-cell>
          <table:table-cell table:formula="of:=([.T19]+[.$P$2]*([.S20]+2))/(1+[.$P$2]*[.S20])" office:value-type="float" office:value="1.47417645841025" calcext:value-type="float">
            <text:p>1,474176458</text:p>
          </table:table-cell>
          <table:table-cell/>
          <table:covered-table-cell table:number-columns-repeated="2"/>
          <table:table-cell table:formula="of:=[.X19]+1" office:value-type="float" office:value="18" calcext:value-type="float">
            <text:p>18</text:p>
          </table:table-cell>
          <table:table-cell table:formula="of:=[.Y19]+[.$V$2]" office:value-type="float" office:value="2.25" calcext:value-type="float">
            <text:p>2,25</text:p>
          </table:table-cell>
          <table:table-cell table:formula="of:=([.Z19]+[.$V$2]*([.Y20]+2))/(1+[.$V$2]*[.Y20])" office:value-type="float" office:value="2.20038024894728" calcext:value-type="float">
            <text:p>2,200380249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20]+1" office:value-type="float" office:value="19" calcext:value-type="float">
            <text:p>19</text:p>
          </table:table-cell>
          <table:table-cell table:style-name="ce2" table:formula="of:=[.M20]+[.$J$2]" office:value-type="float" office:value="9.5" calcext:value-type="float">
            <text:p>9,5</text:p>
          </table:table-cell>
          <table:table-cell table:style-name="ce4" table:formula="of:=([.N20]+[.$J$2]*([.M21]+2))/(1+[.$J$2]*[.M21])" office:value-type="float" office:value="1.21308893778267" calcext:value-type="float">
            <text:p>1,213088938</text:p>
          </table:table-cell>
          <table:table-cell/>
          <table:covered-table-cell table:number-columns-repeated="2"/>
          <table:table-cell table:formula="of:=[.R20]+1" office:value-type="float" office:value="19" calcext:value-type="float">
            <text:p>19</text:p>
          </table:table-cell>
          <table:table-cell table:formula="of:=[.S20]+[.$P$2]" office:value-type="float" office:value="4.75" calcext:value-type="float">
            <text:p>4,75</text:p>
          </table:table-cell>
          <table:table-cell table:formula="of:=([.T20]+[.$P$2]*([.S21]+2))/(1+[.$P$2]*[.S21])" office:value-type="float" office:value="1.44533780955897" calcext:value-type="float">
            <text:p>1,445337810</text:p>
          </table:table-cell>
          <table:table-cell/>
          <table:covered-table-cell table:number-columns-repeated="2"/>
          <table:table-cell table:formula="of:=[.X20]+1" office:value-type="float" office:value="19" calcext:value-type="float">
            <text:p>19</text:p>
          </table:table-cell>
          <table:table-cell table:formula="of:=[.Y20]+[.$V$2]" office:value-type="float" office:value="2.375" calcext:value-type="float">
            <text:p>2,375</text:p>
          </table:table-cell>
          <table:table-cell table:formula="of:=([.Z20]+[.$V$2]*([.Y21]+2))/(1+[.$V$2]*[.Y21])" office:value-type="float" office:value="2.11836549316417" calcext:value-type="float">
            <text:p>2,118365493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21]+1" office:value-type="float" office:value="20" calcext:value-type="float">
            <text:p>20</text:p>
          </table:table-cell>
          <table:table-cell table:style-name="ce2" table:formula="of:=[.M21]+[.$J$2]" office:value-type="float" office:value="10" calcext:value-type="float">
            <text:p>10</text:p>
          </table:table-cell>
          <table:table-cell table:style-name="ce4" table:formula="of:=([.N21]+[.$J$2]*([.M22]+2))/(1+[.$J$2]*[.M22])" office:value-type="float" office:value="1.20218148963045" calcext:value-type="float">
            <text:p>1,202181490</text:p>
          </table:table-cell>
          <table:table-cell/>
          <table:covered-table-cell table:number-columns-repeated="2"/>
          <table:table-cell table:formula="of:=[.R21]+1" office:value-type="float" office:value="20" calcext:value-type="float">
            <text:p>20</text:p>
          </table:table-cell>
          <table:table-cell table:formula="of:=[.S21]+[.$P$2]" office:value-type="float" office:value="5" calcext:value-type="float">
            <text:p>5</text:p>
          </table:table-cell>
          <table:table-cell table:formula="of:=([.T21]+[.$P$2]*([.S22]+2))/(1+[.$P$2]*[.S22])" office:value-type="float" office:value="1.42015013758177" calcext:value-type="float">
            <text:p>1,420150138</text:p>
          </table:table-cell>
          <table:table-cell/>
          <table:covered-table-cell table:number-columns-repeated="2"/>
          <table:table-cell table:formula="of:=[.X21]+1" office:value-type="float" office:value="20" calcext:value-type="float">
            <text:p>20</text:p>
          </table:table-cell>
          <table:table-cell table:formula="of:=[.Y21]+[.$V$2]" office:value-type="float" office:value="2.5" calcext:value-type="float">
            <text:p>2,5</text:p>
          </table:table-cell>
          <table:table-cell table:formula="of:=([.Z21]+[.$V$2]*([.Y22]+2))/(1+[.$V$2]*[.Y22])" office:value-type="float" office:value="2.04256418526794" calcext:value-type="float">
            <text:p>2,04256418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2]+1" office:value-type="float" office:value="21" calcext:value-type="float">
            <text:p>21</text:p>
          </table:table-cell>
          <table:table-cell table:formula="of:=[.S22]+[.$P$2]" office:value-type="float" office:value="5.25" calcext:value-type="float">
            <text:p>5,25</text:p>
          </table:table-cell>
          <table:table-cell table:formula="of:=([.T22]+[.$P$2]*([.S23]+2))/(1+[.$P$2]*[.S23])" office:value-type="float" office:value="1.39790276219752" calcext:value-type="float">
            <text:p>1,397902762</text:p>
          </table:table-cell>
          <table:table-cell/>
          <table:covered-table-cell table:number-columns-repeated="2"/>
          <table:table-cell table:formula="of:=[.X22]+1" office:value-type="float" office:value="21" calcext:value-type="float">
            <text:p>21</text:p>
          </table:table-cell>
          <table:table-cell table:formula="of:=[.Y22]+[.$V$2]" office:value-type="float" office:value="2.625" calcext:value-type="float">
            <text:p>2,625</text:p>
          </table:table-cell>
          <table:table-cell table:formula="of:=([.Z22]+[.$V$2]*([.Y23]+2))/(1+[.$V$2]*[.Y23])" office:value-type="float" office:value="1.97322479831939" calcext:value-type="float">
            <text:p>1,973224798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3]+1" office:value-type="float" office:value="22" calcext:value-type="float">
            <text:p>22</text:p>
          </table:table-cell>
          <table:table-cell table:formula="of:=[.S23]+[.$P$2]" office:value-type="float" office:value="5.5" calcext:value-type="float">
            <text:p>5,5</text:p>
          </table:table-cell>
          <table:table-cell table:formula="of:=([.T23]+[.$P$2]*([.S24]+2))/(1+[.$P$2]*[.S24])" office:value-type="float" office:value="1.37806432092527" calcext:value-type="float">
            <text:p>1,378064321</text:p>
          </table:table-cell>
          <table:table-cell/>
          <table:covered-table-cell table:number-columns-repeated="2"/>
          <table:table-cell table:formula="of:=[.X23]+1" office:value-type="float" office:value="22" calcext:value-type="float">
            <text:p>22</text:p>
          </table:table-cell>
          <table:table-cell table:formula="of:=[.Y23]+[.$V$2]" office:value-type="float" office:value="2.75" calcext:value-type="float">
            <text:p>2,75</text:p>
          </table:table-cell>
          <table:table-cell table:formula="of:=([.Z23]+[.$V$2]*([.Y24]+2))/(1+[.$V$2]*[.Y24])" office:value-type="float" office:value="1.91030682665629" calcext:value-type="float">
            <text:p>1,910306827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4]+1" office:value-type="float" office:value="23" calcext:value-type="float">
            <text:p>23</text:p>
          </table:table-cell>
          <table:table-cell table:formula="of:=[.S24]+[.$P$2]" office:value-type="float" office:value="5.75" calcext:value-type="float">
            <text:p>5,75</text:p>
          </table:table-cell>
          <table:table-cell table:formula="of:=([.T24]+[.$P$2]*([.S25]+2))/(1+[.$P$2]*[.S25])" office:value-type="float" office:value="1.36023151627703" calcext:value-type="float">
            <text:p>1,360231516</text:p>
          </table:table-cell>
          <table:table-cell/>
          <table:covered-table-cell table:number-columns-repeated="2"/>
          <table:table-cell table:formula="of:=[.X24]+1" office:value-type="float" office:value="23" calcext:value-type="float">
            <text:p>23</text:p>
          </table:table-cell>
          <table:table-cell table:formula="of:=[.Y24]+[.$V$2]" office:value-type="float" office:value="2.875" calcext:value-type="float">
            <text:p>2,875</text:p>
          </table:table-cell>
          <table:table-cell table:formula="of:=([.Z24]+[.$V$2]*([.Y25]+2))/(1+[.$V$2]*[.Y25])" office:value-type="float" office:value="1.85355904489658" calcext:value-type="float">
            <text:p>1,85355904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5]+1" office:value-type="float" office:value="24" calcext:value-type="float">
            <text:p>24</text:p>
          </table:table-cell>
          <table:table-cell table:formula="of:=[.S25]+[.$P$2]" office:value-type="float" office:value="6" calcext:value-type="float">
            <text:p>6</text:p>
          </table:table-cell>
          <table:table-cell table:formula="of:=([.T25]+[.$P$2]*([.S26]+2))/(1+[.$P$2]*[.S26])" office:value-type="float" office:value="1.34409260651081" calcext:value-type="float">
            <text:p>1,344092607</text:p>
          </table:table-cell>
          <table:table-cell/>
          <table:covered-table-cell table:number-columns-repeated="2"/>
          <table:table-cell table:formula="of:=[.X25]+1" office:value-type="float" office:value="24" calcext:value-type="float">
            <text:p>24</text:p>
          </table:table-cell>
          <table:table-cell table:formula="of:=[.Y25]+[.$V$2]" office:value-type="float" office:value="3" calcext:value-type="float">
            <text:p>3</text:p>
          </table:table-cell>
          <table:table-cell table:formula="of:=([.Z25]+[.$V$2]*([.Y26]+2))/(1+[.$V$2]*[.Y26])" office:value-type="float" office:value="1.80258839628842" calcext:value-type="float">
            <text:p>1,802588396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6]+1" office:value-type="float" office:value="25" calcext:value-type="float">
            <text:p>25</text:p>
          </table:table-cell>
          <table:table-cell table:formula="of:=[.S26]+[.$P$2]" office:value-type="float" office:value="6.25" calcext:value-type="float">
            <text:p>6,25</text:p>
          </table:table-cell>
          <table:table-cell table:formula="of:=([.T26]+[.$P$2]*([.S27]+2))/(1+[.$P$2]*[.S27])" office:value-type="float" office:value="1.32940199278471" calcext:value-type="float">
            <text:p>1,329401993</text:p>
          </table:table-cell>
          <table:table-cell/>
          <table:covered-table-cell table:number-columns-repeated="2"/>
          <table:table-cell table:formula="of:=[.X26]+1" office:value-type="float" office:value="25" calcext:value-type="float">
            <text:p>25</text:p>
          </table:table-cell>
          <table:table-cell table:formula="of:=[.Y26]+[.$V$2]" office:value-type="float" office:value="3.125" calcext:value-type="float">
            <text:p>3,125</text:p>
          </table:table-cell>
          <table:table-cell table:formula="of:=([.Z26]+[.$V$2]*([.Y27]+2))/(1+[.$V$2]*[.Y27])" office:value-type="float" office:value="1.7569174984546" calcext:value-type="float">
            <text:p>1,756917498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7]+1" office:value-type="float" office:value="26" calcext:value-type="float">
            <text:p>26</text:p>
          </table:table-cell>
          <table:table-cell table:formula="of:=[.S27]+[.$P$2]" office:value-type="float" office:value="6.5" calcext:value-type="float">
            <text:p>6,5</text:p>
          </table:table-cell>
          <table:table-cell table:formula="of:=([.T27]+[.$P$2]*([.S28]+2))/(1+[.$P$2]*[.S28])" office:value-type="float" office:value="1.31596266391798" calcext:value-type="float">
            <text:p>1,315962664</text:p>
          </table:table-cell>
          <table:table-cell/>
          <table:covered-table-cell table:number-columns-repeated="2"/>
          <table:table-cell table:formula="of:=[.X27]+1" office:value-type="float" office:value="26" calcext:value-type="float">
            <text:p>26</text:p>
          </table:table-cell>
          <table:table-cell table:formula="of:=[.Y27]+[.$V$2]" office:value-type="float" office:value="3.25" calcext:value-type="float">
            <text:p>3,25</text:p>
          </table:table-cell>
          <table:table-cell table:formula="of:=([.Z27]+[.$V$2]*([.Y28]+2))/(1+[.$V$2]*[.Y28])" office:value-type="float" office:value="1.71603022112327" calcext:value-type="float">
            <text:p>1,716030221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8]+1" office:value-type="float" office:value="27" calcext:value-type="float">
            <text:p>27</text:p>
          </table:table-cell>
          <table:table-cell table:formula="of:=[.S28]+[.$P$2]" office:value-type="float" office:value="6.75" calcext:value-type="float">
            <text:p>6,75</text:p>
          </table:table-cell>
          <table:table-cell table:formula="of:=([.T28]+[.$P$2]*([.S29]+2))/(1+[.$P$2]*[.S29])" office:value-type="float" office:value="1.30361401448111" calcext:value-type="float">
            <text:p>1,303614014</text:p>
          </table:table-cell>
          <table:table-cell/>
          <table:covered-table-cell table:number-columns-repeated="2"/>
          <table:table-cell table:formula="of:=[.X28]+1" office:value-type="float" office:value="27" calcext:value-type="float">
            <text:p>27</text:p>
          </table:table-cell>
          <table:table-cell table:formula="of:=[.Y28]+[.$V$2]" office:value-type="float" office:value="3.375" calcext:value-type="float">
            <text:p>3,375</text:p>
          </table:table-cell>
          <table:table-cell table:formula="of:=([.Z28]+[.$V$2]*([.Y29]+2))/(1+[.$V$2]*[.Y29])" office:value-type="float" office:value="1.67940586980098" calcext:value-type="float">
            <text:p>1,679405870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9]+1" office:value-type="float" office:value="28" calcext:value-type="float">
            <text:p>28</text:p>
          </table:table-cell>
          <table:table-cell table:formula="of:=[.S29]+[.$P$2]" office:value-type="float" office:value="7" calcext:value-type="float">
            <text:p>7</text:p>
          </table:table-cell>
          <table:table-cell table:formula="of:=([.T29]+[.$P$2]*([.S30]+2))/(1+[.$P$2]*[.S30])" office:value-type="float" office:value="1.29222327799313" calcext:value-type="float">
            <text:p>1,292223278</text:p>
          </table:table-cell>
          <table:table-cell/>
          <table:covered-table-cell table:number-columns-repeated="2"/>
          <table:table-cell table:formula="of:=[.X29]+1" office:value-type="float" office:value="28" calcext:value-type="float">
            <text:p>28</text:p>
          </table:table-cell>
          <table:table-cell table:formula="of:=[.Y29]+[.$V$2]" office:value-type="float" office:value="3.5" calcext:value-type="float">
            <text:p>3,5</text:p>
          </table:table-cell>
          <table:table-cell table:formula="of:=([.Z29]+[.$V$2]*([.Y30]+2))/(1+[.$V$2]*[.Y30])" office:value-type="float" office:value="1.6465432137746" calcext:value-type="float">
            <text:p>1,646543214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0]+1" office:value-type="float" office:value="29" calcext:value-type="float">
            <text:p>29</text:p>
          </table:table-cell>
          <table:table-cell table:formula="of:=[.S30]+[.$P$2]" office:value-type="float" office:value="7.25" calcext:value-type="float">
            <text:p>7,25</text:p>
          </table:table-cell>
          <table:table-cell table:formula="of:=([.T30]+[.$P$2]*([.S31]+2))/(1+[.$P$2]*[.S31])" office:value-type="float" office:value="1.28167938773089" calcext:value-type="float">
            <text:p>1,281679388</text:p>
          </table:table-cell>
          <table:table-cell/>
          <table:covered-table-cell table:number-columns-repeated="2"/>
          <table:table-cell table:formula="of:=[.X30]+1" office:value-type="float" office:value="29" calcext:value-type="float">
            <text:p>29</text:p>
          </table:table-cell>
          <table:table-cell table:formula="of:=[.Y30]+[.$V$2]" office:value-type="float" office:value="3.625" calcext:value-type="float">
            <text:p>3,625</text:p>
          </table:table-cell>
          <table:table-cell table:formula="of:=([.Z30]+[.$V$2]*([.Y31]+2))/(1+[.$V$2]*[.Y31])" office:value-type="float" office:value="1.61697597507069" calcext:value-type="float">
            <text:p>1,61697597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1]+1" office:value-type="float" office:value="30" calcext:value-type="float">
            <text:p>30</text:p>
          </table:table-cell>
          <table:table-cell table:formula="of:=[.S31]+[.$P$2]" office:value-type="float" office:value="7.5" calcext:value-type="float">
            <text:p>7,5</text:p>
          </table:table-cell>
          <table:table-cell table:formula="of:=([.T31]+[.$P$2]*([.S32]+2))/(1+[.$P$2]*[.S32])" office:value-type="float" office:value="1.27188848268901" calcext:value-type="float">
            <text:p>1,271888483</text:p>
          </table:table-cell>
          <table:table-cell/>
          <table:covered-table-cell table:number-columns-repeated="2"/>
          <table:table-cell table:formula="of:=[.X31]+1" office:value-type="float" office:value="30" calcext:value-type="float">
            <text:p>30</text:p>
          </table:table-cell>
          <table:table-cell table:formula="of:=[.Y31]+[.$V$2]" office:value-type="float" office:value="3.75" calcext:value-type="float">
            <text:p>3,75</text:p>
          </table:table-cell>
          <table:table-cell table:formula="of:=([.Z31]+[.$V$2]*([.Y32]+2))/(1+[.$V$2]*[.Y32])" office:value-type="float" office:value="1.59028151494175" calcext:value-type="float">
            <text:p>1,59028151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2]+1" office:value-type="float" office:value="31" calcext:value-type="float">
            <text:p>31</text:p>
          </table:table-cell>
          <table:table-cell table:formula="of:=[.S32]+[.$P$2]" office:value-type="float" office:value="7.75" calcext:value-type="float">
            <text:p>7,75</text:p>
          </table:table-cell>
          <table:table-cell table:formula="of:=([.T32]+[.$P$2]*([.S33]+2))/(1+[.$P$2]*[.S33])" office:value-type="float" office:value="1.26277054729839" calcext:value-type="float">
            <text:p>1,262770547</text:p>
          </table:table-cell>
          <table:table-cell/>
          <table:covered-table-cell table:number-columns-repeated="2"/>
          <table:table-cell table:formula="of:=[.X32]+1" office:value-type="float" office:value="31" calcext:value-type="float">
            <text:p>31</text:p>
          </table:table-cell>
          <table:table-cell table:formula="of:=[.Y32]+[.$V$2]" office:value-type="float" office:value="3.875" calcext:value-type="float">
            <text:p>3,875</text:p>
          </table:table-cell>
          <table:table-cell table:formula="of:=([.Z32]+[.$V$2]*([.Y33]+2))/(1+[.$V$2]*[.Y33])" office:value-type="float" office:value="1.56608438901339" calcext:value-type="float">
            <text:p>1,566084389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3]+1" office:value-type="float" office:value="32" calcext:value-type="float">
            <text:p>32</text:p>
          </table:table-cell>
          <table:table-cell table:formula="of:=[.S33]+[.$P$2]" office:value-type="float" office:value="8" calcext:value-type="float">
            <text:p>8</text:p>
          </table:table-cell>
          <table:table-cell table:formula="of:=([.T33]+[.$P$2]*([.S34]+2))/(1+[.$P$2]*[.S34])" office:value-type="float" office:value="1.25425684909946" calcext:value-type="float">
            <text:p>1,254256849</text:p>
          </table:table-cell>
          <table:table-cell/>
          <table:covered-table-cell table:number-columns-repeated="2"/>
          <table:table-cell table:formula="of:=[.X33]+1" office:value-type="float" office:value="32" calcext:value-type="float">
            <text:p>32</text:p>
          </table:table-cell>
          <table:table-cell table:formula="of:=[.Y33]+[.$V$2]" office:value-type="float" office:value="4" calcext:value-type="float">
            <text:p>4</text:p>
          </table:table-cell>
          <table:table-cell table:formula="of:=([.Z33]+[.$V$2]*([.Y34]+2))/(1+[.$V$2]*[.Y34])" office:value-type="float" office:value="1.54405625934226" calcext:value-type="float">
            <text:p>1,544056259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4]+1" office:value-type="float" office:value="33" calcext:value-type="float">
            <text:p>33</text:p>
          </table:table-cell>
          <table:table-cell table:formula="of:=[.S34]+[.$P$2]" office:value-type="float" office:value="8.25" calcext:value-type="float">
            <text:p>8,25</text:p>
          </table:table-cell>
          <table:table-cell table:formula="of:=([.T34]+[.$P$2]*([.S35]+2))/(1+[.$P$2]*[.S35])" office:value-type="float" office:value="1.24628795072636" calcext:value-type="float">
            <text:p>1,246287951</text:p>
          </table:table-cell>
          <table:table-cell/>
          <table:covered-table-cell table:number-columns-repeated="2"/>
          <table:table-cell table:formula="of:=[.X34]+1" office:value-type="float" office:value="33" calcext:value-type="float">
            <text:p>33</text:p>
          </table:table-cell>
          <table:table-cell table:formula="of:=[.Y34]+[.$V$2]" office:value-type="float" office:value="4.125" calcext:value-type="float">
            <text:p>4,125</text:p>
          </table:table-cell>
          <table:table-cell table:formula="of:=([.Z34]+[.$V$2]*([.Y35]+2))/(1+[.$V$2]*[.Y35])" office:value-type="float" office:value="1.52391340822582" calcext:value-type="float">
            <text:p>1,523913408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5]+1" office:value-type="float" office:value="34" calcext:value-type="float">
            <text:p>34</text:p>
          </table:table-cell>
          <table:table-cell table:formula="of:=[.S35]+[.$P$2]" office:value-type="float" office:value="8.5" calcext:value-type="float">
            <text:p>8,5</text:p>
          </table:table-cell>
          <table:table-cell table:formula="of:=([.T35]+[.$P$2]*([.S36]+2))/(1+[.$P$2]*[.S36])" office:value-type="float" office:value="1.23881214423243" calcext:value-type="float">
            <text:p>1,238812144</text:p>
          </table:table-cell>
          <table:table-cell/>
          <table:covered-table-cell table:number-columns-repeated="2"/>
          <table:table-cell table:formula="of:=[.X35]+1" office:value-type="float" office:value="34" calcext:value-type="float">
            <text:p>34</text:p>
          </table:table-cell>
          <table:table-cell table:formula="of:=[.Y35]+[.$V$2]" office:value-type="float" office:value="4.25" calcext:value-type="float">
            <text:p>4,25</text:p>
          </table:table-cell>
          <table:table-cell table:formula="of:=([.Z35]+[.$V$2]*([.Y36]+2))/(1+[.$V$2]*[.Y36])" office:value-type="float" office:value="1.50541283802503" calcext:value-type="float">
            <text:p>1,505412838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6]+1" office:value-type="float" office:value="35" calcext:value-type="float">
            <text:p>35</text:p>
          </table:table-cell>
          <table:table-cell table:formula="of:=[.S36]+[.$P$2]" office:value-type="float" office:value="8.75" calcext:value-type="float">
            <text:p>8,75</text:p>
          </table:table-cell>
          <table:table-cell table:formula="of:=([.T36]+[.$P$2]*([.S37]+2))/(1+[.$P$2]*[.S37])" office:value-type="float" office:value="1.23178420211214" calcext:value-type="float">
            <text:p>1,231784202</text:p>
          </table:table-cell>
          <table:table-cell/>
          <table:covered-table-cell table:number-columns-repeated="2"/>
          <table:table-cell table:formula="of:=[.X36]+1" office:value-type="float" office:value="35" calcext:value-type="float">
            <text:p>35</text:p>
          </table:table-cell>
          <table:table-cell table:formula="of:=[.Y36]+[.$V$2]" office:value-type="float" office:value="4.375" calcext:value-type="float">
            <text:p>4,375</text:p>
          </table:table-cell>
          <table:table-cell table:formula="of:=([.Z36]+[.$V$2]*([.Y37]+2))/(1+[.$V$2]*[.Y37])" office:value-type="float" office:value="1.4883476932687" calcext:value-type="float">
            <text:p>1,488347693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7]+1" office:value-type="float" office:value="36" calcext:value-type="float">
            <text:p>36</text:p>
          </table:table-cell>
          <table:table-cell table:formula="of:=[.S37]+[.$P$2]" office:value-type="float" office:value="9" calcext:value-type="float">
            <text:p>9</text:p>
          </table:table-cell>
          <table:table-cell table:formula="of:=([.T37]+[.$P$2]*([.S38]+2))/(1+[.$P$2]*[.S38])" office:value-type="float" office:value="1.22516436988066" calcext:value-type="float">
            <text:p>1,225164370</text:p>
          </table:table-cell>
          <table:table-cell/>
          <table:covered-table-cell table:number-columns-repeated="2"/>
          <table:table-cell table:formula="of:=[.X37]+1" office:value-type="float" office:value="36" calcext:value-type="float">
            <text:p>36</text:p>
          </table:table-cell>
          <table:table-cell table:formula="of:=[.Y37]+[.$V$2]" office:value-type="float" office:value="4.5" calcext:value-type="float">
            <text:p>4,5</text:p>
          </table:table-cell>
          <table:table-cell table:formula="of:=([.Z37]+[.$V$2]*([.Y38]+2))/(1+[.$V$2]*[.Y38])" office:value-type="float" office:value="1.47254252369197" calcext:value-type="float">
            <text:p>1,472542524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8]+1" office:value-type="float" office:value="37" calcext:value-type="float">
            <text:p>37</text:p>
          </table:table-cell>
          <table:table-cell table:formula="of:=[.S38]+[.$P$2]" office:value-type="float" office:value="9.25" calcext:value-type="float">
            <text:p>9,25</text:p>
          </table:table-cell>
          <table:table-cell table:formula="of:=([.T38]+[.$P$2]*([.S39]+2))/(1+[.$P$2]*[.S39])" office:value-type="float" office:value="1.21891754562435" calcext:value-type="float">
            <text:p>1,218917546</text:p>
          </table:table-cell>
          <table:table-cell/>
          <table:covered-table-cell table:number-columns-repeated="2"/>
          <table:table-cell table:formula="of:=[.X38]+1" office:value-type="float" office:value="37" calcext:value-type="float">
            <text:p>37</text:p>
          </table:table-cell>
          <table:table-cell table:formula="of:=[.Y38]+[.$V$2]" office:value-type="float" office:value="4.625" calcext:value-type="float">
            <text:p>4,625</text:p>
          </table:table-cell>
          <table:table-cell table:formula="of:=([.Z38]+[.$V$2]*([.Y39]+2))/(1+[.$V$2]*[.Y39])" office:value-type="float" office:value="1.45784872788402" calcext:value-type="float">
            <text:p>1,457848728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9]+1" office:value-type="float" office:value="38" calcext:value-type="float">
            <text:p>38</text:p>
          </table:table-cell>
          <table:table-cell table:formula="of:=[.S39]+[.$P$2]" office:value-type="float" office:value="9.5" calcext:value-type="float">
            <text:p>9,5</text:p>
          </table:table-cell>
          <table:table-cell table:formula="of:=([.T39]+[.$P$2]*([.S40]+2))/(1+[.$P$2]*[.S40])" office:value-type="float" office:value="1.21301260611092" calcext:value-type="float">
            <text:p>1,213012606</text:p>
          </table:table-cell>
          <table:table-cell/>
          <table:covered-table-cell table:number-columns-repeated="2"/>
          <table:table-cell table:formula="of:=[.X39]+1" office:value-type="float" office:value="38" calcext:value-type="float">
            <text:p>38</text:p>
          </table:table-cell>
          <table:table-cell table:formula="of:=[.Y39]+[.$V$2]" office:value-type="float" office:value="4.75" calcext:value-type="float">
            <text:p>4,75</text:p>
          </table:table-cell>
          <table:table-cell table:formula="of:=([.Z39]+[.$V$2]*([.Y40]+2))/(1+[.$V$2]*[.Y40])" office:value-type="float" office:value="1.44414037828017" calcext:value-type="float">
            <text:p>1,444140378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40]+1" office:value-type="float" office:value="39" calcext:value-type="float">
            <text:p>39</text:p>
          </table:table-cell>
          <table:table-cell table:formula="of:=[.S40]+[.$P$2]" office:value-type="float" office:value="9.75" calcext:value-type="float">
            <text:p>9,75</text:p>
          </table:table-cell>
          <table:table-cell table:formula="of:=([.T40]+[.$P$2]*([.S41]+2))/(1+[.$P$2]*[.S41])" office:value-type="float" office:value="1.20742184905045" calcext:value-type="float">
            <text:p>1,207421849</text:p>
          </table:table-cell>
          <table:table-cell/>
          <table:covered-table-cell table:number-columns-repeated="2"/>
          <table:table-cell table:formula="of:=[.X40]+1" office:value-type="float" office:value="39" calcext:value-type="float">
            <text:p>39</text:p>
          </table:table-cell>
          <table:table-cell table:formula="of:=[.Y40]+[.$V$2]" office:value-type="float" office:value="4.875" calcext:value-type="float">
            <text:p>4,875</text:p>
          </table:table-cell>
          <table:table-cell table:formula="of:=([.Z40]+[.$V$2]*([.Y41]+2))/(1+[.$V$2]*[.Y41])" office:value-type="float" office:value="1.43131052631001" calcext:value-type="float">
            <text:p>1,431310526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41]+1" office:value-type="float" office:value="40" calcext:value-type="float">
            <text:p>40</text:p>
          </table:table-cell>
          <table:table-cell table:formula="of:=[.S41]+[.$P$2]" office:value-type="float" office:value="10" calcext:value-type="float">
            <text:p>10</text:p>
          </table:table-cell>
          <table:table-cell table:formula="of:=([.T41]+[.$P$2]*([.S42]+2))/(1+[.$P$2]*[.S42])" office:value-type="float" office:value="1.20212052830013" calcext:value-type="float">
            <text:p>1,202120528</text:p>
          </table:table-cell>
          <table:table-cell/>
          <table:covered-table-cell table:number-columns-repeated="2"/>
          <table:table-cell table:formula="of:=[.X41]+1" office:value-type="float" office:value="40" calcext:value-type="float">
            <text:p>40</text:p>
          </table:table-cell>
          <table:table-cell table:formula="of:=[.Y41]+[.$V$2]" office:value-type="float" office:value="5" calcext:value-type="float">
            <text:p>5</text:p>
          </table:table-cell>
          <table:table-cell table:formula="of:=([.Z41]+[.$V$2]*([.Y42]+2))/(1+[.$V$2]*[.Y42])" office:value-type="float" office:value="1.41926801619077" calcext:value-type="float">
            <text:p>1,419268016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2]+1" office:value-type="float" office:value="41" calcext:value-type="float">
            <text:p>41</text:p>
          </table:table-cell>
          <table:table-cell table:formula="of:=[.Y42]+[.$V$2]" office:value-type="float" office:value="5.125" calcext:value-type="float">
            <text:p>5,125</text:p>
          </table:table-cell>
          <table:table-cell table:formula="of:=([.Z42]+[.$V$2]*([.Y43]+2))/(1+[.$V$2]*[.Y43])" office:value-type="float" office:value="1.40793479082104" calcext:value-type="float">
            <text:p>1,407934791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3]+1" office:value-type="float" office:value="42" calcext:value-type="float">
            <text:p>42</text:p>
          </table:table-cell>
          <table:table-cell table:formula="of:=[.Y43]+[.$V$2]" office:value-type="float" office:value="5.25" calcext:value-type="float">
            <text:p>5,25</text:p>
          </table:table-cell>
          <table:table-cell table:formula="of:=([.Z43]+[.$V$2]*([.Y44]+2))/(1+[.$V$2]*[.Y44])" office:value-type="float" office:value="1.39724364728818" calcext:value-type="float">
            <text:p>1,39724364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4]+1" office:value-type="float" office:value="43" calcext:value-type="float">
            <text:p>43</text:p>
          </table:table-cell>
          <table:table-cell table:formula="of:=[.Y44]+[.$V$2]" office:value-type="float" office:value="5.375" calcext:value-type="float">
            <text:p>5,375</text:p>
          </table:table-cell>
          <table:table-cell table:formula="of:=([.Z44]+[.$V$2]*([.Y45]+2))/(1+[.$V$2]*[.Y45])" office:value-type="float" office:value="1.38713638716302" calcext:value-type="float">
            <text:p>1,38713638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5]+1" office:value-type="float" office:value="44" calcext:value-type="float">
            <text:p>44</text:p>
          </table:table-cell>
          <table:table-cell table:formula="of:=[.Y45]+[.$V$2]" office:value-type="float" office:value="5.5" calcext:value-type="float">
            <text:p>5,5</text:p>
          </table:table-cell>
          <table:table-cell table:formula="of:=([.Z45]+[.$V$2]*([.Y46]+2))/(1+[.$V$2]*[.Y46])" office:value-type="float" office:value="1.37756230350401" calcext:value-type="float">
            <text:p>1,37756230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6]+1" office:value-type="float" office:value="45" calcext:value-type="float">
            <text:p>45</text:p>
          </table:table-cell>
          <table:table-cell table:formula="of:=[.Y46]+[.$V$2]" office:value-type="float" office:value="5.625" calcext:value-type="float">
            <text:p>5,625</text:p>
          </table:table-cell>
          <table:table-cell table:formula="of:=([.Z46]+[.$V$2]*([.Y47]+2))/(1+[.$V$2]*[.Y47])" office:value-type="float" office:value="1.36847694884639" calcext:value-type="float">
            <text:p>1,368476949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7]+1" office:value-type="float" office:value="46" calcext:value-type="float">
            <text:p>46</text:p>
          </table:table-cell>
          <table:table-cell table:formula="of:=[.Y47]+[.$V$2]" office:value-type="float" office:value="5.75" calcext:value-type="float">
            <text:p>5,75</text:p>
          </table:table-cell>
          <table:table-cell table:formula="of:=([.Z47]+[.$V$2]*([.Y48]+2))/(1+[.$V$2]*[.Y48])" office:value-type="float" office:value="1.35984113387426" calcext:value-type="float">
            <text:p>1,35984113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8]+1" office:value-type="float" office:value="47" calcext:value-type="float">
            <text:p>47</text:p>
          </table:table-cell>
          <table:table-cell table:formula="of:=[.Y48]+[.$V$2]" office:value-type="float" office:value="5.875" calcext:value-type="float">
            <text:p>5,875</text:p>
          </table:table-cell>
          <table:table-cell table:formula="of:=([.Z48]+[.$V$2]*([.Y49]+2))/(1+[.$V$2]*[.Y49])" office:value-type="float" office:value="1.3516201132248" calcext:value-type="float">
            <text:p>1,35162011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9]+1" office:value-type="float" office:value="48" calcext:value-type="float">
            <text:p>48</text:p>
          </table:table-cell>
          <table:table-cell table:formula="of:=[.Y49]+[.$V$2]" office:value-type="float" office:value="6" calcext:value-type="float">
            <text:p>6</text:p>
          </table:table-cell>
          <table:table-cell table:formula="of:=([.Z49]+[.$V$2]*([.Y50]+2))/(1+[.$V$2]*[.Y50])" office:value-type="float" office:value="1.34378292184274" calcext:value-type="float">
            <text:p>1,343782922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0]+1" office:value-type="float" office:value="49" calcext:value-type="float">
            <text:p>49</text:p>
          </table:table-cell>
          <table:table-cell table:formula="of:=[.Y50]+[.$V$2]" office:value-type="float" office:value="6.125" calcext:value-type="float">
            <text:p>6,125</text:p>
          </table:table-cell>
          <table:table-cell table:formula="of:=([.Z50]+[.$V$2]*([.Y51]+2))/(1+[.$V$2]*[.Y51])" office:value-type="float" office:value="1.33630183184014" calcext:value-type="float">
            <text:p>1,336301832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1]+1" office:value-type="float" office:value="50" calcext:value-type="float">
            <text:p>50</text:p>
          </table:table-cell>
          <table:table-cell table:formula="of:=[.Y51]+[.$V$2]" office:value-type="float" office:value="6.25" calcext:value-type="float">
            <text:p>6,25</text:p>
          </table:table-cell>
          <table:table-cell table:formula="of:=([.Z51]+[.$V$2]*([.Y52]+2))/(1+[.$V$2]*[.Y52])" office:value-type="float" office:value="1.32915190559446" calcext:value-type="float">
            <text:p>1,329151906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2]+1" office:value-type="float" office:value="51" calcext:value-type="float">
            <text:p>51</text:p>
          </table:table-cell>
          <table:table-cell table:formula="of:=[.Y52]+[.$V$2]" office:value-type="float" office:value="6.375" calcext:value-type="float">
            <text:p>6,375</text:p>
          </table:table-cell>
          <table:table-cell table:formula="of:=([.Z52]+[.$V$2]*([.Y53]+2))/(1+[.$V$2]*[.Y53])" office:value-type="float" office:value="1.32231062572214" calcext:value-type="float">
            <text:p>1,322310626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3]+1" office:value-type="float" office:value="52" calcext:value-type="float">
            <text:p>52</text:p>
          </table:table-cell>
          <table:table-cell table:formula="of:=[.Y53]+[.$V$2]" office:value-type="float" office:value="6.5" calcext:value-type="float">
            <text:p>6,5</text:p>
          </table:table-cell>
          <table:table-cell table:formula="of:=([.Z53]+[.$V$2]*([.Y54]+2))/(1+[.$V$2]*[.Y54])" office:value-type="float" office:value="1.31575758660532" calcext:value-type="float">
            <text:p>1,31575758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4]+1" office:value-type="float" office:value="53" calcext:value-type="float">
            <text:p>53</text:p>
          </table:table-cell>
          <table:table-cell table:formula="of:=[.Y54]+[.$V$2]" office:value-type="float" office:value="6.625" calcext:value-type="float">
            <text:p>6,625</text:p>
          </table:table-cell>
          <table:table-cell table:formula="of:=([.Z54]+[.$V$2]*([.Y55]+2))/(1+[.$V$2]*[.Y55])" office:value-type="float" office:value="1.30947423540804" calcext:value-type="float">
            <text:p>1,30947423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5]+1" office:value-type="float" office:value="54" calcext:value-type="float">
            <text:p>54</text:p>
          </table:table-cell>
          <table:table-cell table:formula="of:=[.Y55]+[.$V$2]" office:value-type="float" office:value="6.75" calcext:value-type="float">
            <text:p>6,75</text:p>
          </table:table-cell>
          <table:table-cell table:formula="of:=([.Z55]+[.$V$2]*([.Y56]+2))/(1+[.$V$2]*[.Y56])" office:value-type="float" office:value="1.30344365310266" calcext:value-type="float">
            <text:p>1,30344365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6]+1" office:value-type="float" office:value="55" calcext:value-type="float">
            <text:p>55</text:p>
          </table:table-cell>
          <table:table-cell table:formula="of:=[.Y56]+[.$V$2]" office:value-type="float" office:value="6.875" calcext:value-type="float">
            <text:p>6,875</text:p>
          </table:table-cell>
          <table:table-cell table:formula="of:=([.Z56]+[.$V$2]*([.Y57]+2))/(1+[.$V$2]*[.Y57])" office:value-type="float" office:value="1.29765036805521" calcext:value-type="float">
            <text:p>1,297650368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7]+1" office:value-type="float" office:value="56" calcext:value-type="float">
            <text:p>56</text:p>
          </table:table-cell>
          <table:table-cell table:formula="of:=[.Y57]+[.$V$2]" office:value-type="float" office:value="7" calcext:value-type="float">
            <text:p>7</text:p>
          </table:table-cell>
          <table:table-cell table:formula="of:=([.Z57]+[.$V$2]*([.Y58]+2))/(1+[.$V$2]*[.Y58])" office:value-type="float" office:value="1.29208019629611" calcext:value-type="float">
            <text:p>1,292080196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8]+1" office:value-type="float" office:value="57" calcext:value-type="float">
            <text:p>57</text:p>
          </table:table-cell>
          <table:table-cell table:formula="of:=[.Y58]+[.$V$2]" office:value-type="float" office:value="7.125" calcext:value-type="float">
            <text:p>7,125</text:p>
          </table:table-cell>
          <table:table-cell table:formula="of:=([.Z58]+[.$V$2]*([.Y59]+2))/(1+[.$V$2]*[.Y59])" office:value-type="float" office:value="1.28672010382604" calcext:value-type="float">
            <text:p>1,28672010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9]+1" office:value-type="float" office:value="58" calcext:value-type="float">
            <text:p>58</text:p>
          </table:table-cell>
          <table:table-cell table:formula="of:=[.Y59]+[.$V$2]" office:value-type="float" office:value="7.25" calcext:value-type="float">
            <text:p>7,25</text:p>
          </table:table-cell>
          <table:table-cell table:formula="of:=([.Z59]+[.$V$2]*([.Y60]+2))/(1+[.$V$2]*[.Y60])" office:value-type="float" office:value="1.28155808725301" calcext:value-type="float">
            <text:p>1,28155808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0]+1" office:value-type="float" office:value="59" calcext:value-type="float">
            <text:p>59</text:p>
          </table:table-cell>
          <table:table-cell table:formula="of:=[.Y60]+[.$V$2]" office:value-type="float" office:value="7.375" calcext:value-type="float">
            <text:p>7,375</text:p>
          </table:table-cell>
          <table:table-cell table:formula="of:=([.Z60]+[.$V$2]*([.Y61]+2))/(1+[.$V$2]*[.Y61])" office:value-type="float" office:value="1.27658306979018" calcext:value-type="float">
            <text:p>1,27658307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1]+1" office:value-type="float" office:value="60" calcext:value-type="float">
            <text:p>60</text:p>
          </table:table-cell>
          <table:table-cell table:formula="of:=[.Y61]+[.$V$2]" office:value-type="float" office:value="7.5" calcext:value-type="float">
            <text:p>7,5</text:p>
          </table:table-cell>
          <table:table-cell table:formula="of:=([.Z61]+[.$V$2]*([.Y62]+2))/(1+[.$V$2]*[.Y62])" office:value-type="float" office:value="1.27178481021429" calcext:value-type="float">
            <text:p>1,27178481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2]+1" office:value-type="float" office:value="61" calcext:value-type="float">
            <text:p>61</text:p>
          </table:table-cell>
          <table:table-cell table:formula="of:=[.Y62]+[.$V$2]" office:value-type="float" office:value="7.625" calcext:value-type="float">
            <text:p>7,625</text:p>
          </table:table-cell>
          <table:table-cell table:formula="of:=([.Z62]+[.$V$2]*([.Y63]+2))/(1+[.$V$2]*[.Y63])" office:value-type="float" office:value="1.26715382282972" calcext:value-type="float">
            <text:p>1,26715382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3]+1" office:value-type="float" office:value="62" calcext:value-type="float">
            <text:p>62</text:p>
          </table:table-cell>
          <table:table-cell table:formula="of:=[.Y63]+[.$V$2]" office:value-type="float" office:value="7.75" calcext:value-type="float">
            <text:p>7,75</text:p>
          </table:table-cell>
          <table:table-cell table:formula="of:=([.Z63]+[.$V$2]*([.Y64]+2))/(1+[.$V$2]*[.Y64])" office:value-type="float" office:value="1.26268130683414" calcext:value-type="float">
            <text:p>1,26268130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4]+1" office:value-type="float" office:value="63" calcext:value-type="float">
            <text:p>63</text:p>
          </table:table-cell>
          <table:table-cell table:formula="of:=[.Y64]+[.$V$2]" office:value-type="float" office:value="7.875" calcext:value-type="float">
            <text:p>7,875</text:p>
          </table:table-cell>
          <table:table-cell table:formula="of:=([.Z64]+[.$V$2]*([.Y65]+2))/(1+[.$V$2]*[.Y65])" office:value-type="float" office:value="1.25835908375894" calcext:value-type="float">
            <text:p>1,25835908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5]+1" office:value-type="float" office:value="64" calcext:value-type="float">
            <text:p>64</text:p>
          </table:table-cell>
          <table:table-cell table:formula="of:=[.Y65]+[.$V$2]" office:value-type="float" office:value="8" calcext:value-type="float">
            <text:p>8</text:p>
          </table:table-cell>
          <table:table-cell table:formula="of:=([.Z65]+[.$V$2]*([.Y66]+2))/(1+[.$V$2]*[.Y66])" office:value-type="float" office:value="1.25417954187947" calcext:value-type="float">
            <text:p>1,254179542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6]+1" office:value-type="float" office:value="65" calcext:value-type="float">
            <text:p>65</text:p>
          </table:table-cell>
          <table:table-cell table:formula="of:=[.Y66]+[.$V$2]" office:value-type="float" office:value="8.125" calcext:value-type="float">
            <text:p>8,125</text:p>
          </table:table-cell>
          <table:table-cell table:formula="of:=([.Z66]+[.$V$2]*([.Y67]+2))/(1+[.$V$2]*[.Y67])" office:value-type="float" office:value="1.25013558666888" calcext:value-type="float">
            <text:p>1,25013558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7]+1" office:value-type="float" office:value="66" calcext:value-type="float">
            <text:p>66</text:p>
          </table:table-cell>
          <table:table-cell table:formula="of:=[.Y67]+[.$V$2]" office:value-type="float" office:value="8.25" calcext:value-type="float">
            <text:p>8,25</text:p>
          </table:table-cell>
          <table:table-cell table:formula="of:=([.Z67]+[.$V$2]*([.Y68]+2))/(1+[.$V$2]*[.Y68])" office:value-type="float" office:value="1.24622059651391" calcext:value-type="float">
            <text:p>1,24622059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8]+1" office:value-type="float" office:value="67" calcext:value-type="float">
            <text:p>67</text:p>
          </table:table-cell>
          <table:table-cell table:formula="of:=[.Y68]+[.$V$2]" office:value-type="float" office:value="8.375" calcext:value-type="float">
            <text:p>8,375</text:p>
          </table:table-cell>
          <table:table-cell table:formula="of:=([.Z68]+[.$V$2]*([.Y69]+2))/(1+[.$V$2]*[.Y69])" office:value-type="float" office:value="1.2424283830297" calcext:value-type="float">
            <text:p>1,24242838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9]+1" office:value-type="float" office:value="68" calcext:value-type="float">
            <text:p>68</text:p>
          </table:table-cell>
          <table:table-cell table:formula="of:=[.Y69]+[.$V$2]" office:value-type="float" office:value="8.5" calcext:value-type="float">
            <text:p>8,5</text:p>
          </table:table-cell>
          <table:table-cell table:formula="of:=([.Z69]+[.$V$2]*([.Y70]+2))/(1+[.$V$2]*[.Y70])" office:value-type="float" office:value="1.23875315540834" calcext:value-type="float">
            <text:p>1,23875315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0]+1" office:value-type="float" office:value="69" calcext:value-type="float">
            <text:p>69</text:p>
          </table:table-cell>
          <table:table-cell table:formula="of:=[.Y70]+[.$V$2]" office:value-type="float" office:value="8.625" calcext:value-type="float">
            <text:p>8,625</text:p>
          </table:table-cell>
          <table:table-cell table:formula="of:=([.Z70]+[.$V$2]*([.Y71]+2))/(1+[.$V$2]*[.Y71])" office:value-type="float" office:value="1.23518948831679" calcext:value-type="float">
            <text:p>1,235189488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1]+1" office:value-type="float" office:value="70" calcext:value-type="float">
            <text:p>70</text:p>
          </table:table-cell>
          <table:table-cell table:formula="of:=[.Y71]+[.$V$2]" office:value-type="float" office:value="8.75" calcext:value-type="float">
            <text:p>8,75</text:p>
          </table:table-cell>
          <table:table-cell table:formula="of:=([.Z71]+[.$V$2]*([.Y72]+2))/(1+[.$V$2]*[.Y72])" office:value-type="float" office:value="1.23173229292742" calcext:value-type="float">
            <text:p>1,23173229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2]+1" office:value-type="float" office:value="71" calcext:value-type="float">
            <text:p>71</text:p>
          </table:table-cell>
          <table:table-cell table:formula="of:=[.Y72]+[.$V$2]" office:value-type="float" office:value="8.875" calcext:value-type="float">
            <text:p>8,875</text:p>
          </table:table-cell>
          <table:table-cell table:formula="of:=([.Z72]+[.$V$2]*([.Y73]+2))/(1+[.$V$2]*[.Y73])" office:value-type="float" office:value="1.22837679072115" calcext:value-type="float">
            <text:p>1,228376791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3]+1" office:value-type="float" office:value="72" calcext:value-type="float">
            <text:p>72</text:p>
          </table:table-cell>
          <table:table-cell table:formula="of:=[.Y73]+[.$V$2]" office:value-type="float" office:value="9" calcext:value-type="float">
            <text:p>9</text:p>
          </table:table-cell>
          <table:table-cell table:formula="of:=([.Z73]+[.$V$2]*([.Y74]+2))/(1+[.$V$2]*[.Y74])" office:value-type="float" office:value="1.22511848975113" calcext:value-type="float">
            <text:p>1,22511849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4]+1" office:value-type="float" office:value="73" calcext:value-type="float">
            <text:p>73</text:p>
          </table:table-cell>
          <table:table-cell table:formula="of:=[.Y74]+[.$V$2]" office:value-type="float" office:value="9.125" calcext:value-type="float">
            <text:p>9,125</text:p>
          </table:table-cell>
          <table:table-cell table:formula="of:=([.Z74]+[.$V$2]*([.Y75]+2))/(1+[.$V$2]*[.Y75])" office:value-type="float" office:value="1.22195316309542" calcext:value-type="float">
            <text:p>1,22195316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5]+1" office:value-type="float" office:value="74" calcext:value-type="float">
            <text:p>74</text:p>
          </table:table-cell>
          <table:table-cell table:formula="of:=[.Y75]+[.$V$2]" office:value-type="float" office:value="9.25" calcext:value-type="float">
            <text:p>9,25</text:p>
          </table:table-cell>
          <table:table-cell table:formula="of:=([.Z75]+[.$V$2]*([.Y76]+2))/(1+[.$V$2]*[.Y76])" office:value-type="float" office:value="1.21887682926164" calcext:value-type="float">
            <text:p>1,218876829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6]+1" office:value-type="float" office:value="75" calcext:value-type="float">
            <text:p>75</text:p>
          </table:table-cell>
          <table:table-cell table:formula="of:=[.Y76]+[.$V$2]" office:value-type="float" office:value="9.375" calcext:value-type="float">
            <text:p>9,375</text:p>
          </table:table-cell>
          <table:table-cell table:formula="of:=([.Z76]+[.$V$2]*([.Y77]+2))/(1+[.$V$2]*[.Y77])" office:value-type="float" office:value="1.2158857343363" calcext:value-type="float">
            <text:p>1,21588573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7]+1" office:value-type="float" office:value="76" calcext:value-type="float">
            <text:p>76</text:p>
          </table:table-cell>
          <table:table-cell table:formula="of:=[.Y77]+[.$V$2]" office:value-type="float" office:value="9.5" calcext:value-type="float">
            <text:p>9,5</text:p>
          </table:table-cell>
          <table:table-cell table:formula="of:=([.Z77]+[.$V$2]*([.Y78]+2))/(1+[.$V$2]*[.Y78])" office:value-type="float" office:value="1.21297633569659" calcext:value-type="float">
            <text:p>1,212976336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8]+1" office:value-type="float" office:value="77" calcext:value-type="float">
            <text:p>77</text:p>
          </table:table-cell>
          <table:table-cell table:formula="of:=[.Y78]+[.$V$2]" office:value-type="float" office:value="9.625" calcext:value-type="float">
            <text:p>9,625</text:p>
          </table:table-cell>
          <table:table-cell table:formula="of:=([.Z78]+[.$V$2]*([.Y79]+2))/(1+[.$V$2]*[.Y79])" office:value-type="float" office:value="1.21014528712469" calcext:value-type="float">
            <text:p>1,21014528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9]+1" office:value-type="float" office:value="78" calcext:value-type="float">
            <text:p>78</text:p>
          </table:table-cell>
          <table:table-cell table:formula="of:=[.Y79]+[.$V$2]" office:value-type="float" office:value="9.75" calcext:value-type="float">
            <text:p>9,75</text:p>
          </table:table-cell>
          <table:table-cell table:formula="of:=([.Z79]+[.$V$2]*([.Y80]+2))/(1+[.$V$2]*[.Y80])" office:value-type="float" office:value="1.20738942518296" calcext:value-type="float">
            <text:p>1,20738942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80]+1" office:value-type="float" office:value="79" calcext:value-type="float">
            <text:p>79</text:p>
          </table:table-cell>
          <table:table-cell table:formula="of:=[.Y80]+[.$V$2]" office:value-type="float" office:value="9.875" calcext:value-type="float">
            <text:p>9,875</text:p>
          </table:table-cell>
          <table:table-cell table:formula="of:=([.Z80]+[.$V$2]*([.Y81]+2))/(1+[.$V$2]*[.Y81])" office:value-type="float" office:value="1.20470575672524" calcext:value-type="float">
            <text:p>1,20470575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81]+1" office:value-type="float" office:value="80" calcext:value-type="float">
            <text:p>80</text:p>
          </table:table-cell>
          <table:table-cell table:formula="of:=[.Y81]+[.$V$2]" office:value-type="float" office:value="10" calcext:value-type="float">
            <text:p>10</text:p>
          </table:table-cell>
          <table:table-cell table:formula="of:=([.Z81]+[.$V$2]*([.Y82]+2))/(1+[.$V$2]*[.Y82])" office:value-type="float" office:value="1.20209144743344" calcext:value-type="float">
            <text:p>1,202091447</text:p>
          </table:table-cell>
        </table:table-row>
      </table:table>
      <table:table table:name="crank_nicolson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1" table:default-cell-style-name="ce2"/>
        <table:table-column table:style-name="co20" table:default-cell-style-name="ce2"/>
        <table:table-column table:style-name="co13" table:default-cell-style-name="ce2"/>
        <table:table-column table:style-name="co7" table:default-cell-style-name="ce2"/>
        <table:table-column table:style-name="co6" table:default-cell-style-name="ce4"/>
        <table:table-column table:style-name="co19" table:default-cell-style-name="Default"/>
        <table:table-column table:style-name="co21" table:default-cell-style-name="ce2"/>
        <table:table-column table:style-name="co17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4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 table:number-columns-spanned="1" table:number-rows-spanned="11">
            <text:p>1</text:p>
          </table:table-cell>
          <table:table-cell table:style-name="ce3" table:formula="of:=([.B2]-[.A2])/[.D2]" office:value-type="float" office:value="10" calcext:value-type="float" table:number-columns-spanned="1" table:number-rows-spanned="11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,000000000</text:p>
          </table:table-cell>
          <table:table-cell/>
          <table:table-cell table:style-name="ce11" office:value-type="float" office:value="0.5" calcext:value-type="float" table:number-columns-spanned="1" table:number-rows-spanned="21">
            <text:p>0,5</text:p>
          </table:table-cell>
          <table:table-cell table:style-name="ce11" table:formula="of:=([.B2]-[.A2])/[.J2]" office:value-type="float" office:value="20" calcext:value-type="float" table:number-columns-spanned="1" table:number-rows-spanned="21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,000000000</text:p>
          </table:table-cell>
          <table:table-cell/>
          <table:table-cell table:style-name="ce11" office:value-type="float" office:value="0.25" calcext:value-type="float" table:number-columns-spanned="1" table:number-rows-spanned="41">
            <text:p>0,25</text:p>
          </table:table-cell>
          <table:table-cell table:style-name="ce11" table:formula="of:=([.B2]-[.A2])/[.P2]" office:value-type="float" office:value="40" calcext:value-type="float" table:number-columns-spanned="1" table:number-rows-spanned="41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2" calcext:value-type="float">
            <text:p>2,000000000</text:p>
          </table:table-cell>
          <table:table-cell/>
          <table:table-cell table:style-name="ce11" office:value-type="float" office:value="0.125" calcext:value-type="float" table:number-columns-spanned="1" table:number-rows-spanned="81">
            <text:p>0,125</text:p>
          </table:table-cell>
          <table:table-cell table:style-name="ce11" table:formula="of:=([.B2]-[.A2])/[.V2]" office:value-type="float" office:value="80" calcext:value-type="float" table:number-columns-spanned="1" table:number-rows-spanned="81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,000000000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2]+1" office:value-type="float" office:value="1" calcext:value-type="float">
            <text:p>1</text:p>
          </table:table-cell>
          <table:table-cell table:style-name="ce2" table:formula="of:=[.G2]+[.$D$2]" office:value-type="float" office:value="1" calcext:value-type="float">
            <text:p>1</text:p>
          </table:table-cell>
          <table:table-cell table:style-name="ce4" table:formula="of:=((1-([.$D$2]/2)*[.G2])*[.H2]+([.$D$2]/2)*([.G3]+[.G2]+4))/(1+([.$D$2]/2)*[.G3])" office:value-type="float" office:value="3" calcext:value-type="float">
            <text:p>3,000000000</text:p>
          </table:table-cell>
          <table:table-cell/>
          <table:covered-table-cell table:number-columns-repeated="2" table:style-name="ce2"/>
          <table:table-cell table:style-name="ce2" table:formula="of:=[.L2]+1" office:value-type="float" office:value="1" calcext:value-type="float">
            <text:p>1</text:p>
          </table:table-cell>
          <table:table-cell table:style-name="ce2" table:formula="of:=[.M2]+[.$J$2]" office:value-type="float" office:value="0.5" calcext:value-type="float">
            <text:p>0,5</text:p>
          </table:table-cell>
          <table:table-cell table:style-name="ce4" table:formula="of:=((1-([.$J$2]/2)*[.M2])*[.N2]+([.$J$2]/2)*([.M3]+[.M2]+4))/(1+([.$J$2]/2)*[.M3])" office:value-type="float" office:value="2.77777777777778" calcext:value-type="float">
            <text:p>2,777777778</text:p>
          </table:table-cell>
          <table:table-cell/>
          <table:covered-table-cell table:number-columns-repeated="2"/>
          <table:table-cell table:formula="of:=[.R2]+1" office:value-type="float" office:value="1" calcext:value-type="float">
            <text:p>1</text:p>
          </table:table-cell>
          <table:table-cell table:formula="of:=[.S2]+[.$P$2]" office:value-type="float" office:value="0.25" calcext:value-type="float">
            <text:p>0,25</text:p>
          </table:table-cell>
          <table:table-cell table:formula="of:=((1-([.$P$2]/2)*[.S2])*[.T2]+([.$P$2]/2)*([.S3]+[.S2]+4))/(1+([.$P$2]/2)*[.S3])" office:value-type="float" office:value="2.45454545454545" calcext:value-type="float">
            <text:p>2,454545455</text:p>
          </table:table-cell>
          <table:table-cell/>
          <table:covered-table-cell table:number-columns-repeated="2"/>
          <table:table-cell table:formula="of:=[.X2]+1" office:value-type="float" office:value="1" calcext:value-type="float">
            <text:p>1</text:p>
          </table:table-cell>
          <table:table-cell table:formula="of:=[.Y2]+[.$V$2]" office:value-type="float" office:value="0.125" calcext:value-type="float">
            <text:p>0,125</text:p>
          </table:table-cell>
          <table:table-cell table:formula="of:=((1-([.$V$2]/2)*[.Y2])*[.Z2]+([.$V$2]/2)*([.Y3]+[.Y2]+4))/(1+([.$V$2]/2)*[.Y3])" office:value-type="float" office:value="2.24031007751938" calcext:value-type="float">
            <text:p>2,240310078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3]+1" office:value-type="float" office:value="2" calcext:value-type="float">
            <text:p>2</text:p>
          </table:table-cell>
          <table:table-cell table:style-name="ce2" table:formula="of:=[.G3]+[.$D$2]" office:value-type="float" office:value="2" calcext:value-type="float">
            <text:p>2</text:p>
          </table:table-cell>
          <table:table-cell table:style-name="ce4" table:formula="of:=((1-([.$D$2]/2)*[.G3])*[.H3]+([.$D$2]/2)*([.G4]+[.G3]+4))/(1+([.$D$2]/2)*[.G4])" office:value-type="float" office:value="2.5" calcext:value-type="float">
            <text:p>2,500000000</text:p>
          </table:table-cell>
          <table:table-cell/>
          <table:covered-table-cell table:number-columns-repeated="2" table:style-name="ce2"/>
          <table:table-cell table:style-name="ce2" table:formula="of:=[.L3]+1" office:value-type="float" office:value="2" calcext:value-type="float">
            <text:p>2</text:p>
          </table:table-cell>
          <table:table-cell table:style-name="ce2" table:formula="of:=[.M3]+[.$J$2]" office:value-type="float" office:value="1" calcext:value-type="float">
            <text:p>1</text:p>
          </table:table-cell>
          <table:table-cell table:style-name="ce4" table:formula="of:=((1-([.$J$2]/2)*[.M3])*[.N3]+([.$J$2]/2)*([.M4]+[.M3]+4))/(1+([.$J$2]/2)*[.M4])" office:value-type="float" office:value="3.04444444444444" calcext:value-type="float">
            <text:p>3,044444444</text:p>
          </table:table-cell>
          <table:table-cell/>
          <table:covered-table-cell table:number-columns-repeated="2"/>
          <table:table-cell table:formula="of:=[.R3]+1" office:value-type="float" office:value="2" calcext:value-type="float">
            <text:p>2</text:p>
          </table:table-cell>
          <table:table-cell table:formula="of:=[.S3]+[.$P$2]" office:value-type="float" office:value="0.5" calcext:value-type="float">
            <text:p>0,5</text:p>
          </table:table-cell>
          <table:table-cell table:formula="of:=((1-([.$P$2]/2)*[.S3])*[.T3]+([.$P$2]/2)*([.S4]+[.S3]+4))/(1+([.$P$2]/2)*[.S4])" office:value-type="float" office:value="2.79679144385027" calcext:value-type="float">
            <text:p>2,796791444</text:p>
          </table:table-cell>
          <table:table-cell/>
          <table:covered-table-cell table:number-columns-repeated="2"/>
          <table:table-cell table:formula="of:=[.X3]+1" office:value-type="float" office:value="2" calcext:value-type="float">
            <text:p>2</text:p>
          </table:table-cell>
          <table:table-cell table:formula="of:=[.Y3]+[.$V$2]" office:value-type="float" office:value="0.25" calcext:value-type="float">
            <text:p>0,25</text:p>
          </table:table-cell>
          <table:table-cell table:formula="of:=((1-([.$V$2]/2)*[.Y3])*[.Z3]+([.$V$2]/2)*([.Y4]+[.Y3]+4))/(1+([.$V$2]/2)*[.Y4])" office:value-type="float" office:value="2.45784138342278" calcext:value-type="float">
            <text:p>2,457841383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4]+1" office:value-type="float" office:value="3" calcext:value-type="float">
            <text:p>3</text:p>
          </table:table-cell>
          <table:table-cell table:style-name="ce2" table:formula="of:=[.G4]+[.$D$2]" office:value-type="float" office:value="3" calcext:value-type="float">
            <text:p>3</text:p>
          </table:table-cell>
          <table:table-cell table:style-name="ce4" table:formula="of:=((1-([.$D$2]/2)*[.G4])*[.H4]+([.$D$2]/2)*([.G5]+[.G4]+4))/(1+([.$D$2]/2)*[.G5])" office:value-type="float" office:value="1.8" calcext:value-type="float">
            <text:p>1,800000000</text:p>
          </table:table-cell>
          <table:table-cell/>
          <table:covered-table-cell table:number-columns-repeated="2" table:style-name="ce2"/>
          <table:table-cell table:style-name="ce2" table:formula="of:=[.L4]+1" office:value-type="float" office:value="3" calcext:value-type="float">
            <text:p>3</text:p>
          </table:table-cell>
          <table:table-cell table:style-name="ce2" table:formula="of:=[.M4]+[.$J$2]" office:value-type="float" office:value="1.5" calcext:value-type="float">
            <text:p>1,5</text:p>
          </table:table-cell>
          <table:table-cell table:style-name="ce4" table:formula="of:=((1-([.$J$2]/2)*[.M4])*[.N4]+([.$J$2]/2)*([.M5]+[.M4]+4))/(1+([.$J$2]/2)*[.M5])" office:value-type="float" office:value="2.84242424242424" calcext:value-type="float">
            <text:p>2,842424242</text:p>
          </table:table-cell>
          <table:table-cell/>
          <table:covered-table-cell table:number-columns-repeated="2"/>
          <table:table-cell table:formula="of:=[.R4]+1" office:value-type="float" office:value="3" calcext:value-type="float">
            <text:p>3</text:p>
          </table:table-cell>
          <table:table-cell table:formula="of:=[.S4]+[.$P$2]" office:value-type="float" office:value="0.75" calcext:value-type="float">
            <text:p>0,75</text:p>
          </table:table-cell>
          <table:table-cell table:formula="of:=((1-([.$P$2]/2)*[.S4])*[.T4]+([.$P$2]/2)*([.S5]+[.S4]+4))/(1+([.$P$2]/2)*[.S5])" office:value-type="float" office:value="2.99724980901451" calcext:value-type="float">
            <text:p>2,997249809</text:p>
          </table:table-cell>
          <table:table-cell/>
          <table:covered-table-cell table:number-columns-repeated="2"/>
          <table:table-cell table:formula="of:=[.X4]+1" office:value-type="float" office:value="3" calcext:value-type="float">
            <text:p>3</text:p>
          </table:table-cell>
          <table:table-cell table:formula="of:=[.Y4]+[.$V$2]" office:value-type="float" office:value="0.375" calcext:value-type="float">
            <text:p>0,375</text:p>
          </table:table-cell>
          <table:table-cell table:formula="of:=((1-([.$V$2]/2)*[.Y4])*[.Z4]+([.$V$2]/2)*([.Y5]+[.Y4]+4))/(1+([.$V$2]/2)*[.Y5])" office:value-type="float" office:value="2.64647339168908" calcext:value-type="float">
            <text:p>2,646473392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5]+1" office:value-type="float" office:value="4" calcext:value-type="float">
            <text:p>4</text:p>
          </table:table-cell>
          <table:table-cell table:style-name="ce2" table:formula="of:=[.G5]+[.$D$2]" office:value-type="float" office:value="4" calcext:value-type="float">
            <text:p>4</text:p>
          </table:table-cell>
          <table:table-cell table:style-name="ce4" table:formula="of:=((1-([.$D$2]/2)*[.G5])*[.H5]+([.$D$2]/2)*([.G6]+[.G5]+4))/(1+([.$D$2]/2)*[.G6])" office:value-type="float" office:value="1.53333333333333" calcext:value-type="float">
            <text:p>1,533333333</text:p>
          </table:table-cell>
          <table:table-cell/>
          <table:covered-table-cell table:number-columns-repeated="2" table:style-name="ce2"/>
          <table:table-cell table:style-name="ce2" table:formula="of:=[.L5]+1" office:value-type="float" office:value="4" calcext:value-type="float">
            <text:p>4</text:p>
          </table:table-cell>
          <table:table-cell table:style-name="ce2" table:formula="of:=[.M5]+[.$J$2]" office:value-type="float" office:value="2" calcext:value-type="float">
            <text:p>2</text:p>
          </table:table-cell>
          <table:table-cell table:style-name="ce4" table:formula="of:=((1-([.$J$2]/2)*[.M5])*[.N5]+([.$J$2]/2)*([.M6]+[.M5]+4))/(1+([.$J$2]/2)*[.M6])" office:value-type="float" office:value="2.43434343434343" calcext:value-type="float">
            <text:p>2,434343434</text:p>
          </table:table-cell>
          <table:table-cell/>
          <table:covered-table-cell table:number-columns-repeated="2"/>
          <table:table-cell table:formula="of:=[.R5]+1" office:value-type="float" office:value="4" calcext:value-type="float">
            <text:p>4</text:p>
          </table:table-cell>
          <table:table-cell table:formula="of:=[.S5]+[.$P$2]" office:value-type="float" office:value="1" calcext:value-type="float">
            <text:p>1</text:p>
          </table:table-cell>
          <table:table-cell table:formula="of:=((1-([.$P$2]/2)*[.S5])*[.T5]+([.$P$2]/2)*([.S6]+[.S5]+4))/(1+([.$P$2]/2)*[.S6])" office:value-type="float" office:value="3.05334012392836" calcext:value-type="float">
            <text:p>3,053340124</text:p>
          </table:table-cell>
          <table:table-cell/>
          <table:covered-table-cell table:number-columns-repeated="2"/>
          <table:table-cell table:formula="of:=[.X5]+1" office:value-type="float" office:value="4" calcext:value-type="float">
            <text:p>4</text:p>
          </table:table-cell>
          <table:table-cell table:formula="of:=[.Y5]+[.$V$2]" office:value-type="float" office:value="0.5" calcext:value-type="float">
            <text:p>0,5</text:p>
          </table:table-cell>
          <table:table-cell table:formula="of:=((1-([.$V$2]/2)*[.Y5])*[.Z5]+([.$V$2]/2)*([.Y6]+[.Y5]+4))/(1+([.$V$2]/2)*[.Y6])" office:value-type="float" office:value="2.80158465122072" calcext:value-type="float">
            <text:p>2,801584651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6]+1" office:value-type="float" office:value="5" calcext:value-type="float">
            <text:p>5</text:p>
          </table:table-cell>
          <table:table-cell table:style-name="ce2" table:formula="of:=[.G6]+[.$D$2]" office:value-type="float" office:value="5" calcext:value-type="float">
            <text:p>5</text:p>
          </table:table-cell>
          <table:table-cell table:style-name="ce4" table:formula="of:=((1-([.$D$2]/2)*[.G6])*[.H6]+([.$D$2]/2)*([.G7]+[.G6]+4))/(1+([.$D$2]/2)*[.G7])" office:value-type="float" office:value="1.41904761904762" calcext:value-type="float">
            <text:p>1,419047619</text:p>
          </table:table-cell>
          <table:table-cell/>
          <table:covered-table-cell table:number-columns-repeated="2" table:style-name="ce2"/>
          <table:table-cell table:style-name="ce2" table:formula="of:=[.L6]+1" office:value-type="float" office:value="5" calcext:value-type="float">
            <text:p>5</text:p>
          </table:table-cell>
          <table:table-cell table:style-name="ce2" table:formula="of:=[.M6]+[.$J$2]" office:value-type="float" office:value="2.5" calcext:value-type="float">
            <text:p>2,5</text:p>
          </table:table-cell>
          <table:table-cell table:style-name="ce4" table:formula="of:=((1-([.$J$2]/2)*[.M6])*[.N6]+([.$J$2]/2)*([.M7]+[.M6]+4))/(1+([.$J$2]/2)*[.M7])" office:value-type="float" office:value="2.05672105672106" calcext:value-type="float">
            <text:p>2,056721057</text:p>
          </table:table-cell>
          <table:table-cell/>
          <table:covered-table-cell table:number-columns-repeated="2"/>
          <table:table-cell table:formula="of:=[.R6]+1" office:value-type="float" office:value="5" calcext:value-type="float">
            <text:p>5</text:p>
          </table:table-cell>
          <table:table-cell table:formula="of:=[.S6]+[.$P$2]" office:value-type="float" office:value="1.25" calcext:value-type="float">
            <text:p>1,25</text:p>
          </table:table-cell>
          <table:table-cell table:formula="of:=((1-([.$P$2]/2)*[.S6])*[.T6]+([.$P$2]/2)*([.S7]+[.S6]+4))/(1+([.$P$2]/2)*[.S7])" office:value-type="float" office:value="2.98631144513497" calcext:value-type="float">
            <text:p>2,986311445</text:p>
          </table:table-cell>
          <table:table-cell/>
          <table:covered-table-cell table:number-columns-repeated="2"/>
          <table:table-cell table:formula="of:=[.X6]+1" office:value-type="float" office:value="5" calcext:value-type="float">
            <text:p>5</text:p>
          </table:table-cell>
          <table:table-cell table:formula="of:=[.Y6]+[.$V$2]" office:value-type="float" office:value="0.625" calcext:value-type="float">
            <text:p>0,625</text:p>
          </table:table-cell>
          <table:table-cell table:formula="of:=((1-([.$V$2]/2)*[.Y6])*[.Z6]+([.$V$2]/2)*([.Y7]+[.Y6]+4))/(1+([.$V$2]/2)*[.Y7])" office:value-type="float" office:value="2.92027441166443" calcext:value-type="float">
            <text:p>2,920274412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7]+1" office:value-type="float" office:value="6" calcext:value-type="float">
            <text:p>6</text:p>
          </table:table-cell>
          <table:table-cell table:style-name="ce2" table:formula="of:=[.G7]+[.$D$2]" office:value-type="float" office:value="6" calcext:value-type="float">
            <text:p>6</text:p>
          </table:table-cell>
          <table:table-cell table:style-name="ce4" table:formula="of:=((1-([.$D$2]/2)*[.G7])*[.H7]+([.$D$2]/2)*([.G8]+[.G7]+4))/(1+([.$D$2]/2)*[.G8])" office:value-type="float" office:value="1.34285714285714" calcext:value-type="float">
            <text:p>1,342857143</text:p>
          </table:table-cell>
          <table:table-cell/>
          <table:covered-table-cell table:number-columns-repeated="2" table:style-name="ce2"/>
          <table:table-cell table:style-name="ce2" table:formula="of:=[.L7]+1" office:value-type="float" office:value="6" calcext:value-type="float">
            <text:p>6</text:p>
          </table:table-cell>
          <table:table-cell table:style-name="ce2" table:formula="of:=[.M7]+[.$J$2]" office:value-type="float" office:value="3" calcext:value-type="float">
            <text:p>3</text:p>
          </table:table-cell>
          <table:table-cell table:style-name="ce4" table:formula="of:=((1-([.$J$2]/2)*[.M7])*[.N7]+([.$J$2]/2)*([.M8]+[.M7]+4))/(1+([.$J$2]/2)*[.M8])" office:value-type="float" office:value="1.7978687978688" calcext:value-type="float">
            <text:p>1,797868798</text:p>
          </table:table-cell>
          <table:table-cell/>
          <table:covered-table-cell table:number-columns-repeated="2"/>
          <table:table-cell table:formula="of:=[.R7]+1" office:value-type="float" office:value="6" calcext:value-type="float">
            <text:p>6</text:p>
          </table:table-cell>
          <table:table-cell table:formula="of:=[.S7]+[.$P$2]" office:value-type="float" office:value="1.5" calcext:value-type="float">
            <text:p>1,5</text:p>
          </table:table-cell>
          <table:table-cell table:formula="of:=((1-([.$P$2]/2)*[.S7])*[.T7]+([.$P$2]/2)*([.S8]+[.S7]+4))/(1+([.$P$2]/2)*[.S8])" office:value-type="float" office:value="2.83237918470117" calcext:value-type="float">
            <text:p>2,832379185</text:p>
          </table:table-cell>
          <table:table-cell/>
          <table:covered-table-cell table:number-columns-repeated="2"/>
          <table:table-cell table:formula="of:=[.X7]+1" office:value-type="float" office:value="6" calcext:value-type="float">
            <text:p>6</text:p>
          </table:table-cell>
          <table:table-cell table:formula="of:=[.Y7]+[.$V$2]" office:value-type="float" office:value="0.75" calcext:value-type="float">
            <text:p>0,75</text:p>
          </table:table-cell>
          <table:table-cell table:formula="of:=((1-([.$V$2]/2)*[.Y7])*[.Z7]+([.$V$2]/2)*([.Y8]+[.Y7]+4))/(1+([.$V$2]/2)*[.Y8])" office:value-type="float" office:value="3.00144591518452" calcext:value-type="float">
            <text:p>3,001445915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8]+1" office:value-type="float" office:value="7" calcext:value-type="float">
            <text:p>7</text:p>
          </table:table-cell>
          <table:table-cell table:style-name="ce2" table:formula="of:=[.G8]+[.$D$2]" office:value-type="float" office:value="7" calcext:value-type="float">
            <text:p>7</text:p>
          </table:table-cell>
          <table:table-cell table:style-name="ce4" table:formula="of:=((1-([.$D$2]/2)*[.G8])*[.H8]+([.$D$2]/2)*([.G9]+[.G8]+4))/(1+([.$D$2]/2)*[.G9])" office:value-type="float" office:value="1.29206349206349" calcext:value-type="float">
            <text:p>1,292063492</text:p>
          </table:table-cell>
          <table:table-cell/>
          <table:covered-table-cell table:number-columns-repeated="2" table:style-name="ce2"/>
          <table:table-cell table:style-name="ce2" table:formula="of:=[.L8]+1" office:value-type="float" office:value="7" calcext:value-type="float">
            <text:p>7</text:p>
          </table:table-cell>
          <table:table-cell table:style-name="ce2" table:formula="of:=[.M8]+[.$J$2]" office:value-type="float" office:value="3.5" calcext:value-type="float">
            <text:p>3,5</text:p>
          </table:table-cell>
          <table:table-cell table:style-name="ce4" table:formula="of:=((1-([.$J$2]/2)*[.M8])*[.N8]+([.$J$2]/2)*([.M9]+[.M8]+4))/(1+([.$J$2]/2)*[.M9])" office:value-type="float" office:value="1.63971583971584" calcext:value-type="float">
            <text:p>1,639715840</text:p>
          </table:table-cell>
          <table:table-cell/>
          <table:covered-table-cell table:number-columns-repeated="2"/>
          <table:table-cell table:formula="of:=[.R8]+1" office:value-type="float" office:value="7" calcext:value-type="float">
            <text:p>7</text:p>
          </table:table-cell>
          <table:table-cell table:formula="of:=[.S8]+[.$P$2]" office:value-type="float" office:value="1.75" calcext:value-type="float">
            <text:p>1,75</text:p>
          </table:table-cell>
          <table:table-cell table:formula="of:=((1-([.$P$2]/2)*[.S8])*[.T8]+([.$P$2]/2)*([.S9]+[.S8]+4))/(1+([.$P$2]/2)*[.S9])" office:value-type="float" office:value="2.63184253339052" calcext:value-type="float">
            <text:p>2,631842533</text:p>
          </table:table-cell>
          <table:table-cell/>
          <table:covered-table-cell table:number-columns-repeated="2"/>
          <table:table-cell table:formula="of:=[.X8]+1" office:value-type="float" office:value="7" calcext:value-type="float">
            <text:p>7</text:p>
          </table:table-cell>
          <table:table-cell table:formula="of:=[.Y8]+[.$V$2]" office:value-type="float" office:value="0.875" calcext:value-type="float">
            <text:p>0,875</text:p>
          </table:table-cell>
          <table:table-cell table:formula="of:=((1-([.$V$2]/2)*[.Y8])*[.Z8]+([.$V$2]/2)*([.Y9]+[.Y8]+4))/(1+([.$V$2]/2)*[.Y9])" office:value-type="float" office:value="3.04575112335193" calcext:value-type="float">
            <text:p>3,045751123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9]+1" office:value-type="float" office:value="8" calcext:value-type="float">
            <text:p>8</text:p>
          </table:table-cell>
          <table:table-cell table:style-name="ce2" table:formula="of:=[.G9]+[.$D$2]" office:value-type="float" office:value="8" calcext:value-type="float">
            <text:p>8</text:p>
          </table:table-cell>
          <table:table-cell table:style-name="ce4" table:formula="of:=((1-([.$D$2]/2)*[.G9])*[.H9]+([.$D$2]/2)*([.G10]+[.G9]+4))/(1+([.$D$2]/2)*[.G10])" office:value-type="float" office:value="1.25396825396825" calcext:value-type="float">
            <text:p>1,253968254</text:p>
          </table:table-cell>
          <table:table-cell/>
          <table:covered-table-cell table:number-columns-repeated="2" table:style-name="ce2"/>
          <table:table-cell table:style-name="ce2" table:formula="of:=[.L9]+1" office:value-type="float" office:value="8" calcext:value-type="float">
            <text:p>8</text:p>
          </table:table-cell>
          <table:table-cell table:style-name="ce2" table:formula="of:=[.M9]+[.$J$2]" office:value-type="float" office:value="4" calcext:value-type="float">
            <text:p>4</text:p>
          </table:table-cell>
          <table:table-cell table:style-name="ce4" table:formula="of:=((1-([.$J$2]/2)*[.M9])*[.N9]+([.$J$2]/2)*([.M10]+[.M9]+4))/(1+([.$J$2]/2)*[.M10])" office:value-type="float" office:value="1.53998223998224" calcext:value-type="float">
            <text:p>1,539982240</text:p>
          </table:table-cell>
          <table:table-cell/>
          <table:covered-table-cell table:number-columns-repeated="2"/>
          <table:table-cell table:formula="of:=[.R9]+1" office:value-type="float" office:value="8" calcext:value-type="float">
            <text:p>8</text:p>
          </table:table-cell>
          <table:table-cell table:formula="of:=[.S9]+[.$P$2]" office:value-type="float" office:value="2" calcext:value-type="float">
            <text:p>2</text:p>
          </table:table-cell>
          <table:table-cell table:formula="of:=((1-([.$P$2]/2)*[.S9])*[.T9]+([.$P$2]/2)*([.S10]+[.S9]+4))/(1+([.$P$2]/2)*[.S10])" office:value-type="float" office:value="2.41990158336908" calcext:value-type="float">
            <text:p>2,419901583</text:p>
          </table:table-cell>
          <table:table-cell/>
          <table:covered-table-cell table:number-columns-repeated="2"/>
          <table:table-cell table:formula="of:=[.X9]+1" office:value-type="float" office:value="8" calcext:value-type="float">
            <text:p>8</text:p>
          </table:table-cell>
          <table:table-cell table:formula="of:=[.Y9]+[.$V$2]" office:value-type="float" office:value="1" calcext:value-type="float">
            <text:p>1</text:p>
          </table:table-cell>
          <table:table-cell table:formula="of:=((1-([.$V$2]/2)*[.Y9])*[.Z9]+([.$V$2]/2)*([.Y10]+[.Y9]+4))/(1+([.$V$2]/2)*[.Y10])" office:value-type="float" office:value="3.05541092592341" calcext:value-type="float">
            <text:p>3,055410926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10]+1" office:value-type="float" office:value="9" calcext:value-type="float">
            <text:p>9</text:p>
          </table:table-cell>
          <table:table-cell table:style-name="ce2" table:formula="of:=[.G10]+[.$D$2]" office:value-type="float" office:value="9" calcext:value-type="float">
            <text:p>9</text:p>
          </table:table-cell>
          <table:table-cell table:style-name="ce4" table:formula="of:=((1-([.$D$2]/2)*[.G10])*[.H10]+([.$D$2]/2)*([.G11]+[.G10]+4))/(1+([.$D$2]/2)*[.G11])" office:value-type="float" office:value="1.22510822510823" calcext:value-type="float">
            <text:p>1,225108225</text:p>
          </table:table-cell>
          <table:table-cell/>
          <table:covered-table-cell table:number-columns-repeated="2" table:style-name="ce2"/>
          <table:table-cell table:style-name="ce2" table:formula="of:=[.L10]+1" office:value-type="float" office:value="9" calcext:value-type="float">
            <text:p>9</text:p>
          </table:table-cell>
          <table:table-cell table:style-name="ce2" table:formula="of:=[.M10]+[.$J$2]" office:value-type="float" office:value="4.5" calcext:value-type="float">
            <text:p>4,5</text:p>
          </table:table-cell>
          <table:table-cell table:style-name="ce4" table:formula="of:=((1-([.$J$2]/2)*[.M10])*[.N10]+([.$J$2]/2)*([.M11]+[.M10]+4))/(1+([.$J$2]/2)*[.M11])" office:value-type="float" office:value="1.47058823529412" calcext:value-type="float">
            <text:p>1,470588235</text:p>
          </table:table-cell>
          <table:table-cell/>
          <table:covered-table-cell table:number-columns-repeated="2"/>
          <table:table-cell table:formula="of:=[.R10]+1" office:value-type="float" office:value="9" calcext:value-type="float">
            <text:p>9</text:p>
          </table:table-cell>
          <table:table-cell table:formula="of:=[.S10]+[.$P$2]" office:value-type="float" office:value="2.25" calcext:value-type="float">
            <text:p>2,25</text:p>
          </table:table-cell>
          <table:table-cell table:formula="of:=((1-([.$P$2]/2)*[.S10])*[.T10]+([.$P$2]/2)*([.S11]+[.S10]+4))/(1+([.$P$2]/2)*[.S11])" office:value-type="float" office:value="2.22140580489897" calcext:value-type="float">
            <text:p>2,221405805</text:p>
          </table:table-cell>
          <table:table-cell/>
          <table:covered-table-cell table:number-columns-repeated="2"/>
          <table:table-cell table:formula="of:=[.X10]+1" office:value-type="float" office:value="9" calcext:value-type="float">
            <text:p>9</text:p>
          </table:table-cell>
          <table:table-cell table:formula="of:=[.Y10]+[.$V$2]" office:value-type="float" office:value="1.125" calcext:value-type="float">
            <text:p>1,125</text:p>
          </table:table-cell>
          <table:table-cell table:formula="of:=((1-([.$V$2]/2)*[.Y10])*[.Z10]+([.$V$2]/2)*([.Y11]+[.Y10]+4))/(1+([.$V$2]/2)*[.Y11])" office:value-type="float" office:value="3.03393657745116" calcext:value-type="float">
            <text:p>3,033936577</text:p>
          </table:table-cell>
        </table:table-row>
        <table:table-row table:style-name="ro1">
          <table:table-cell table:number-columns-repeated="3"/>
          <table:covered-table-cell table:number-columns-repeated="2" table:style-name="ce2"/>
          <table:table-cell table:style-name="ce2" table:formula="of:=[.F11]+1" office:value-type="float" office:value="10" calcext:value-type="float">
            <text:p>10</text:p>
          </table:table-cell>
          <table:table-cell table:style-name="ce2" table:formula="of:=[.G11]+[.$D$2]" office:value-type="float" office:value="10" calcext:value-type="float">
            <text:p>10</text:p>
          </table:table-cell>
          <table:table-cell table:style-name="ce4" table:formula="of:=((1-([.$D$2]/2)*[.G11])*[.H11]+([.$D$2]/2)*([.G12]+[.G11]+4))/(1+([.$D$2]/2)*[.G12])" office:value-type="float" office:value="1.2020202020202" calcext:value-type="float">
            <text:p>1,202020202</text:p>
          </table:table-cell>
          <table:table-cell/>
          <table:covered-table-cell table:number-columns-repeated="2" table:style-name="ce2"/>
          <table:table-cell table:style-name="ce2" table:formula="of:=[.L11]+1" office:value-type="float" office:value="10" calcext:value-type="float">
            <text:p>10</text:p>
          </table:table-cell>
          <table:table-cell table:style-name="ce2" table:formula="of:=[.M11]+[.$J$2]" office:value-type="float" office:value="5" calcext:value-type="float">
            <text:p>5</text:p>
          </table:table-cell>
          <table:table-cell table:style-name="ce4" table:formula="of:=((1-([.$J$2]/2)*[.M11])*[.N11]+([.$J$2]/2)*([.M12]+[.M11]+4))/(1+([.$J$2]/2)*[.M12])" office:value-type="float" office:value="1.41830065359477" calcext:value-type="float">
            <text:p>1,418300654</text:p>
          </table:table-cell>
          <table:table-cell/>
          <table:covered-table-cell table:number-columns-repeated="2"/>
          <table:table-cell table:formula="of:=[.R11]+1" office:value-type="float" office:value="10" calcext:value-type="float">
            <text:p>10</text:p>
          </table:table-cell>
          <table:table-cell table:formula="of:=[.S11]+[.$P$2]" office:value-type="float" office:value="2.5" calcext:value-type="float">
            <text:p>2,5</text:p>
          </table:table-cell>
          <table:table-cell table:formula="of:=((1-([.$P$2]/2)*[.S11])*[.T11]+([.$P$2]/2)*([.S12]+[.S11]+4))/(1+([.$P$2]/2)*[.S12])" office:value-type="float" office:value="2.04981746458753" calcext:value-type="float">
            <text:p>2,049817465</text:p>
          </table:table-cell>
          <table:table-cell/>
          <table:covered-table-cell table:number-columns-repeated="2"/>
          <table:table-cell table:formula="of:=[.X11]+1" office:value-type="float" office:value="10" calcext:value-type="float">
            <text:p>10</text:p>
          </table:table-cell>
          <table:table-cell table:formula="of:=[.Y11]+[.$V$2]" office:value-type="float" office:value="1.25" calcext:value-type="float">
            <text:p>1,25</text:p>
          </table:table-cell>
          <table:table-cell table:formula="of:=((1-([.$V$2]/2)*[.Y11])*[.Z11]+([.$V$2]/2)*([.Y12]+[.Y11]+4))/(1+([.$V$2]/2)*[.Y12])" office:value-type="float" office:value="2.98578588925137" calcext:value-type="float">
            <text:p>2,985785889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2]+1" office:value-type="float" office:value="11" calcext:value-type="float">
            <text:p>11</text:p>
          </table:table-cell>
          <table:table-cell table:style-name="ce2" table:formula="of:=[.M12]+[.$J$2]" office:value-type="float" office:value="5.5" calcext:value-type="float">
            <text:p>5,5</text:p>
          </table:table-cell>
          <table:table-cell table:style-name="ce4" table:formula="of:=((1-([.$J$2]/2)*[.M12])*[.N12]+([.$J$2]/2)*([.M13]+[.M12]+4))/(1+([.$J$2]/2)*[.M13])" office:value-type="float" office:value="1.37702098383213" calcext:value-type="float">
            <text:p>1,377020984</text:p>
          </table:table-cell>
          <table:table-cell/>
          <table:covered-table-cell table:number-columns-repeated="2"/>
          <table:table-cell table:formula="of:=[.R12]+1" office:value-type="float" office:value="11" calcext:value-type="float">
            <text:p>11</text:p>
          </table:table-cell>
          <table:table-cell table:formula="of:=[.S12]+[.$P$2]" office:value-type="float" office:value="2.75" calcext:value-type="float">
            <text:p>2,75</text:p>
          </table:table-cell>
          <table:table-cell table:formula="of:=((1-([.$P$2]/2)*[.S12])*[.T12]+([.$P$2]/2)*([.S13]+[.S12]+4))/(1+([.$P$2]/2)*[.S13])" office:value-type="float" office:value="1.90920893537036" calcext:value-type="float">
            <text:p>1,909208935</text:p>
          </table:table-cell>
          <table:table-cell/>
          <table:covered-table-cell table:number-columns-repeated="2"/>
          <table:table-cell table:formula="of:=[.X12]+1" office:value-type="float" office:value="11" calcext:value-type="float">
            <text:p>11</text:p>
          </table:table-cell>
          <table:table-cell table:formula="of:=[.Y12]+[.$V$2]" office:value-type="float" office:value="1.375" calcext:value-type="float">
            <text:p>1,375</text:p>
          </table:table-cell>
          <table:table-cell table:formula="of:=((1-([.$V$2]/2)*[.Y12])*[.Z12]+([.$V$2]/2)*([.Y13]+[.Y12]+4))/(1+([.$V$2]/2)*[.Y13])" office:value-type="float" office:value="2.91599089878893" calcext:value-type="float">
            <text:p>2,915990899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3]+1" office:value-type="float" office:value="12" calcext:value-type="float">
            <text:p>12</text:p>
          </table:table-cell>
          <table:table-cell table:style-name="ce2" table:formula="of:=[.M13]+[.$J$2]" office:value-type="float" office:value="6" calcext:value-type="float">
            <text:p>6</text:p>
          </table:table-cell>
          <table:table-cell table:style-name="ce4" table:formula="of:=((1-([.$J$2]/2)*[.M13])*[.N13]+([.$J$2]/2)*([.M14]+[.M13]+4))/(1+([.$J$2]/2)*[.M14])" office:value-type="float" office:value="1.34344685242518" calcext:value-type="float">
            <text:p>1,343446852</text:p>
          </table:table-cell>
          <table:table-cell/>
          <table:covered-table-cell table:number-columns-repeated="2"/>
          <table:table-cell table:formula="of:=[.R13]+1" office:value-type="float" office:value="12" calcext:value-type="float">
            <text:p>12</text:p>
          </table:table-cell>
          <table:table-cell table:formula="of:=[.S13]+[.$P$2]" office:value-type="float" office:value="3" calcext:value-type="float">
            <text:p>3</text:p>
          </table:table-cell>
          <table:table-cell table:formula="of:=((1-([.$P$2]/2)*[.S13])*[.T13]+([.$P$2]/2)*([.S14]+[.S13]+4))/(1+([.$P$2]/2)*[.S14])" office:value-type="float" office:value="1.79757699188131" calcext:value-type="float">
            <text:p>1,797576992</text:p>
          </table:table-cell>
          <table:table-cell/>
          <table:covered-table-cell table:number-columns-repeated="2"/>
          <table:table-cell table:formula="of:=[.X13]+1" office:value-type="float" office:value="12" calcext:value-type="float">
            <text:p>12</text:p>
          </table:table-cell>
          <table:table-cell table:formula="of:=[.Y13]+[.$V$2]" office:value-type="float" office:value="1.5" calcext:value-type="float">
            <text:p>1,5</text:p>
          </table:table-cell>
          <table:table-cell table:formula="of:=((1-([.$V$2]/2)*[.Y13])*[.Z13]+([.$V$2]/2)*([.Y14]+[.Y13]+4))/(1+([.$V$2]/2)*[.Y14])" office:value-type="float" office:value="2.82979239398789" calcext:value-type="float">
            <text:p>2,829792394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4]+1" office:value-type="float" office:value="13" calcext:value-type="float">
            <text:p>13</text:p>
          </table:table-cell>
          <table:table-cell table:style-name="ce2" table:formula="of:=[.M14]+[.$J$2]" office:value-type="float" office:value="6.5" calcext:value-type="float">
            <text:p>6,5</text:p>
          </table:table-cell>
          <table:table-cell table:style-name="ce4" table:formula="of:=((1-([.$J$2]/2)*[.M14])*[.N14]+([.$J$2]/2)*([.M15]+[.M14]+4))/(1+([.$J$2]/2)*[.M15])" office:value-type="float" office:value="1.31553393287139" calcext:value-type="float">
            <text:p>1,315533933</text:p>
          </table:table-cell>
          <table:table-cell/>
          <table:covered-table-cell table:number-columns-repeated="2"/>
          <table:table-cell table:formula="of:=[.R14]+1" office:value-type="float" office:value="13" calcext:value-type="float">
            <text:p>13</text:p>
          </table:table-cell>
          <table:table-cell table:formula="of:=[.S14]+[.$P$2]" office:value-type="float" office:value="3.25" calcext:value-type="float">
            <text:p>3,25</text:p>
          </table:table-cell>
          <table:table-cell table:formula="of:=((1-([.$P$2]/2)*[.S14])*[.T14]+([.$P$2]/2)*([.S15]+[.S14]+4))/(1+([.$P$2]/2)*[.S15])" office:value-type="float" office:value="1.71003421861392" calcext:value-type="float">
            <text:p>1,710034219</text:p>
          </table:table-cell>
          <table:table-cell/>
          <table:covered-table-cell table:number-columns-repeated="2"/>
          <table:table-cell table:formula="of:=[.X14]+1" office:value-type="float" office:value="13" calcext:value-type="float">
            <text:p>13</text:p>
          </table:table-cell>
          <table:table-cell table:formula="of:=[.Y14]+[.$V$2]" office:value-type="float" office:value="1.625" calcext:value-type="float">
            <text:p>1,625</text:p>
          </table:table-cell>
          <table:table-cell table:formula="of:=((1-([.$V$2]/2)*[.Y14])*[.Z14]+([.$V$2]/2)*([.Y15]+[.Y14]+4))/(1+([.$V$2]/2)*[.Y15])" office:value-type="float" office:value="2.73231147306805" calcext:value-type="float">
            <text:p>2,732311473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5]+1" office:value-type="float" office:value="14" calcext:value-type="float">
            <text:p>14</text:p>
          </table:table-cell>
          <table:table-cell table:style-name="ce2" table:formula="of:=[.M15]+[.$J$2]" office:value-type="float" office:value="7" calcext:value-type="float">
            <text:p>7</text:p>
          </table:table-cell>
          <table:table-cell table:style-name="ce4" table:formula="of:=((1-([.$J$2]/2)*[.M15])*[.N15]+([.$J$2]/2)*([.M16]+[.M15]+4))/(1+([.$J$2]/2)*[.M16])" office:value-type="float" office:value="1.29192410616559" calcext:value-type="float">
            <text:p>1,291924106</text:p>
          </table:table-cell>
          <table:table-cell/>
          <table:covered-table-cell table:number-columns-repeated="2"/>
          <table:table-cell table:formula="of:=[.R15]+1" office:value-type="float" office:value="14" calcext:value-type="float">
            <text:p>14</text:p>
          </table:table-cell>
          <table:table-cell table:formula="of:=[.S15]+[.$P$2]" office:value-type="float" office:value="3.5" calcext:value-type="float">
            <text:p>3,5</text:p>
          </table:table-cell>
          <table:table-cell table:formula="of:=((1-([.$P$2]/2)*[.S15])*[.T15]+([.$P$2]/2)*([.S16]+[.S15]+4))/(1+([.$P$2]/2)*[.S16])" office:value-type="float" office:value="1.64110109029705" calcext:value-type="float">
            <text:p>1,641101090</text:p>
          </table:table-cell>
          <table:table-cell/>
          <table:covered-table-cell table:number-columns-repeated="2"/>
          <table:table-cell table:formula="of:=[.X15]+1" office:value-type="float" office:value="14" calcext:value-type="float">
            <text:p>14</text:p>
          </table:table-cell>
          <table:table-cell table:formula="of:=[.Y15]+[.$V$2]" office:value-type="float" office:value="1.75" calcext:value-type="float">
            <text:p>1,75</text:p>
          </table:table-cell>
          <table:table-cell table:formula="of:=((1-([.$V$2]/2)*[.Y15])*[.Z15]+([.$V$2]/2)*([.Y16]+[.Y15]+4))/(1+([.$V$2]/2)*[.Y16])" office:value-type="float" office:value="2.62828041832976" calcext:value-type="float">
            <text:p>2,628280418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6]+1" office:value-type="float" office:value="15" calcext:value-type="float">
            <text:p>15</text:p>
          </table:table-cell>
          <table:table-cell table:style-name="ce2" table:formula="of:=[.M16]+[.$J$2]" office:value-type="float" office:value="7.5" calcext:value-type="float">
            <text:p>7,5</text:p>
          </table:table-cell>
          <table:table-cell table:style-name="ce4" table:formula="of:=((1-([.$J$2]/2)*[.M16])*[.N16]+([.$J$2]/2)*([.M17]+[.M16]+4))/(1+([.$J$2]/2)*[.M17])" office:value-type="float" office:value="1.27167197230463" calcext:value-type="float">
            <text:p>1,271671972</text:p>
          </table:table-cell>
          <table:table-cell/>
          <table:covered-table-cell table:number-columns-repeated="2"/>
          <table:table-cell table:formula="of:=[.R16]+1" office:value-type="float" office:value="15" calcext:value-type="float">
            <text:p>15</text:p>
          </table:table-cell>
          <table:table-cell table:formula="of:=[.S16]+[.$P$2]" office:value-type="float" office:value="3.75" calcext:value-type="float">
            <text:p>3,75</text:p>
          </table:table-cell>
          <table:table-cell table:formula="of:=((1-([.$P$2]/2)*[.S16])*[.T16]+([.$P$2]/2)*([.S17]+[.S16]+4))/(1+([.$P$2]/2)*[.S17])" office:value-type="float" office:value="1.58595360904994" calcext:value-type="float">
            <text:p>1,585953609</text:p>
          </table:table-cell>
          <table:table-cell/>
          <table:covered-table-cell table:number-columns-repeated="2"/>
          <table:table-cell table:formula="of:=[.X16]+1" office:value-type="float" office:value="15" calcext:value-type="float">
            <text:p>15</text:p>
          </table:table-cell>
          <table:table-cell table:formula="of:=[.Y16]+[.$V$2]" office:value-type="float" office:value="1.875" calcext:value-type="float">
            <text:p>1,875</text:p>
          </table:table-cell>
          <table:table-cell table:formula="of:=((1-([.$V$2]/2)*[.Y16])*[.Z16]+([.$V$2]/2)*([.Y17]+[.Y16]+4))/(1+([.$V$2]/2)*[.Y17])" office:value-type="float" office:value="2.52184592789925" calcext:value-type="float">
            <text:p>2,521845928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7]+1" office:value-type="float" office:value="16" calcext:value-type="float">
            <text:p>16</text:p>
          </table:table-cell>
          <table:table-cell table:style-name="ce2" table:formula="of:=[.M17]+[.$J$2]" office:value-type="float" office:value="8" calcext:value-type="float">
            <text:p>8</text:p>
          </table:table-cell>
          <table:table-cell table:style-name="ce4" table:formula="of:=((1-([.$J$2]/2)*[.M17])*[.N17]+([.$J$2]/2)*([.M18]+[.M17]+4))/(1+([.$J$2]/2)*[.M18])" office:value-type="float" office:value="1.25409567474448" calcext:value-type="float">
            <text:p>1,254095675</text:p>
          </table:table-cell>
          <table:table-cell/>
          <table:covered-table-cell table:number-columns-repeated="2"/>
          <table:table-cell table:formula="of:=[.R17]+1" office:value-type="float" office:value="16" calcext:value-type="float">
            <text:p>16</text:p>
          </table:table-cell>
          <table:table-cell table:formula="of:=[.S17]+[.$P$2]" office:value-type="float" office:value="4" calcext:value-type="float">
            <text:p>4</text:p>
          </table:table-cell>
          <table:table-cell table:formula="of:=((1-([.$P$2]/2)*[.S17])*[.T17]+([.$P$2]/2)*([.S18]+[.S17]+4))/(1+([.$P$2]/2)*[.S18])" office:value-type="float" office:value="1.54085856987185" calcext:value-type="float">
            <text:p>1,540858570</text:p>
          </table:table-cell>
          <table:table-cell/>
          <table:covered-table-cell table:number-columns-repeated="2"/>
          <table:table-cell table:formula="of:=[.X17]+1" office:value-type="float" office:value="16" calcext:value-type="float">
            <text:p>16</text:p>
          </table:table-cell>
          <table:table-cell table:formula="of:=[.Y17]+[.$V$2]" office:value-type="float" office:value="2" calcext:value-type="float">
            <text:p>2</text:p>
          </table:table-cell>
          <table:table-cell table:formula="of:=((1-([.$V$2]/2)*[.Y17])*[.Z17]+([.$V$2]/2)*([.Y18]+[.Y17]+4))/(1+([.$V$2]/2)*[.Y18])" office:value-type="float" office:value="2.41644854064316" calcext:value-type="float">
            <text:p>2,416448541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8]+1" office:value-type="float" office:value="17" calcext:value-type="float">
            <text:p>17</text:p>
          </table:table-cell>
          <table:table-cell table:style-name="ce2" table:formula="of:=[.M18]+[.$J$2]" office:value-type="float" office:value="8.5" calcext:value-type="float">
            <text:p>8,5</text:p>
          </table:table-cell>
          <table:table-cell table:style-name="ce4" table:formula="of:=((1-([.$J$2]/2)*[.M18])*[.N18]+([.$J$2]/2)*([.M19]+[.M18]+4))/(1+([.$J$2]/2)*[.M19])" office:value-type="float" office:value="1.23868938408177" calcext:value-type="float">
            <text:p>1,238689384</text:p>
          </table:table-cell>
          <table:table-cell/>
          <table:covered-table-cell table:number-columns-repeated="2"/>
          <table:table-cell table:formula="of:=[.R18]+1" office:value-type="float" office:value="17" calcext:value-type="float">
            <text:p>17</text:p>
          </table:table-cell>
          <table:table-cell table:formula="of:=[.S18]+[.$P$2]" office:value-type="float" office:value="4.25" calcext:value-type="float">
            <text:p>4,25</text:p>
          </table:table-cell>
          <table:table-cell table:formula="of:=((1-([.$P$2]/2)*[.S18])*[.T18]+([.$P$2]/2)*([.S19]+[.S18]+4))/(1+([.$P$2]/2)*[.S19])" office:value-type="float" office:value="1.50313749220305" calcext:value-type="float">
            <text:p>1,503137492</text:p>
          </table:table-cell>
          <table:table-cell/>
          <table:covered-table-cell table:number-columns-repeated="2"/>
          <table:table-cell table:formula="of:=[.X18]+1" office:value-type="float" office:value="17" calcext:value-type="float">
            <text:p>17</text:p>
          </table:table-cell>
          <table:table-cell table:formula="of:=[.Y18]+[.$V$2]" office:value-type="float" office:value="2.125" calcext:value-type="float">
            <text:p>2,125</text:p>
          </table:table-cell>
          <table:table-cell table:formula="of:=((1-([.$V$2]/2)*[.Y18])*[.Z18]+([.$V$2]/2)*([.Y19]+[.Y18]+4))/(1+([.$V$2]/2)*[.Y19])" office:value-type="float" office:value="2.31477404518644" calcext:value-type="float">
            <text:p>2,314774045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19]+1" office:value-type="float" office:value="18" calcext:value-type="float">
            <text:p>18</text:p>
          </table:table-cell>
          <table:table-cell table:style-name="ce2" table:formula="of:=[.M19]+[.$J$2]" office:value-type="float" office:value="9" calcext:value-type="float">
            <text:p>9</text:p>
          </table:table-cell>
          <table:table-cell table:style-name="ce4" table:formula="of:=((1-([.$J$2]/2)*[.M19])*[.N19]+([.$J$2]/2)*([.M20]+[.M19]+4))/(1+([.$J$2]/2)*[.M20])" office:value-type="float" office:value="1.22506905935631" calcext:value-type="float">
            <text:p>1,225069059</text:p>
          </table:table-cell>
          <table:table-cell/>
          <table:covered-table-cell table:number-columns-repeated="2"/>
          <table:table-cell table:formula="of:=[.R19]+1" office:value-type="float" office:value="18" calcext:value-type="float">
            <text:p>18</text:p>
          </table:table-cell>
          <table:table-cell table:formula="of:=[.S19]+[.$P$2]" office:value-type="float" office:value="4.5" calcext:value-type="float">
            <text:p>4,5</text:p>
          </table:table-cell>
          <table:table-cell table:formula="of:=((1-([.$P$2]/2)*[.S19])*[.T19]+([.$P$2]/2)*([.S20]+[.S19]+4))/(1+([.$P$2]/2)*[.S20])" office:value-type="float" office:value="1.47094124766092" calcext:value-type="float">
            <text:p>1,470941248</text:p>
          </table:table-cell>
          <table:table-cell/>
          <table:covered-table-cell table:number-columns-repeated="2"/>
          <table:table-cell table:formula="of:=[.X19]+1" office:value-type="float" office:value="18" calcext:value-type="float">
            <text:p>18</text:p>
          </table:table-cell>
          <table:table-cell table:formula="of:=[.Y19]+[.$V$2]" office:value-type="float" office:value="2.25" calcext:value-type="float">
            <text:p>2,25</text:p>
          </table:table-cell>
          <table:table-cell table:formula="of:=((1-([.$V$2]/2)*[.Y19])*[.Z19]+([.$V$2]/2)*([.Y20]+[.Y19]+4))/(1+([.$V$2]/2)*[.Y20])" office:value-type="float" office:value="2.21876656860065" calcext:value-type="float">
            <text:p>2,218766569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20]+1" office:value-type="float" office:value="19" calcext:value-type="float">
            <text:p>19</text:p>
          </table:table-cell>
          <table:table-cell table:style-name="ce2" table:formula="of:=[.M20]+[.$J$2]" office:value-type="float" office:value="9.5" calcext:value-type="float">
            <text:p>9,5</text:p>
          </table:table-cell>
          <table:table-cell table:style-name="ce4" table:formula="of:=((1-([.$J$2]/2)*[.M20])*[.N20]+([.$J$2]/2)*([.M21]+[.M20]+4))/(1+([.$J$2]/2)*[.M21])" office:value-type="float" office:value="1.21293738542359" calcext:value-type="float">
            <text:p>1,212937385</text:p>
          </table:table-cell>
          <table:table-cell/>
          <table:covered-table-cell table:number-columns-repeated="2"/>
          <table:table-cell table:formula="of:=[.R20]+1" office:value-type="float" office:value="19" calcext:value-type="float">
            <text:p>19</text:p>
          </table:table-cell>
          <table:table-cell table:formula="of:=[.S20]+[.$P$2]" office:value-type="float" office:value="4.75" calcext:value-type="float">
            <text:p>4,75</text:p>
          </table:table-cell>
          <table:table-cell table:formula="of:=((1-([.$P$2]/2)*[.S20])*[.T20]+([.$P$2]/2)*([.S21]+[.S20]+4))/(1+([.$P$2]/2)*[.S21])" office:value-type="float" office:value="1.44300347975006" calcext:value-type="float">
            <text:p>1,443003480</text:p>
          </table:table-cell>
          <table:table-cell/>
          <table:covered-table-cell table:number-columns-repeated="2"/>
          <table:table-cell table:formula="of:=[.X20]+1" office:value-type="float" office:value="19" calcext:value-type="float">
            <text:p>19</text:p>
          </table:table-cell>
          <table:table-cell table:formula="of:=[.Y20]+[.$V$2]" office:value-type="float" office:value="2.375" calcext:value-type="float">
            <text:p>2,375</text:p>
          </table:table-cell>
          <table:table-cell table:formula="of:=((1-([.$V$2]/2)*[.Y20])*[.Z20]+([.$V$2]/2)*([.Y21]+[.Y20]+4))/(1+([.$V$2]/2)*[.Y21])" office:value-type="float" office:value="2.1296892690209" calcext:value-type="float">
            <text:p>2,129689269</text:p>
          </table:table-cell>
        </table:table-row>
        <table:table-row table:style-name="ro1">
          <table:table-cell table:number-columns-repeated="9"/>
          <table:covered-table-cell table:number-columns-repeated="2" table:style-name="ce2"/>
          <table:table-cell table:style-name="ce2" table:formula="of:=[.L21]+1" office:value-type="float" office:value="20" calcext:value-type="float">
            <text:p>20</text:p>
          </table:table-cell>
          <table:table-cell table:style-name="ce2" table:formula="of:=[.M21]+[.$J$2]" office:value-type="float" office:value="10" calcext:value-type="float">
            <text:p>10</text:p>
          </table:table-cell>
          <table:table-cell table:style-name="ce4" table:formula="of:=((1-([.$J$2]/2)*[.M21])*[.N21]+([.$J$2]/2)*([.M22]+[.M21]+4))/(1+([.$J$2]/2)*[.M22])" office:value-type="float" office:value="1.2020603128693" calcext:value-type="float">
            <text:p>1,202060313</text:p>
          </table:table-cell>
          <table:table-cell/>
          <table:covered-table-cell table:number-columns-repeated="2"/>
          <table:table-cell table:formula="of:=[.R21]+1" office:value-type="float" office:value="20" calcext:value-type="float">
            <text:p>20</text:p>
          </table:table-cell>
          <table:table-cell table:formula="of:=[.S21]+[.$P$2]" office:value-type="float" office:value="5" calcext:value-type="float">
            <text:p>5</text:p>
          </table:table-cell>
          <table:table-cell table:formula="of:=((1-([.$P$2]/2)*[.S21])*[.T21]+([.$P$2]/2)*([.S22]+[.S21]+4))/(1+([.$P$2]/2)*[.S22])" office:value-type="float" office:value="1.41844317762982" calcext:value-type="float">
            <text:p>1,418443178</text:p>
          </table:table-cell>
          <table:table-cell/>
          <table:covered-table-cell table:number-columns-repeated="2"/>
          <table:table-cell table:formula="of:=[.X21]+1" office:value-type="float" office:value="20" calcext:value-type="float">
            <text:p>20</text:p>
          </table:table-cell>
          <table:table-cell table:formula="of:=[.Y21]+[.$V$2]" office:value-type="float" office:value="2.5" calcext:value-type="float">
            <text:p>2,5</text:p>
          </table:table-cell>
          <table:table-cell table:formula="of:=((1-([.$V$2]/2)*[.Y21])*[.Z21]+([.$V$2]/2)*([.Y22]+[.Y21]+4))/(1+([.$V$2]/2)*[.Y22])" office:value-type="float" office:value="2.0482170967789" calcext:value-type="float">
            <text:p>2,048217097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2]+1" office:value-type="float" office:value="21" calcext:value-type="float">
            <text:p>21</text:p>
          </table:table-cell>
          <table:table-cell table:formula="of:=[.S22]+[.$P$2]" office:value-type="float" office:value="5.25" calcext:value-type="float">
            <text:p>5,25</text:p>
          </table:table-cell>
          <table:table-cell table:formula="of:=((1-([.$P$2]/2)*[.S22])*[.T22]+([.$P$2]/2)*([.S23]+[.S22]+4))/(1+([.$P$2]/2)*[.S23])" office:value-type="float" office:value="1.39662864399166" calcext:value-type="float">
            <text:p>1,396628644</text:p>
          </table:table-cell>
          <table:table-cell/>
          <table:covered-table-cell table:number-columns-repeated="2"/>
          <table:table-cell table:formula="of:=[.X22]+1" office:value-type="float" office:value="21" calcext:value-type="float">
            <text:p>21</text:p>
          </table:table-cell>
          <table:table-cell table:formula="of:=[.Y22]+[.$V$2]" office:value-type="float" office:value="2.625" calcext:value-type="float">
            <text:p>2,625</text:p>
          </table:table-cell>
          <table:table-cell table:formula="of:=((1-([.$V$2]/2)*[.Y22])*[.Z22]+([.$V$2]/2)*([.Y23]+[.Y22]+4))/(1+([.$V$2]/2)*[.Y23])" office:value-type="float" office:value="1.97454662048404" calcext:value-type="float">
            <text:p>1,974546620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3]+1" office:value-type="float" office:value="22" calcext:value-type="float">
            <text:p>22</text:p>
          </table:table-cell>
          <table:table-cell table:formula="of:=[.S23]+[.$P$2]" office:value-type="float" office:value="5.5" calcext:value-type="float">
            <text:p>5,5</text:p>
          </table:table-cell>
          <table:table-cell table:formula="of:=((1-([.$P$2]/2)*[.S23])*[.T23]+([.$P$2]/2)*([.S24]+[.S23]+4))/(1+([.$P$2]/2)*[.S24])" office:value-type="float" office:value="1.37709102007237" calcext:value-type="float">
            <text:p>1,377091020</text:p>
          </table:table-cell>
          <table:table-cell/>
          <table:covered-table-cell table:number-columns-repeated="2"/>
          <table:table-cell table:formula="of:=[.X23]+1" office:value-type="float" office:value="22" calcext:value-type="float">
            <text:p>22</text:p>
          </table:table-cell>
          <table:table-cell table:formula="of:=[.Y23]+[.$V$2]" office:value-type="float" office:value="2.75" calcext:value-type="float">
            <text:p>2,75</text:p>
          </table:table-cell>
          <table:table-cell table:formula="of:=((1-([.$V$2]/2)*[.Y23])*[.Z23]+([.$V$2]/2)*([.Y24]+[.Y23]+4))/(1+([.$V$2]/2)*[.Y24])" office:value-type="float" office:value="1.90850992261195" calcext:value-type="float">
            <text:p>1,908509923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4]+1" office:value-type="float" office:value="23" calcext:value-type="float">
            <text:p>23</text:p>
          </table:table-cell>
          <table:table-cell table:formula="of:=[.S24]+[.$P$2]" office:value-type="float" office:value="5.75" calcext:value-type="float">
            <text:p>5,75</text:p>
          </table:table-cell>
          <table:table-cell table:formula="of:=((1-([.$P$2]/2)*[.S24])*[.T24]+([.$P$2]/2)*([.S25]+[.S24]+4))/(1+([.$P$2]/2)*[.S25])" office:value-type="float" office:value="1.35947109455861" calcext:value-type="float">
            <text:p>1,359471095</text:p>
          </table:table-cell>
          <table:table-cell/>
          <table:covered-table-cell table:number-columns-repeated="2"/>
          <table:table-cell table:formula="of:=[.X24]+1" office:value-type="float" office:value="23" calcext:value-type="float">
            <text:p>23</text:p>
          </table:table-cell>
          <table:table-cell table:formula="of:=[.Y24]+[.$V$2]" office:value-type="float" office:value="2.875" calcext:value-type="float">
            <text:p>2,875</text:p>
          </table:table-cell>
          <table:table-cell table:formula="of:=((1-([.$V$2]/2)*[.Y24])*[.Z24]+([.$V$2]/2)*([.Y25]+[.Y24]+4))/(1+([.$V$2]/2)*[.Y25])" office:value-type="float" office:value="1.8496824622309" calcext:value-type="float">
            <text:p>1,849682462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5]+1" office:value-type="float" office:value="24" calcext:value-type="float">
            <text:p>24</text:p>
          </table:table-cell>
          <table:table-cell table:formula="of:=[.S25]+[.$P$2]" office:value-type="float" office:value="6" calcext:value-type="float">
            <text:p>6</text:p>
          </table:table-cell>
          <table:table-cell table:formula="of:=((1-([.$P$2]/2)*[.S25])*[.T25]+([.$P$2]/2)*([.S26]+[.S25]+4))/(1+([.$P$2]/2)*[.S26])" office:value-type="float" office:value="1.34348642591121" calcext:value-type="float">
            <text:p>1,343486426</text:p>
          </table:table-cell>
          <table:table-cell/>
          <table:covered-table-cell table:number-columns-repeated="2"/>
          <table:table-cell table:formula="of:=[.X25]+1" office:value-type="float" office:value="24" calcext:value-type="float">
            <text:p>24</text:p>
          </table:table-cell>
          <table:table-cell table:formula="of:=[.Y25]+[.$V$2]" office:value-type="float" office:value="3" calcext:value-type="float">
            <text:p>3</text:p>
          </table:table-cell>
          <table:table-cell table:formula="of:=((1-([.$V$2]/2)*[.Y25])*[.Z25]+([.$V$2]/2)*([.Y26]+[.Y25]+4))/(1+([.$V$2]/2)*[.Y26])" office:value-type="float" office:value="1.79747801667266" calcext:value-type="float">
            <text:p>1,797478017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6]+1" office:value-type="float" office:value="25" calcext:value-type="float">
            <text:p>25</text:p>
          </table:table-cell>
          <table:table-cell table:formula="of:=[.S26]+[.$P$2]" office:value-type="float" office:value="6.25" calcext:value-type="float">
            <text:p>6,25</text:p>
          </table:table-cell>
          <table:table-cell table:formula="of:=((1-([.$P$2]/2)*[.S26])*[.T26]+([.$P$2]/2)*([.S27]+[.S26]+4))/(1+([.$P$2]/2)*[.S27])" office:value-type="float" office:value="1.32891037556649" calcext:value-type="float">
            <text:p>1,328910376</text:p>
          </table:table-cell>
          <table:table-cell/>
          <table:covered-table-cell table:number-columns-repeated="2"/>
          <table:table-cell table:formula="of:=[.X26]+1" office:value-type="float" office:value="25" calcext:value-type="float">
            <text:p>25</text:p>
          </table:table-cell>
          <table:table-cell table:formula="of:=[.Y26]+[.$V$2]" office:value-type="float" office:value="3.125" calcext:value-type="float">
            <text:p>3,125</text:p>
          </table:table-cell>
          <table:table-cell table:formula="of:=((1-([.$V$2]/2)*[.Y26])*[.Z26]+([.$V$2]/2)*([.Y27]+[.Y26]+4))/(1+([.$V$2]/2)*[.Y27])" office:value-type="float" office:value="1.75122688715005" calcext:value-type="float">
            <text:p>1,751226887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7]+1" office:value-type="float" office:value="26" calcext:value-type="float">
            <text:p>26</text:p>
          </table:table-cell>
          <table:table-cell table:formula="of:=[.S27]+[.$P$2]" office:value-type="float" office:value="6.5" calcext:value-type="float">
            <text:p>6,5</text:p>
          </table:table-cell>
          <table:table-cell table:formula="of:=((1-([.$P$2]/2)*[.S27])*[.T27]+([.$P$2]/2)*([.S28]+[.S27]+4))/(1+([.$P$2]/2)*[.S28])" office:value-type="float" office:value="1.31555814877527" calcext:value-type="float">
            <text:p>1,315558149</text:p>
          </table:table-cell>
          <table:table-cell/>
          <table:covered-table-cell table:number-columns-repeated="2"/>
          <table:table-cell table:formula="of:=[.X27]+1" office:value-type="float" office:value="26" calcext:value-type="float">
            <text:p>26</text:p>
          </table:table-cell>
          <table:table-cell table:formula="of:=[.Y27]+[.$V$2]" office:value-type="float" office:value="3.25" calcext:value-type="float">
            <text:p>3,25</text:p>
          </table:table-cell>
          <table:table-cell table:formula="of:=((1-([.$V$2]/2)*[.Y27])*[.Z27]+([.$V$2]/2)*([.Y28]+[.Y27]+4))/(1+([.$V$2]/2)*[.Y28])" office:value-type="float" office:value="1.71023616478217" calcext:value-type="float">
            <text:p>1,71023616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8]+1" office:value-type="float" office:value="27" calcext:value-type="float">
            <text:p>27</text:p>
          </table:table-cell>
          <table:table-cell table:formula="of:=[.S28]+[.$P$2]" office:value-type="float" office:value="6.75" calcext:value-type="float">
            <text:p>6,75</text:p>
          </table:table-cell>
          <table:table-cell table:formula="of:=((1-([.$P$2]/2)*[.S28])*[.T28]+([.$P$2]/2)*([.S29]+[.S28]+4))/(1+([.$P$2]/2)*[.S29])" office:value-type="float" office:value="1.30327709987545" calcext:value-type="float">
            <text:p>1,303277100</text:p>
          </table:table-cell>
          <table:table-cell/>
          <table:covered-table-cell table:number-columns-repeated="2"/>
          <table:table-cell table:formula="of:=[.X28]+1" office:value-type="float" office:value="27" calcext:value-type="float">
            <text:p>27</text:p>
          </table:table-cell>
          <table:table-cell table:formula="of:=[.Y28]+[.$V$2]" office:value-type="float" office:value="3.375" calcext:value-type="float">
            <text:p>3,375</text:p>
          </table:table-cell>
          <table:table-cell table:formula="of:=((1-([.$V$2]/2)*[.Y28])*[.Z28]+([.$V$2]/2)*([.Y29]+[.Y28]+4))/(1+([.$V$2]/2)*[.Y29])" office:value-type="float" office:value="1.67383283101795" calcext:value-type="float">
            <text:p>1,673832831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29]+1" office:value-type="float" office:value="28" calcext:value-type="float">
            <text:p>28</text:p>
          </table:table-cell>
          <table:table-cell table:formula="of:=[.S29]+[.$P$2]" office:value-type="float" office:value="7" calcext:value-type="float">
            <text:p>7</text:p>
          </table:table-cell>
          <table:table-cell table:formula="of:=((1-([.$P$2]/2)*[.S29])*[.T29]+([.$P$2]/2)*([.S30]+[.S29]+4))/(1+([.$P$2]/2)*[.S30])" office:value-type="float" office:value="1.29193975832295" calcext:value-type="float">
            <text:p>1,291939758</text:p>
          </table:table-cell>
          <table:table-cell/>
          <table:covered-table-cell table:number-columns-repeated="2"/>
          <table:table-cell table:formula="of:=[.X29]+1" office:value-type="float" office:value="28" calcext:value-type="float">
            <text:p>28</text:p>
          </table:table-cell>
          <table:table-cell table:formula="of:=[.Y29]+[.$V$2]" office:value-type="float" office:value="3.5" calcext:value-type="float">
            <text:p>3,5</text:p>
          </table:table-cell>
          <table:table-cell table:formula="of:=((1-([.$V$2]/2)*[.Y29])*[.Z29]+([.$V$2]/2)*([.Y30]+[.Y29]+4))/(1+([.$V$2]/2)*[.Y30])" office:value-type="float" office:value="1.64139176880008" calcext:value-type="float">
            <text:p>1,641391769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0]+1" office:value-type="float" office:value="29" calcext:value-type="float">
            <text:p>29</text:p>
          </table:table-cell>
          <table:table-cell table:formula="of:=[.S30]+[.$P$2]" office:value-type="float" office:value="7.25" calcext:value-type="float">
            <text:p>7,25</text:p>
          </table:table-cell>
          <table:table-cell table:formula="of:=((1-([.$P$2]/2)*[.S30])*[.T30]+([.$P$2]/2)*([.S31]+[.S30]+4))/(1+([.$P$2]/2)*[.S31])" office:value-type="float" office:value="1.28143867267692" calcext:value-type="float">
            <text:p>1,281438673</text:p>
          </table:table-cell>
          <table:table-cell/>
          <table:covered-table-cell table:number-columns-repeated="2"/>
          <table:table-cell table:formula="of:=[.X30]+1" office:value-type="float" office:value="29" calcext:value-type="float">
            <text:p>29</text:p>
          </table:table-cell>
          <table:table-cell table:formula="of:=[.Y30]+[.$V$2]" office:value-type="float" office:value="3.625" calcext:value-type="float">
            <text:p>3,625</text:p>
          </table:table-cell>
          <table:table-cell table:formula="of:=((1-([.$V$2]/2)*[.Y30])*[.Z30]+([.$V$2]/2)*([.Y31]+[.Y30]+4))/(1+([.$V$2]/2)*[.Y31])" office:value-type="float" office:value="1.61235144509559" calcext:value-type="float">
            <text:p>1,61235144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1]+1" office:value-type="float" office:value="30" calcext:value-type="float">
            <text:p>30</text:p>
          </table:table-cell>
          <table:table-cell table:formula="of:=[.S31]+[.$P$2]" office:value-type="float" office:value="7.5" calcext:value-type="float">
            <text:p>7,5</text:p>
          </table:table-cell>
          <table:table-cell table:formula="of:=((1-([.$P$2]/2)*[.S31])*[.T31]+([.$P$2]/2)*([.S32]+[.S31]+4))/(1+([.$P$2]/2)*[.S32])" office:value-type="float" office:value="1.27168251641985" calcext:value-type="float">
            <text:p>1,271682516</text:p>
          </table:table-cell>
          <table:table-cell/>
          <table:covered-table-cell table:number-columns-repeated="2"/>
          <table:table-cell table:formula="of:=[.X31]+1" office:value-type="float" office:value="30" calcext:value-type="float">
            <text:p>30</text:p>
          </table:table-cell>
          <table:table-cell table:formula="of:=[.Y31]+[.$V$2]" office:value-type="float" office:value="3.75" calcext:value-type="float">
            <text:p>3,75</text:p>
          </table:table-cell>
          <table:table-cell table:formula="of:=((1-([.$V$2]/2)*[.Y31])*[.Z31]+([.$V$2]/2)*([.Y32]+[.Y31]+4))/(1+([.$V$2]/2)*[.Y32])" office:value-type="float" office:value="1.58622020926876" calcext:value-type="float">
            <text:p>1,586220209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2]+1" office:value-type="float" office:value="31" calcext:value-type="float">
            <text:p>31</text:p>
          </table:table-cell>
          <table:table-cell table:formula="of:=[.S32]+[.$P$2]" office:value-type="float" office:value="7.75" calcext:value-type="float">
            <text:p>7,75</text:p>
          </table:table-cell>
          <table:table-cell table:formula="of:=((1-([.$P$2]/2)*[.S32])*[.T32]+([.$P$2]/2)*([.S33]+[.S32]+4))/(1+([.$P$2]/2)*[.S33])" office:value-type="float" office:value="1.26259309575936" calcext:value-type="float">
            <text:p>1,262593096</text:p>
          </table:table-cell>
          <table:table-cell/>
          <table:covered-table-cell table:number-columns-repeated="2"/>
          <table:table-cell table:formula="of:=[.X32]+1" office:value-type="float" office:value="31" calcext:value-type="float">
            <text:p>31</text:p>
          </table:table-cell>
          <table:table-cell table:formula="of:=[.Y32]+[.$V$2]" office:value-type="float" office:value="3.875" calcext:value-type="float">
            <text:p>3,875</text:p>
          </table:table-cell>
          <table:table-cell table:formula="of:=((1-([.$V$2]/2)*[.Y32])*[.Z32]+([.$V$2]/2)*([.Y33]+[.Y32]+4))/(1+([.$V$2]/2)*[.Y33])" office:value-type="float" office:value="1.56257597803986" calcext:value-type="float">
            <text:p>1,562575978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3]+1" office:value-type="float" office:value="32" calcext:value-type="float">
            <text:p>32</text:p>
          </table:table-cell>
          <table:table-cell table:formula="of:=[.S33]+[.$P$2]" office:value-type="float" office:value="8" calcext:value-type="float">
            <text:p>8</text:p>
          </table:table-cell>
          <table:table-cell table:formula="of:=((1-([.$P$2]/2)*[.S33])*[.T33]+([.$P$2]/2)*([.S34]+[.S33]+4))/(1+([.$P$2]/2)*[.S34])" office:value-type="float" office:value="1.25410301712124" calcext:value-type="float">
            <text:p>1,254103017</text:p>
          </table:table-cell>
          <table:table-cell/>
          <table:covered-table-cell table:number-columns-repeated="2"/>
          <table:table-cell table:formula="of:=[.X33]+1" office:value-type="float" office:value="32" calcext:value-type="float">
            <text:p>32</text:p>
          </table:table-cell>
          <table:table-cell table:formula="of:=[.Y33]+[.$V$2]" office:value-type="float" office:value="4" calcext:value-type="float">
            <text:p>4</text:p>
          </table:table-cell>
          <table:table-cell table:formula="of:=((1-([.$V$2]/2)*[.Y33])*[.Z33]+([.$V$2]/2)*([.Y34]+[.Y33]+4))/(1+([.$V$2]/2)*[.Y34])" office:value-type="float" office:value="1.54106168668667" calcext:value-type="float">
            <text:p>1,541061687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4]+1" office:value-type="float" office:value="33" calcext:value-type="float">
            <text:p>33</text:p>
          </table:table-cell>
          <table:table-cell table:formula="of:=[.S34]+[.$P$2]" office:value-type="float" office:value="8.25" calcext:value-type="float">
            <text:p>8,25</text:p>
          </table:table-cell>
          <table:table-cell table:formula="of:=((1-([.$P$2]/2)*[.S34])*[.T34]+([.$P$2]/2)*([.S35]+[.S34]+4))/(1+([.$P$2]/2)*[.S35])" office:value-type="float" office:value="1.24615384615385" calcext:value-type="float">
            <text:p>1,246153846</text:p>
          </table:table-cell>
          <table:table-cell/>
          <table:covered-table-cell table:number-columns-repeated="2"/>
          <table:table-cell table:formula="of:=[.X34]+1" office:value-type="float" office:value="33" calcext:value-type="float">
            <text:p>33</text:p>
          </table:table-cell>
          <table:table-cell table:formula="of:=[.Y34]+[.$V$2]" office:value-type="float" office:value="4.125" calcext:value-type="float">
            <text:p>4,125</text:p>
          </table:table-cell>
          <table:table-cell table:formula="of:=((1-([.$V$2]/2)*[.Y34])*[.Z34]+([.$V$2]/2)*([.Y35]+[.Y34]+4))/(1+([.$V$2]/2)*[.Y35])" office:value-type="float" office:value="1.52137839703056" calcext:value-type="float">
            <text:p>1,521378397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5]+1" office:value-type="float" office:value="34" calcext:value-type="float">
            <text:p>34</text:p>
          </table:table-cell>
          <table:table-cell table:formula="of:=[.S35]+[.$P$2]" office:value-type="float" office:value="8.5" calcext:value-type="float">
            <text:p>8,5</text:p>
          </table:table-cell>
          <table:table-cell table:formula="of:=((1-([.$P$2]/2)*[.S35])*[.T35]+([.$P$2]/2)*([.S36]+[.S35]+4))/(1+([.$P$2]/2)*[.S36])" office:value-type="float" office:value="1.23869463869464" calcext:value-type="float">
            <text:p>1,238694639</text:p>
          </table:table-cell>
          <table:table-cell/>
          <table:covered-table-cell table:number-columns-repeated="2"/>
          <table:table-cell table:formula="of:=[.X35]+1" office:value-type="float" office:value="34" calcext:value-type="float">
            <text:p>34</text:p>
          </table:table-cell>
          <table:table-cell table:formula="of:=[.Y35]+[.$V$2]" office:value-type="float" office:value="4.25" calcext:value-type="float">
            <text:p>4,25</text:p>
          </table:table-cell>
          <table:table-cell table:formula="of:=((1-([.$V$2]/2)*[.Y35])*[.Z35]+([.$V$2]/2)*([.Y36]+[.Y35]+4))/(1+([.$V$2]/2)*[.Y36])" office:value-type="float" office:value="1.50327745504878" calcext:value-type="float">
            <text:p>1,503277455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6]+1" office:value-type="float" office:value="35" calcext:value-type="float">
            <text:p>35</text:p>
          </table:table-cell>
          <table:table-cell table:formula="of:=[.S36]+[.$P$2]" office:value-type="float" office:value="8.75" calcext:value-type="float">
            <text:p>8,75</text:p>
          </table:table-cell>
          <table:table-cell table:formula="of:=((1-([.$P$2]/2)*[.S36])*[.T36]+([.$P$2]/2)*([.S37]+[.S36]+4))/(1+([.$P$2]/2)*[.S37])" office:value-type="float" office:value="1.23168075705389" calcext:value-type="float">
            <text:p>1,231680757</text:p>
          </table:table-cell>
          <table:table-cell/>
          <table:covered-table-cell table:number-columns-repeated="2"/>
          <table:table-cell table:formula="of:=[.X36]+1" office:value-type="float" office:value="35" calcext:value-type="float">
            <text:p>35</text:p>
          </table:table-cell>
          <table:table-cell table:formula="of:=[.Y36]+[.$V$2]" office:value-type="float" office:value="4.375" calcext:value-type="float">
            <text:p>4,375</text:p>
          </table:table-cell>
          <table:table-cell table:formula="of:=((1-([.$V$2]/2)*[.Y36])*[.Z36]+([.$V$2]/2)*([.Y37]+[.Y36]+4))/(1+([.$V$2]/2)*[.Y37])" office:value-type="float" office:value="1.48655264278887" calcext:value-type="float">
            <text:p>1,486552643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7]+1" office:value-type="float" office:value="36" calcext:value-type="float">
            <text:p>36</text:p>
          </table:table-cell>
          <table:table-cell table:formula="of:=[.S37]+[.$P$2]" office:value-type="float" office:value="9" calcext:value-type="float">
            <text:p>9</text:p>
          </table:table-cell>
          <table:table-cell table:formula="of:=((1-([.$P$2]/2)*[.S37])*[.T37]+([.$P$2]/2)*([.S38]+[.S37]+4))/(1+([.$P$2]/2)*[.S38])" office:value-type="float" office:value="1.22507290777703" calcext:value-type="float">
            <text:p>1,225072908</text:p>
          </table:table-cell>
          <table:table-cell/>
          <table:covered-table-cell table:number-columns-repeated="2"/>
          <table:table-cell table:formula="of:=[.X37]+1" office:value-type="float" office:value="36" calcext:value-type="float">
            <text:p>36</text:p>
          </table:table-cell>
          <table:table-cell table:formula="of:=[.Y37]+[.$V$2]" office:value-type="float" office:value="4.5" calcext:value-type="float">
            <text:p>4,5</text:p>
          </table:table-cell>
          <table:table-cell table:formula="of:=((1-([.$V$2]/2)*[.Y37])*[.Z37]+([.$V$2]/2)*([.Y38]+[.Y37]+4))/(1+([.$V$2]/2)*[.Y38])" office:value-type="float" office:value="1.47103290109369" calcext:value-type="float">
            <text:p>1,471032901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8]+1" office:value-type="float" office:value="37" calcext:value-type="float">
            <text:p>37</text:p>
          </table:table-cell>
          <table:table-cell table:formula="of:=[.S38]+[.$P$2]" office:value-type="float" office:value="9.25" calcext:value-type="float">
            <text:p>9,25</text:p>
          </table:table-cell>
          <table:table-cell table:formula="of:=((1-([.$P$2]/2)*[.S38])*[.T38]+([.$P$2]/2)*([.S39]+[.S38]+4))/(1+([.$P$2]/2)*[.S39])" office:value-type="float" office:value="1.21883635317235" calcext:value-type="float">
            <text:p>1,218836353</text:p>
          </table:table-cell>
          <table:table-cell/>
          <table:covered-table-cell table:number-columns-repeated="2"/>
          <table:table-cell table:formula="of:=[.X38]+1" office:value-type="float" office:value="37" calcext:value-type="float">
            <text:p>37</text:p>
          </table:table-cell>
          <table:table-cell table:formula="of:=[.Y38]+[.$V$2]" office:value-type="float" office:value="4.625" calcext:value-type="float">
            <text:p>4,625</text:p>
          </table:table-cell>
          <table:table-cell table:formula="of:=((1-([.$V$2]/2)*[.Y38])*[.Z38]+([.$V$2]/2)*([.Y39]+[.Y38]+4))/(1+([.$V$2]/2)*[.Y39])" office:value-type="float" office:value="1.45657592060981" calcext:value-type="float">
            <text:p>1,456575921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39]+1" office:value-type="float" office:value="38" calcext:value-type="float">
            <text:p>38</text:p>
          </table:table-cell>
          <table:table-cell table:formula="of:=[.S39]+[.$P$2]" office:value-type="float" office:value="9.5" calcext:value-type="float">
            <text:p>9,5</text:p>
          </table:table-cell>
          <table:table-cell table:formula="of:=((1-([.$P$2]/2)*[.S39])*[.T39]+([.$P$2]/2)*([.S40]+[.S39]+4))/(1+([.$P$2]/2)*[.S40])" office:value-type="float" office:value="1.21294026048769" calcext:value-type="float">
            <text:p>1,212940260</text:p>
          </table:table-cell>
          <table:table-cell/>
          <table:covered-table-cell table:number-columns-repeated="2"/>
          <table:table-cell table:formula="of:=[.X39]+1" office:value-type="float" office:value="38" calcext:value-type="float">
            <text:p>38</text:p>
          </table:table-cell>
          <table:table-cell table:formula="of:=[.Y39]+[.$V$2]" office:value-type="float" office:value="4.75" calcext:value-type="float">
            <text:p>4,75</text:p>
          </table:table-cell>
          <table:table-cell table:formula="of:=((1-([.$V$2]/2)*[.Y39])*[.Z39]+([.$V$2]/2)*([.Y40]+[.Y39]+4))/(1+([.$V$2]/2)*[.Y40])" office:value-type="float" office:value="1.44306270346683" calcext:value-type="float">
            <text:p>1,443062703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40]+1" office:value-type="float" office:value="39" calcext:value-type="float">
            <text:p>39</text:p>
          </table:table-cell>
          <table:table-cell table:formula="of:=[.S40]+[.$P$2]" office:value-type="float" office:value="9.75" calcext:value-type="float">
            <text:p>9,75</text:p>
          </table:table-cell>
          <table:table-cell table:formula="of:=((1-([.$P$2]/2)*[.S40])*[.T40]+([.$P$2]/2)*([.S41]+[.S40]+4))/(1+([.$P$2]/2)*[.S41])" office:value-type="float" office:value="1.20735716108555" calcext:value-type="float">
            <text:p>1,207357161</text:p>
          </table:table-cell>
          <table:table-cell/>
          <table:covered-table-cell table:number-columns-repeated="2"/>
          <table:table-cell table:formula="of:=[.X40]+1" office:value-type="float" office:value="39" calcext:value-type="float">
            <text:p>39</text:p>
          </table:table-cell>
          <table:table-cell table:formula="of:=[.Y40]+[.$V$2]" office:value-type="float" office:value="4.875" calcext:value-type="float">
            <text:p>4,875</text:p>
          </table:table-cell>
          <table:table-cell table:formula="of:=((1-([.$V$2]/2)*[.Y40])*[.Z40]+([.$V$2]/2)*([.Y41]+[.Y40]+4))/(1+([.$V$2]/2)*[.Y41])" office:value-type="float" office:value="1.43039307372464" calcext:value-type="float">
            <text:p>1,430393074</text:p>
          </table:table-cell>
        </table:table-row>
        <table:table-row table:style-name="ro1">
          <table:table-cell table:number-columns-repeated="15"/>
          <table:covered-table-cell table:number-columns-repeated="2"/>
          <table:table-cell table:formula="of:=[.R41]+1" office:value-type="float" office:value="40" calcext:value-type="float">
            <text:p>40</text:p>
          </table:table-cell>
          <table:table-cell table:formula="of:=[.S41]+[.$P$2]" office:value-type="float" office:value="10" calcext:value-type="float">
            <text:p>10</text:p>
          </table:table-cell>
          <table:table-cell table:formula="of:=((1-([.$P$2]/2)*[.S41])*[.T41]+([.$P$2]/2)*([.S42]+[.S41]+4))/(1+([.$P$2]/2)*[.S42])" office:value-type="float" office:value="1.20206249822779" calcext:value-type="float">
            <text:p>1,202062498</text:p>
          </table:table-cell>
          <table:table-cell/>
          <table:covered-table-cell table:number-columns-repeated="2"/>
          <table:table-cell table:formula="of:=[.X41]+1" office:value-type="float" office:value="40" calcext:value-type="float">
            <text:p>40</text:p>
          </table:table-cell>
          <table:table-cell table:formula="of:=[.Y41]+[.$V$2]" office:value-type="float" office:value="5" calcext:value-type="float">
            <text:p>5</text:p>
          </table:table-cell>
          <table:table-cell table:formula="of:=((1-([.$V$2]/2)*[.Y41])*[.Z41]+([.$V$2]/2)*([.Y42]+[.Y41]+4))/(1+([.$V$2]/2)*[.Y42])" office:value-type="float" office:value="1.41848204500888" calcext:value-type="float">
            <text:p>1,41848204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2]+1" office:value-type="float" office:value="41" calcext:value-type="float">
            <text:p>41</text:p>
          </table:table-cell>
          <table:table-cell table:formula="of:=[.Y42]+[.$V$2]" office:value-type="float" office:value="5.125" calcext:value-type="float">
            <text:p>5,125</text:p>
          </table:table-cell>
          <table:table-cell table:formula="of:=((1-([.$V$2]/2)*[.Y42])*[.Z42]+([.$V$2]/2)*([.Y43]+[.Y42]+4))/(1+([.$V$2]/2)*[.Y43])" office:value-type="float" office:value="1.40725692284486" calcext:value-type="float">
            <text:p>1,40725692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3]+1" office:value-type="float" office:value="42" calcext:value-type="float">
            <text:p>42</text:p>
          </table:table-cell>
          <table:table-cell table:formula="of:=[.Y43]+[.$V$2]" office:value-type="float" office:value="5.25" calcext:value-type="float">
            <text:p>5,25</text:p>
          </table:table-cell>
          <table:table-cell table:formula="of:=((1-([.$V$2]/2)*[.Y43])*[.Z43]+([.$V$2]/2)*([.Y44]+[.Y43]+4))/(1+([.$V$2]/2)*[.Y44])" office:value-type="float" office:value="1.3966550134559" calcext:value-type="float">
            <text:p>1,39665501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4]+1" office:value-type="float" office:value="43" calcext:value-type="float">
            <text:p>43</text:p>
          </table:table-cell>
          <table:table-cell table:formula="of:=[.Y44]+[.$V$2]" office:value-type="float" office:value="5.375" calcext:value-type="float">
            <text:p>5,375</text:p>
          </table:table-cell>
          <table:table-cell table:formula="of:=((1-([.$V$2]/2)*[.Y44])*[.Z44]+([.$V$2]/2)*([.Y45]+[.Y44]+4))/(1+([.$V$2]/2)*[.Y45])" office:value-type="float" office:value="1.38662181963279" calcext:value-type="float">
            <text:p>1,38662182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5]+1" office:value-type="float" office:value="44" calcext:value-type="float">
            <text:p>44</text:p>
          </table:table-cell>
          <table:table-cell table:formula="of:=[.Y45]+[.$V$2]" office:value-type="float" office:value="5.5" calcext:value-type="float">
            <text:p>5,5</text:p>
          </table:table-cell>
          <table:table-cell table:formula="of:=((1-([.$V$2]/2)*[.Y45])*[.Z45]+([.$V$2]/2)*([.Y46]+[.Y45]+4))/(1+([.$V$2]/2)*[.Y46])" office:value-type="float" office:value="1.37710962016737" calcext:value-type="float">
            <text:p>1,37710962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6]+1" office:value-type="float" office:value="45" calcext:value-type="float">
            <text:p>45</text:p>
          </table:table-cell>
          <table:table-cell table:formula="of:=[.Y46]+[.$V$2]" office:value-type="float" office:value="5.625" calcext:value-type="float">
            <text:p>5,625</text:p>
          </table:table-cell>
          <table:table-cell table:formula="of:=((1-([.$V$2]/2)*[.Y46])*[.Z46]+([.$V$2]/2)*([.Y47]+[.Y46]+4))/(1+([.$V$2]/2)*[.Y47])" office:value-type="float" office:value="1.3680763473645" calcext:value-type="float">
            <text:p>1,36807634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7]+1" office:value-type="float" office:value="46" calcext:value-type="float">
            <text:p>46</text:p>
          </table:table-cell>
          <table:table-cell table:formula="of:=[.Y47]+[.$V$2]" office:value-type="float" office:value="5.75" calcext:value-type="float">
            <text:p>5,75</text:p>
          </table:table-cell>
          <table:table-cell table:formula="of:=((1-([.$V$2]/2)*[.Y47])*[.Z47]+([.$V$2]/2)*([.Y48]+[.Y47]+4))/(1+([.$V$2]/2)*[.Y48])" office:value-type="float" office:value="1.35948469443249" calcext:value-type="float">
            <text:p>1,35948469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8]+1" office:value-type="float" office:value="47" calcext:value-type="float">
            <text:p>47</text:p>
          </table:table-cell>
          <table:table-cell table:formula="of:=[.Y48]+[.$V$2]" office:value-type="float" office:value="5.875" calcext:value-type="float">
            <text:p>5,875</text:p>
          </table:table-cell>
          <table:table-cell table:formula="of:=((1-([.$V$2]/2)*[.Y48])*[.Z48]+([.$V$2]/2)*([.Y49]+[.Y48]+4))/(1+([.$V$2]/2)*[.Y49])" office:value-type="float" office:value="1.35130139967694" calcext:value-type="float">
            <text:p>1,35130140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49]+1" office:value-type="float" office:value="48" calcext:value-type="float">
            <text:p>48</text:p>
          </table:table-cell>
          <table:table-cell table:formula="of:=[.Y49]+[.$V$2]" office:value-type="float" office:value="6" calcext:value-type="float">
            <text:p>6</text:p>
          </table:table-cell>
          <table:table-cell table:formula="of:=((1-([.$V$2]/2)*[.Y49])*[.Z49]+([.$V$2]/2)*([.Y50]+[.Y49]+4))/(1+([.$V$2]/2)*[.Y50])" office:value-type="float" office:value="1.34349666689677" calcext:value-type="float">
            <text:p>1,34349666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0]+1" office:value-type="float" office:value="49" calcext:value-type="float">
            <text:p>49</text:p>
          </table:table-cell>
          <table:table-cell table:formula="of:=[.Y50]+[.$V$2]" office:value-type="float" office:value="6.125" calcext:value-type="float">
            <text:p>6,125</text:p>
          </table:table-cell>
          <table:table-cell table:formula="of:=((1-([.$V$2]/2)*[.Y50])*[.Z50]+([.$V$2]/2)*([.Y51]+[.Y50]+4))/(1+([.$V$2]/2)*[.Y51])" office:value-type="float" office:value="1.33604369125278" calcext:value-type="float">
            <text:p>1,336043691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1]+1" office:value-type="float" office:value="50" calcext:value-type="float">
            <text:p>50</text:p>
          </table:table-cell>
          <table:table-cell table:formula="of:=[.Y51]+[.$V$2]" office:value-type="float" office:value="6.25" calcext:value-type="float">
            <text:p>6,25</text:p>
          </table:table-cell>
          <table:table-cell table:formula="of:=((1-([.$V$2]/2)*[.Y51])*[.Z51]+([.$V$2]/2)*([.Y52]+[.Y51]+4))/(1+([.$V$2]/2)*[.Y52])" office:value-type="float" office:value="1.32891826746612" calcext:value-type="float">
            <text:p>1,32891826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2]+1" office:value-type="float" office:value="51" calcext:value-type="float">
            <text:p>51</text:p>
          </table:table-cell>
          <table:table-cell table:formula="of:=[.Y52]+[.$V$2]" office:value-type="float" office:value="6.375" calcext:value-type="float">
            <text:p>6,375</text:p>
          </table:table-cell>
          <table:table-cell table:formula="of:=((1-([.$V$2]/2)*[.Y52])*[.Z52]+([.$V$2]/2)*([.Y53]+[.Y52]+4))/(1+([.$V$2]/2)*[.Y53])" office:value-type="float" office:value="1.3220984629182" calcext:value-type="float">
            <text:p>1,32209846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3]+1" office:value-type="float" office:value="52" calcext:value-type="float">
            <text:p>52</text:p>
          </table:table-cell>
          <table:table-cell table:formula="of:=[.Y53]+[.$V$2]" office:value-type="float" office:value="6.5" calcext:value-type="float">
            <text:p>6,5</text:p>
          </table:table-cell>
          <table:table-cell table:formula="of:=((1-([.$V$2]/2)*[.Y53])*[.Z53]+([.$V$2]/2)*([.Y54]+[.Y53]+4))/(1+([.$V$2]/2)*[.Y54])" office:value-type="float" office:value="1.31556434247056" calcext:value-type="float">
            <text:p>1,315564342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4]+1" office:value-type="float" office:value="53" calcext:value-type="float">
            <text:p>53</text:p>
          </table:table-cell>
          <table:table-cell table:formula="of:=[.Y54]+[.$V$2]" office:value-type="float" office:value="6.625" calcext:value-type="float">
            <text:p>6,625</text:p>
          </table:table-cell>
          <table:table-cell table:formula="of:=((1-([.$V$2]/2)*[.Y54])*[.Z54]+([.$V$2]/2)*([.Y55]+[.Y54]+4))/(1+([.$V$2]/2)*[.Y55])" office:value-type="float" office:value="1.30929773496002" calcext:value-type="float">
            <text:p>1,30929773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5]+1" office:value-type="float" office:value="54" calcext:value-type="float">
            <text:p>54</text:p>
          </table:table-cell>
          <table:table-cell table:formula="of:=[.Y55]+[.$V$2]" office:value-type="float" office:value="6.75" calcext:value-type="float">
            <text:p>6,75</text:p>
          </table:table-cell>
          <table:table-cell table:formula="of:=((1-([.$V$2]/2)*[.Y55])*[.Z55]+([.$V$2]/2)*([.Y56]+[.Y55]+4))/(1+([.$V$2]/2)*[.Y56])" office:value-type="float" office:value="1.30328203363737" calcext:value-type="float">
            <text:p>1,30328203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6]+1" office:value-type="float" office:value="55" calcext:value-type="float">
            <text:p>55</text:p>
          </table:table-cell>
          <table:table-cell table:formula="of:=[.Y56]+[.$V$2]" office:value-type="float" office:value="6.875" calcext:value-type="float">
            <text:p>6,875</text:p>
          </table:table-cell>
          <table:table-cell table:formula="of:=((1-([.$V$2]/2)*[.Y56])*[.Z56]+([.$V$2]/2)*([.Y57]+[.Y56]+4))/(1+([.$V$2]/2)*[.Y57])" office:value-type="float" office:value="1.29750202453096" calcext:value-type="float">
            <text:p>1,29750202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7]+1" office:value-type="float" office:value="56" calcext:value-type="float">
            <text:p>56</text:p>
          </table:table-cell>
          <table:table-cell table:formula="of:=[.Y57]+[.$V$2]" office:value-type="float" office:value="7" calcext:value-type="float">
            <text:p>7</text:p>
          </table:table-cell>
          <table:table-cell table:formula="of:=((1-([.$V$2]/2)*[.Y57])*[.Z57]+([.$V$2]/2)*([.Y58]+[.Y57]+4))/(1+([.$V$2]/2)*[.Y58])" office:value-type="float" office:value="1.29194373799326" calcext:value-type="float">
            <text:p>1,291943738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8]+1" office:value-type="float" office:value="57" calcext:value-type="float">
            <text:p>57</text:p>
          </table:table-cell>
          <table:table-cell table:formula="of:=[.Y58]+[.$V$2]" office:value-type="float" office:value="7.125" calcext:value-type="float">
            <text:p>7,125</text:p>
          </table:table-cell>
          <table:table-cell table:formula="of:=((1-([.$V$2]/2)*[.Y58])*[.Z58]+([.$V$2]/2)*([.Y59]+[.Y58]+4))/(1+([.$V$2]/2)*[.Y59])" office:value-type="float" office:value="1.28659431965143" calcext:value-type="float">
            <text:p>1,28659432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59]+1" office:value-type="float" office:value="58" calcext:value-type="float">
            <text:p>58</text:p>
          </table:table-cell>
          <table:table-cell table:formula="of:=[.Y59]+[.$V$2]" office:value-type="float" office:value="7.25" calcext:value-type="float">
            <text:p>7,25</text:p>
          </table:table-cell>
          <table:table-cell table:formula="of:=((1-([.$V$2]/2)*[.Y59])*[.Z59]+([.$V$2]/2)*([.Y60]+[.Y59]+4))/(1+([.$V$2]/2)*[.Y60])" office:value-type="float" office:value="1.28144191771641" calcext:value-type="float">
            <text:p>1,281441918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0]+1" office:value-type="float" office:value="59" calcext:value-type="float">
            <text:p>59</text:p>
          </table:table-cell>
          <table:table-cell table:formula="of:=[.Y60]+[.$V$2]" office:value-type="float" office:value="7.375" calcext:value-type="float">
            <text:p>7,375</text:p>
          </table:table-cell>
          <table:table-cell table:formula="of:=((1-([.$V$2]/2)*[.Y60])*[.Z60]+([.$V$2]/2)*([.Y61]+[.Y60]+4))/(1+([.$V$2]/2)*[.Y61])" office:value-type="float" office:value="1.27647558417192" calcext:value-type="float">
            <text:p>1,27647558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1]+1" office:value-type="float" office:value="60" calcext:value-type="float">
            <text:p>60</text:p>
          </table:table-cell>
          <table:table-cell table:formula="of:=[.Y61]+[.$V$2]" office:value-type="float" office:value="7.5" calcext:value-type="float">
            <text:p>7,5</text:p>
          </table:table-cell>
          <table:table-cell table:formula="of:=((1-([.$V$2]/2)*[.Y61])*[.Z61]+([.$V$2]/2)*([.Y62]+[.Y61]+4))/(1+([.$V$2]/2)*[.Y62])" office:value-type="float" office:value="1.27168518780778" calcext:value-type="float">
            <text:p>1,271685188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2]+1" office:value-type="float" office:value="61" calcext:value-type="float">
            <text:p>61</text:p>
          </table:table-cell>
          <table:table-cell table:formula="of:=[.Y62]+[.$V$2]" office:value-type="float" office:value="7.625" calcext:value-type="float">
            <text:p>7,625</text:p>
          </table:table-cell>
          <table:table-cell table:formula="of:=((1-([.$V$2]/2)*[.Y62])*[.Z62]+([.$V$2]/2)*([.Y63]+[.Y62]+4))/(1+([.$V$2]/2)*[.Y63])" office:value-type="float" office:value="1.26706133741232" calcext:value-type="float">
            <text:p>1,26706133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3]+1" office:value-type="float" office:value="62" calcext:value-type="float">
            <text:p>62</text:p>
          </table:table-cell>
          <table:table-cell table:formula="of:=[.Y63]+[.$V$2]" office:value-type="float" office:value="7.75" calcext:value-type="float">
            <text:p>7,75</text:p>
          </table:table-cell>
          <table:table-cell table:formula="of:=((1-([.$V$2]/2)*[.Y63])*[.Z63]+([.$V$2]/2)*([.Y64]+[.Y63]+4))/(1+([.$V$2]/2)*[.Y64])" office:value-type="float" office:value="1.26259531371908" calcext:value-type="float">
            <text:p>1,26259531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4]+1" office:value-type="float" office:value="63" calcext:value-type="float">
            <text:p>63</text:p>
          </table:table-cell>
          <table:table-cell table:formula="of:=[.Y64]+[.$V$2]" office:value-type="float" office:value="7.875" calcext:value-type="float">
            <text:p>7,875</text:p>
          </table:table-cell>
          <table:table-cell table:formula="of:=((1-([.$V$2]/2)*[.Y64])*[.Z64]+([.$V$2]/2)*([.Y65]+[.Y64]+4))/(1+([.$V$2]/2)*[.Y65])" office:value-type="float" office:value="1.25827900892911" calcext:value-type="float">
            <text:p>1,258279009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5]+1" office:value-type="float" office:value="64" calcext:value-type="float">
            <text:p>64</text:p>
          </table:table-cell>
          <table:table-cell table:formula="of:=[.Y65]+[.$V$2]" office:value-type="float" office:value="8" calcext:value-type="float">
            <text:p>8</text:p>
          </table:table-cell>
          <table:table-cell table:formula="of:=((1-([.$V$2]/2)*[.Y65])*[.Z65]+([.$V$2]/2)*([.Y66]+[.Y65]+4))/(1+([.$V$2]/2)*[.Y66])" office:value-type="float" office:value="1.25410487281454" calcext:value-type="float">
            <text:p>1,254104873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6]+1" office:value-type="float" office:value="65" calcext:value-type="float">
            <text:p>65</text:p>
          </table:table-cell>
          <table:table-cell table:formula="of:=[.Y66]+[.$V$2]" office:value-type="float" office:value="8.125" calcext:value-type="float">
            <text:p>8,125</text:p>
          </table:table-cell>
          <table:table-cell table:formula="of:=((1-([.$V$2]/2)*[.Y66])*[.Z66]+([.$V$2]/2)*([.Y67]+[.Y66]+4))/(1+([.$V$2]/2)*[.Y67])" office:value-type="float" office:value="1.25006586456026" calcext:value-type="float">
            <text:p>1,25006586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7]+1" office:value-type="float" office:value="66" calcext:value-type="float">
            <text:p>66</text:p>
          </table:table-cell>
          <table:table-cell table:formula="of:=[.Y67]+[.$V$2]" office:value-type="float" office:value="8.25" calcext:value-type="float">
            <text:p>8,25</text:p>
          </table:table-cell>
          <table:table-cell table:formula="of:=((1-([.$V$2]/2)*[.Y67])*[.Z67]+([.$V$2]/2)*([.Y68]+[.Y67]+4))/(1+([.$V$2]/2)*[.Y68])" office:value-type="float" office:value="1.24615540962524" calcext:value-type="float">
            <text:p>1,24615541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8]+1" office:value-type="float" office:value="67" calcext:value-type="float">
            <text:p>67</text:p>
          </table:table-cell>
          <table:table-cell table:formula="of:=[.Y68]+[.$V$2]" office:value-type="float" office:value="8.375" calcext:value-type="float">
            <text:p>8,375</text:p>
          </table:table-cell>
          <table:table-cell table:formula="of:=((1-([.$V$2]/2)*[.Y68])*[.Z68]+([.$V$2]/2)*([.Y69]+[.Y68]+4))/(1+([.$V$2]/2)*[.Y69])" office:value-type="float" office:value="1.24236736100905" calcext:value-type="float">
            <text:p>1,242367361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69]+1" office:value-type="float" office:value="68" calcext:value-type="float">
            <text:p>68</text:p>
          </table:table-cell>
          <table:table-cell table:formula="of:=[.Y69]+[.$V$2]" office:value-type="float" office:value="8.5" calcext:value-type="float">
            <text:p>8,5</text:p>
          </table:table-cell>
          <table:table-cell table:formula="of:=((1-([.$V$2]/2)*[.Y69])*[.Z69]+([.$V$2]/2)*([.Y70]+[.Y69]+4))/(1+([.$V$2]/2)*[.Y70])" office:value-type="float" office:value="1.23869596439567" calcext:value-type="float">
            <text:p>1,23869596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0]+1" office:value-type="float" office:value="69" calcext:value-type="float">
            <text:p>69</text:p>
          </table:table-cell>
          <table:table-cell table:formula="of:=[.Y70]+[.$V$2]" office:value-type="float" office:value="8.625" calcext:value-type="float">
            <text:p>8,625</text:p>
          </table:table-cell>
          <table:table-cell table:formula="of:=((1-([.$V$2]/2)*[.Y70])*[.Z70]+([.$V$2]/2)*([.Y71]+[.Y70]+4))/(1+([.$V$2]/2)*[.Y71])" office:value-type="float" office:value="1.23513582671949" calcext:value-type="float">
            <text:p>1,23513582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1]+1" office:value-type="float" office:value="70" calcext:value-type="float">
            <text:p>70</text:p>
          </table:table-cell>
          <table:table-cell table:formula="of:=[.Y71]+[.$V$2]" office:value-type="float" office:value="8.75" calcext:value-type="float">
            <text:p>8,75</text:p>
          </table:table-cell>
          <table:table-cell table:formula="of:=((1-([.$V$2]/2)*[.Y71])*[.Z71]+([.$V$2]/2)*([.Y72]+[.Y71]+4))/(1+([.$V$2]/2)*[.Y72])" office:value-type="float" office:value="1.23168188775985" calcext:value-type="float">
            <text:p>1,231681888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2]+1" office:value-type="float" office:value="71" calcext:value-type="float">
            <text:p>71</text:p>
          </table:table-cell>
          <table:table-cell table:formula="of:=[.Y72]+[.$V$2]" office:value-type="float" office:value="8.875" calcext:value-type="float">
            <text:p>8,875</text:p>
          </table:table-cell>
          <table:table-cell table:formula="of:=((1-([.$V$2]/2)*[.Y72])*[.Z72]+([.$V$2]/2)*([.Y73]+[.Y72]+4))/(1+([.$V$2]/2)*[.Y73])" office:value-type="float" office:value="1.22832939442247" calcext:value-type="float">
            <text:p>1,22832939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3]+1" office:value-type="float" office:value="72" calcext:value-type="float">
            <text:p>72</text:p>
          </table:table-cell>
          <table:table-cell table:formula="of:=[.Y73]+[.$V$2]" office:value-type="float" office:value="9" calcext:value-type="float">
            <text:p>9</text:p>
          </table:table-cell>
          <table:table-cell table:formula="of:=((1-([.$V$2]/2)*[.Y73])*[.Z73]+([.$V$2]/2)*([.Y74]+[.Y73]+4))/(1+([.$V$2]/2)*[.Y74])" office:value-type="float" office:value="1.2250738774104" calcext:value-type="float">
            <text:p>1,225073877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4]+1" office:value-type="float" office:value="73" calcext:value-type="float">
            <text:p>73</text:p>
          </table:table-cell>
          <table:table-cell table:formula="of:=[.Y74]+[.$V$2]" office:value-type="float" office:value="9.125" calcext:value-type="float">
            <text:p>9,125</text:p>
          </table:table-cell>
          <table:table-cell table:formula="of:=((1-([.$V$2]/2)*[.Y74])*[.Z74]+([.$V$2]/2)*([.Y75]+[.Y74]+4))/(1+([.$V$2]/2)*[.Y75])" office:value-type="float" office:value="1.22191113002479" calcext:value-type="float">
            <text:p>1,22191113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5]+1" office:value-type="float" office:value="74" calcext:value-type="float">
            <text:p>74</text:p>
          </table:table-cell>
          <table:table-cell table:formula="of:=[.Y75]+[.$V$2]" office:value-type="float" office:value="9.25" calcext:value-type="float">
            <text:p>9,25</text:p>
          </table:table-cell>
          <table:table-cell table:formula="of:=((1-([.$V$2]/2)*[.Y75])*[.Z75]+([.$V$2]/2)*([.Y76]+[.Y75]+4))/(1+([.$V$2]/2)*[.Y76])" office:value-type="float" office:value="1.21883718886814" calcext:value-type="float">
            <text:p>1,218837189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6]+1" office:value-type="float" office:value="75" calcext:value-type="float">
            <text:p>75</text:p>
          </table:table-cell>
          <table:table-cell table:formula="of:=[.Y76]+[.$V$2]" office:value-type="float" office:value="9.375" calcext:value-type="float">
            <text:p>9,375</text:p>
          </table:table-cell>
          <table:table-cell table:formula="of:=((1-([.$V$2]/2)*[.Y76])*[.Z76]+([.$V$2]/2)*([.Y77]+[.Y76]+4))/(1+([.$V$2]/2)*[.Y77])" office:value-type="float" office:value="1.21584831625064" calcext:value-type="float">
            <text:p>1,215848316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7]+1" office:value-type="float" office:value="76" calcext:value-type="float">
            <text:p>76</text:p>
          </table:table-cell>
          <table:table-cell table:formula="of:=[.Y77]+[.$V$2]" office:value-type="float" office:value="9.5" calcext:value-type="float">
            <text:p>9,5</text:p>
          </table:table-cell>
          <table:table-cell table:formula="of:=((1-([.$V$2]/2)*[.Y77])*[.Z77]+([.$V$2]/2)*([.Y78]+[.Y77]+4))/(1+([.$V$2]/2)*[.Y78])" office:value-type="float" office:value="1.21294098412394" calcext:value-type="float">
            <text:p>1,212940984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8]+1" office:value-type="float" office:value="77" calcext:value-type="float">
            <text:p>77</text:p>
          </table:table-cell>
          <table:table-cell table:formula="of:=[.Y78]+[.$V$2]" office:value-type="float" office:value="9.625" calcext:value-type="float">
            <text:p>9,625</text:p>
          </table:table-cell>
          <table:table-cell table:formula="of:=((1-([.$V$2]/2)*[.Y78])*[.Z78]+([.$V$2]/2)*([.Y79]+[.Y78]+4))/(1+([.$V$2]/2)*[.Y79])" office:value-type="float" office:value="1.21011185938754" calcext:value-type="float">
            <text:p>1,210111859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79]+1" office:value-type="float" office:value="78" calcext:value-type="float">
            <text:p>78</text:p>
          </table:table-cell>
          <table:table-cell table:formula="of:=[.Y79]+[.$V$2]" office:value-type="float" office:value="9.75" calcext:value-type="float">
            <text:p>9,75</text:p>
          </table:table-cell>
          <table:table-cell table:formula="of:=((1-([.$V$2]/2)*[.Y79])*[.Z79]+([.$V$2]/2)*([.Y80]+[.Y79]+4))/(1+([.$V$2]/2)*[.Y80])" office:value-type="float" office:value="1.20735779043089" calcext:value-type="float">
            <text:p>1,207357790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80]+1" office:value-type="float" office:value="79" calcext:value-type="float">
            <text:p>79</text:p>
          </table:table-cell>
          <table:table-cell table:formula="of:=[.Y80]+[.$V$2]" office:value-type="float" office:value="9.875" calcext:value-type="float">
            <text:p>9,875</text:p>
          </table:table-cell>
          <table:table-cell table:formula="of:=((1-([.$V$2]/2)*[.Y80])*[.Z80]+([.$V$2]/2)*([.Y81]+[.Y80]+4))/(1+([.$V$2]/2)*[.Y81])" office:value-type="float" office:value="1.20467579479007" calcext:value-type="float">
            <text:p>1,204675795</text:p>
          </table:table-cell>
        </table:table-row>
        <table:table-row table:style-name="ro1">
          <table:table-cell table:number-columns-repeated="15"/>
          <table:table-cell table:style-name="Default" table:number-columns-repeated="5"/>
          <table:table-cell/>
          <table:covered-table-cell table:number-columns-repeated="2"/>
          <table:table-cell table:formula="of:=[.X81]+1" office:value-type="float" office:value="80" calcext:value-type="float">
            <text:p>80</text:p>
          </table:table-cell>
          <table:table-cell table:formula="of:=[.Y81]+[.$V$2]" office:value-type="float" office:value="10" calcext:value-type="float">
            <text:p>10</text:p>
          </table:table-cell>
          <table:table-cell table:formula="of:=((1-([.$V$2]/2)*[.Y81])*[.Z81]+([.$V$2]/2)*([.Y82]+[.Y81]+4))/(1+([.$V$2]/2)*[.Y82])" office:value-type="float" office:value="1.20206304781112" calcext:value-type="float">
            <text:p>1,202063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 number:title="Definido pelo usuári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9P0" style:volatile="true">
      <number:number number:decimal-places="9" loext:min-decimal-places="9" number:min-integer-digits="1" number:grouping="true"/>
    </number:number-style>
    <number:number-style style:name="N109">
      <style:text-properties fo:color="#ff0000"/>
      <number:text>-</number:text>
      <number:number number:decimal-places="9" loext:min-decimal-places="9" number:min-integer-digits="1" number:grouping="true"/>
      <style:map style:condition="value()&gt;=0" style:apply-style-name="N109P0"/>
    </number:number-style>
    <number:number-style style:name="N110" number:title="Definido pelo usuário">
      <number:number number:decimal-places="9" loext:min-decimal-places="9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5:31:23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19-06-10T15:48:51.313000000</dc:date>
    <meta:editing-duration>PT11M13S</meta:editing-duration>
    <meta:editing-cycles>4</meta:editing-cycles>
    <meta:document-statistic meta:table-count="3" meta:cell-count="1482" meta:object-count="0"/>
  </office:meta>
</office:document-meta>
</file>